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25.8pt"/>
    </style:style>
    <style:style style:name="co3" style:family="table-column">
      <style:table-column-properties fo:break-before="auto" style:column-width="23.16pt"/>
    </style:style>
    <style:style style:name="co4" style:family="table-column">
      <style:table-column-properties fo:break-before="auto" style:column-width="129.6pt"/>
    </style:style>
    <style:style style:name="co5" style:family="table-column">
      <style:table-column-properties fo:break-before="auto" style:column-width="139.95pt"/>
    </style:style>
    <style:style style:name="co6" style:family="table-column">
      <style:table-column-properties fo:break-before="auto" style:column-width="159.51pt"/>
    </style:style>
    <style:style style:name="co7" style:family="table-column">
      <style:table-column-properties fo:break-before="auto" style:column-width="173.96pt"/>
    </style:style>
    <style:style style:name="co8" style:family="table-column">
      <style:table-column-properties fo:break-before="auto" style:column-width="162.6pt"/>
    </style:style>
    <style:style style:name="co9" style:family="table-column">
      <style:table-column-properties fo:break-before="auto" style:column-width="293.36pt"/>
    </style:style>
    <style:style style:name="co10" style:family="table-column">
      <style:table-column-properties fo:break-before="auto" style:column-width="69.11pt"/>
    </style:style>
    <style:style style:name="co11" style:family="table-column">
      <style:table-column-properties fo:break-before="auto" style:column-width="282.16pt"/>
    </style:style>
    <style:style style:name="co12" style:family="table-column">
      <style:table-column-properties fo:break-before="auto" style:column-width="288.7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95pt" fo:break-before="auto" style:use-optimal-row-height="true"/>
    </style:style>
    <style:style style:name="ro3" style:family="table-row">
      <style:table-row-properties style:row-height="12.81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2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pt"/>
    </style:style>
    <style:style style:name="ce3" style:family="table-cell" style:parent-style-name="Default">
      <style:table-cell-properties fo:border-bottom="none" fo:border-left="0.06pt solid #000000" fo:border-right="none" fo:border-top="none"/>
    </style:style>
    <style:style style:name="ce4" style:family="table-cell" style:parent-style-name="Default">
      <style:table-cell-properties fo:border-bottom="0.06pt solid #000000" fo:border-left="0.06pt solid #000000" fo:border-right="none" fo:border-top="none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8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pt"/>
    </style:style>
    <style:style style:name="ce9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pt"/>
    </style:style>
    <style:style style:name="ce10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pt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3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</style:style>
    <style:style style:name="ce14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0.06pt solid #000000" fo:border-top="none"/>
      <style:paragraph-properties fo:text-align="center" fo:margin-left="0pt"/>
    </style:style>
    <style:style style:name="ce15" style:family="table-cell" style:parent-style-name="Default" style:data-style-name="N2">
      <style:table-cell-properties fo:border-bottom="none" fo:background-color="#dddddd" fo:border-left="0.06pt solid #000000" fo:border-right="0.06pt solid #000000" fo:border-top="0.06pt solid #000000"/>
    </style:style>
    <style:style style:name="ce16" style:family="table-cell" style:parent-style-name="Default" style:data-style-name="N2">
      <style:table-cell-properties fo:border-bottom="none" fo:background-color="#dddddd" fo:border-left="0.06pt solid #000000" fo:border-right="0.06pt solid #000000" fo:border-top="none"/>
    </style:style>
    <style:style style:name="ce17" style:family="table-cell" style:parent-style-name="Default" style:data-style-name="N2">
      <style:table-cell-properties fo:border-bottom="0.06pt solid #000000" fo:background-color="#dddddd" fo:border-left="0.06pt solid #000000" fo:border-right="0.06pt solid #000000" fo:border-top="none"/>
    </style:style>
    <style:style style:name="ce18" style:family="table-cell" style:parent-style-name="Default" style:data-style-name="N2">
      <style:table-cell-properties fo:border-bottom="none" fo:background-color="#f2f2f2" fo:border-left="0.06pt solid #000000" fo:border-right="0.06pt solid #000000" fo:border-top="none"/>
    </style:style>
    <style:style style:name="ce19" style:family="table-cell" style:parent-style-name="Default" style:data-style-name="N2">
      <style:table-cell-properties fo:border-bottom="none" fo:background-color="#f2f2f2" fo:border-left="0.06pt solid #000000" fo:border-right="0.06pt solid #000000" fo:border-top="0.06pt solid #000000"/>
    </style:style>
    <style:style style:name="ce20" style:family="table-cell" style:parent-style-name="Default" style:data-style-name="N2">
      <style:table-cell-properties fo:border-bottom="0.06pt solid #000000" fo:background-color="#f2f2f2" fo:border-left="0.06pt solid #000000" fo:border-right="0.06pt solid #000000" fo:border-top="none"/>
    </style:style>
    <style:style style:name="ce21" style:family="table-cell" style:parent-style-name="Default">
      <style:table-cell-properties fo:border-bottom="0.06pt solid #000000" fo:background-color="#99cccc" style:text-align-source="fix" style:repeat-content="false" fo:wrap-option="wrap" fo:border-left="none" fo:border-right="none" fo:border-top="0.06pt solid #000000" style:vertical-align="middle"/>
      <style:paragraph-properties fo:text-align="center"/>
    </style:style>
    <style:style style:name="ce22" style:family="table-cell" style:parent-style-name="Default">
      <style:table-cell-properties fo:border-bottom="0.06pt solid #000000" fo:background-color="#99cccc" fo:wrap-option="wrap" fo:border-left="none" fo:border-right="none" fo:border-top="none"/>
    </style:style>
    <style:style style:name="ce23" style:family="table-cell" style:parent-style-name="Default" style:data-style-name="N2">
      <style:table-cell-properties fo:border-bottom="none" fo:background-color="#99cccc" fo:border-left="none" fo:border-right="none" fo:border-top="0.06pt solid #000000"/>
      <style:map style:condition="is-true-formula(ABS(['DIM aligned to ALS16'.E4] - ['DIM aligned to ALS16'.$D4]) &gt; 0.2)" style:apply-style-name="Untitled1" style:base-cell-address="'DIM aligned to ALS16'.E4"/>
    </style:style>
    <style:style style:name="ce24" style:family="table-cell" style:parent-style-name="Default" style:data-style-name="N2">
      <style:table-cell-properties fo:background-color="#99cccc"/>
      <style:map style:condition="is-true-formula(ABS(['DIM aligned to ALS16'.E4] - ['DIM aligned to ALS16'.$D4]) &gt; 0.2)" style:apply-style-name="Untitled1" style:base-cell-address="'DIM aligned to ALS16'.E4"/>
    </style:style>
    <style:style style:name="ce25" style:family="table-cell" style:parent-style-name="Default" style:data-style-name="N2">
      <style:table-cell-properties fo:border-bottom="0.06pt solid #000000" fo:background-color="#99cccc" fo:border-left="none" fo:border-right="none" fo:border-top="none"/>
    </style:style>
    <style:style style:name="ce26" style:family="table-cell" style:parent-style-name="Default" style:data-style-name="N2">
      <style:table-cell-properties fo:background-color="#b0cccc"/>
      <style:map style:condition="is-true-formula(ABS(['DIM aligned to ALS16'.E8] - ['DIM aligned to ALS16'.$D8]) &gt; 0.2)" style:apply-style-name="Untitled1" style:base-cell-address="'DIM aligned to ALS16'.E8"/>
    </style:style>
    <style:style style:name="ce27" style:family="table-cell" style:parent-style-name="Default" style:data-style-name="N2">
      <style:table-cell-properties fo:background-color="#b0cccc"/>
    </style:style>
    <style:style style:name="ce28" style:family="table-cell" style:parent-style-name="Default" style:data-style-name="N2">
      <style:table-cell-properties fo:border-bottom="none" fo:background-color="#99cccc" fo:border-left="none" fo:border-right="none" fo:border-top="0.06pt solid #000000"/>
      <style:map style:condition="is-true-formula(ABS(['DIM aligned to ALS16'.E12] - ['DIM aligned to ALS16'.$D12]) &gt; 0.2)" style:apply-style-name="Untitled1" style:base-cell-address="'DIM aligned to ALS16'.E12"/>
    </style:style>
    <style:style style:name="ce29" style:family="table-cell" style:parent-style-name="Default" style:data-style-name="N2">
      <style:table-cell-properties fo:background-color="#99cccc"/>
      <style:map style:condition="is-true-formula(ABS(['DIM aligned to ALS16'.E12] - ['DIM aligned to ALS16'.$D12]) &gt; 0.2)" style:apply-style-name="Untitled1" style:base-cell-address="'DIM aligned to ALS16'.E12"/>
    </style:style>
    <style:style style:name="ce30" style:family="table-cell" style:parent-style-name="Default" style:data-style-name="N2">
      <style:table-cell-properties fo:background-color="#b0cccc"/>
      <style:map style:condition="is-true-formula(ABS(['DIM aligned to ALS16'.E16] - ['DIM aligned to ALS16'.$D16]) &gt; 0.2)" style:apply-style-name="Untitled1" style:base-cell-address="'DIM aligned to ALS16'.E16"/>
    </style:style>
    <style:style style:name="ce31" style:family="table-cell" style:parent-style-name="Default" style:data-style-name="N2">
      <style:table-cell-properties fo:border-bottom="none" fo:background-color="#99cccc" fo:border-left="none" fo:border-right="none" fo:border-top="0.06pt solid #000000"/>
      <style:map style:condition="is-true-formula(ABS(['DIM aligned to ALS16'.E20] - ['DIM aligned to ALS16'.$D20]) &gt; 0.2)" style:apply-style-name="Untitled1" style:base-cell-address="'DIM aligned to ALS16'.E20"/>
    </style:style>
    <style:style style:name="ce32" style:family="table-cell" style:parent-style-name="Default" style:data-style-name="N2">
      <style:table-cell-properties fo:background-color="#99cccc"/>
      <style:map style:condition="is-true-formula(ABS(['DIM aligned to ALS16'.E20] - ['DIM aligned to ALS16'.$D20]) &gt; 0.2)" style:apply-style-name="Untitled1" style:base-cell-address="'DIM aligned to ALS16'.E20"/>
    </style:style>
    <style:style style:name="ce33" style:family="table-cell" style:parent-style-name="Default" style:data-style-name="N2">
      <style:table-cell-properties fo:background-color="#b0cccc"/>
      <style:map style:condition="is-true-formula(ABS(['DIM aligned to ALS16'.E24] - ['DIM aligned to ALS16'.$D24]) &gt; 0.2)" style:apply-style-name="Untitled1" style:base-cell-address="'DIM aligned to ALS16'.E24"/>
    </style:style>
    <style:style style:name="ce34" style:family="table-cell" style:parent-style-name="Default" style:data-style-name="N2">
      <style:table-cell-properties fo:border-bottom="none" fo:background-color="#99cccc" fo:border-left="none" fo:border-right="none" fo:border-top="0.06pt solid #000000"/>
      <style:map style:condition="is-true-formula(ABS(['DIM aligned to ALS16'.E28] - ['DIM aligned to ALS16'.$D28]) &gt; 0.2)" style:apply-style-name="Untitled1" style:base-cell-address="'DIM aligned to ALS16'.E28"/>
    </style:style>
    <style:style style:name="ce35" style:family="table-cell" style:parent-style-name="Default" style:data-style-name="N2">
      <style:table-cell-properties fo:background-color="#99cccc"/>
      <style:map style:condition="is-true-formula(ABS(['DIM aligned to ALS16'.E28] - ['DIM aligned to ALS16'.$D28]) &gt; 0.2)" style:apply-style-name="Untitled1" style:base-cell-address="'DIM aligned to ALS16'.E28"/>
    </style:style>
    <style:style style:name="ce36" style:family="table-cell" style:parent-style-name="Default" style:data-style-name="N2">
      <style:table-cell-properties fo:background-color="#b0cccc"/>
      <style:map style:condition="is-true-formula(ABS(['DIM aligned to ALS16'.E32] - ['DIM aligned to ALS16'.$D32]) &gt; 0.2)" style:apply-style-name="Untitled1" style:base-cell-address="'DIM aligned to ALS16'.E32"/>
    </style:style>
    <style:style style:name="ce37" style:family="table-cell" style:parent-style-name="Default" style:data-style-name="N2">
      <style:table-cell-properties fo:border-bottom="none" fo:background-color="#99cccc" fo:border-left="none" fo:border-right="none" fo:border-top="0.06pt solid #000000"/>
      <style:map style:condition="is-true-formula(ABS(['DIM aligned to ALS16'.E36] - ['DIM aligned to ALS16'.$D36]) &gt; 0.2)" style:apply-style-name="Untitled1" style:base-cell-address="'DIM aligned to ALS16'.E36"/>
    </style:style>
    <style:style style:name="ce38" style:family="table-cell" style:parent-style-name="Default" style:data-style-name="N2">
      <style:table-cell-properties fo:background-color="#99cccc"/>
      <style:map style:condition="is-true-formula(ABS(['DIM aligned to ALS16'.E36] - ['DIM aligned to ALS16'.$D36]) &gt; 0.2)" style:apply-style-name="Untitled1" style:base-cell-address="'DIM aligned to ALS16'.E36"/>
    </style:style>
    <style:style style:name="ce39" style:family="table-cell" style:parent-style-name="Default" style:data-style-name="N2">
      <style:table-cell-properties fo:background-color="#b0cccc"/>
      <style:map style:condition="is-true-formula(ABS(['DIM aligned to ALS16'.E40] - ['DIM aligned to ALS16'.$D40]) &gt; 0.2)" style:apply-style-name="Untitled1" style:base-cell-address="'DIM aligned to ALS16'.E40"/>
    </style:style>
    <style:style style:name="ce40" style:family="table-cell" style:parent-style-name="Default" style:data-style-name="N2">
      <style:table-cell-properties fo:border-bottom="none" fo:background-color="#99cccc" fo:border-left="none" fo:border-right="none" fo:border-top="0.06pt solid #000000"/>
      <style:map style:condition="is-true-formula(ABS(['DIM aligned to ALS16'.E44] - ['DIM aligned to ALS16'.$D44]) &gt; 0.2)" style:apply-style-name="Untitled1" style:base-cell-address="'DIM aligned to ALS16'.E44"/>
    </style:style>
    <style:style style:name="ce41" style:family="table-cell" style:parent-style-name="Default" style:data-style-name="N2">
      <style:table-cell-properties fo:background-color="#99cccc"/>
      <style:map style:condition="is-true-formula(ABS(['DIM aligned to ALS16'.E44] - ['DIM aligned to ALS16'.$D44]) &gt; 0.2)" style:apply-style-name="Untitled1" style:base-cell-address="'DIM aligned to ALS16'.E44"/>
    </style:style>
    <style:style style:name="ce42" style:family="table-cell" style:parent-style-name="Default" style:data-style-name="N2">
      <style:table-cell-properties fo:background-color="#b0cccc"/>
      <style:map style:condition="is-true-formula(ABS(['DIM aligned to ALS16'.E48] - ['DIM aligned to ALS16'.$D48]) &gt; 0.2)" style:apply-style-name="Untitled1" style:base-cell-address="'DIM aligned to ALS16'.E48"/>
    </style:style>
    <style:style style:name="ce43" style:family="table-cell" style:parent-style-name="Default" style:data-style-name="N2">
      <style:table-cell-properties fo:border-bottom="none" fo:background-color="#99cccc" fo:border-left="none" fo:border-right="none" fo:border-top="0.06pt solid #000000"/>
      <style:map style:condition="is-true-formula(ABS(['DIM aligned to ALS16'.E52] - ['DIM aligned to ALS16'.$D52]) &gt; 0.2)" style:apply-style-name="Untitled1" style:base-cell-address="'DIM aligned to ALS16'.E52"/>
    </style:style>
    <style:style style:name="ce44" style:family="table-cell" style:parent-style-name="Default" style:data-style-name="N2">
      <style:table-cell-properties fo:background-color="#99cccc"/>
      <style:map style:condition="is-true-formula(ABS(['DIM aligned to ALS16'.E52] - ['DIM aligned to ALS16'.$D52]) &gt; 0.2)" style:apply-style-name="Untitled1" style:base-cell-address="'DIM aligned to ALS16'.E52"/>
    </style:style>
    <style:style style:name="ce45" style:family="table-cell" style:parent-style-name="Default" style:data-style-name="N2">
      <style:table-cell-properties fo:background-color="#b0cccc"/>
      <style:map style:condition="is-true-formula(ABS(['DIM aligned to ALS16'.E56] - ['DIM aligned to ALS16'.$D56]) &gt; 0.2)" style:apply-style-name="Untitled1" style:base-cell-address="'DIM aligned to ALS16'.E56"/>
    </style:style>
    <style:style style:name="ce46" style:family="table-cell" style:parent-style-name="Default" style:data-style-name="N2">
      <style:table-cell-properties fo:border-bottom="none" fo:background-color="#99cccc" fo:border-left="none" fo:border-right="none" fo:border-top="0.06pt solid #000000"/>
      <style:map style:condition="is-true-formula(ABS(['DIM aligned to ALS16'.E60] - ['DIM aligned to ALS16'.$D60]) &gt; 0.2)" style:apply-style-name="Untitled1" style:base-cell-address="'DIM aligned to ALS16'.E60"/>
    </style:style>
    <style:style style:name="ce47" style:family="table-cell" style:parent-style-name="Default" style:data-style-name="N2">
      <style:table-cell-properties fo:background-color="#99cccc"/>
      <style:map style:condition="is-true-formula(ABS(['DIM aligned to ALS16'.E60] - ['DIM aligned to ALS16'.$D60]) &gt; 0.2)" style:apply-style-name="Untitled1" style:base-cell-address="'DIM aligned to ALS16'.E60"/>
    </style:style>
    <style:style style:name="ce48" style:family="table-cell" style:parent-style-name="Default" style:data-style-name="N2">
      <style:table-cell-properties fo:background-color="#b0cccc"/>
      <style:map style:condition="is-true-formula(ABS(['DIM aligned to ALS16'.E64] - ['DIM aligned to ALS16'.$D64]) &gt; 0.2)" style:apply-style-name="Untitled1" style:base-cell-address="'DIM aligned to ALS16'.E64"/>
    </style:style>
    <style:style style:name="ce49" style:family="table-cell" style:parent-style-name="Default" style:data-style-name="N2">
      <style:table-cell-properties fo:border-bottom="none" fo:background-color="#99cccc" fo:border-left="none" fo:border-right="none" fo:border-top="0.06pt solid #000000"/>
      <style:map style:condition="is-true-formula(ABS(['DIM aligned to ALS16'.F4] - ['DIM aligned to ALS16'.$D4]) &gt; 0.2)" style:apply-style-name="Untitled1" style:base-cell-address="'DIM aligned to ALS16'.F4"/>
    </style:style>
    <style:style style:name="ce50" style:family="table-cell" style:parent-style-name="Default" style:data-style-name="N2">
      <style:table-cell-properties fo:background-color="#99cccc"/>
      <style:map style:condition="is-true-formula(ABS(['DIM aligned to ALS16'.F4] - ['DIM aligned to ALS16'.$D4]) &gt; 0.2)" style:apply-style-name="Untitled1" style:base-cell-address="'DIM aligned to ALS16'.F4"/>
    </style:style>
    <style:style style:name="ce51" style:family="table-cell" style:parent-style-name="Default" style:data-style-name="N2">
      <style:table-cell-properties fo:background-color="#b0cccc"/>
      <style:map style:condition="is-true-formula(ABS(['DIM aligned to ALS16'.F8] - ['DIM aligned to ALS16'.$D8]) &gt; 0.2)" style:apply-style-name="Untitled1" style:base-cell-address="'DIM aligned to ALS16'.F8"/>
    </style:style>
    <style:style style:name="ce52" style:family="table-cell" style:parent-style-name="Default" style:data-style-name="N2">
      <style:table-cell-properties fo:border-bottom="none" fo:background-color="#99cccc" fo:border-left="none" fo:border-right="none" fo:border-top="0.06pt solid #000000"/>
      <style:map style:condition="is-true-formula(ABS(['DIM aligned to ALS16'.F12] - ['DIM aligned to ALS16'.$D12]) &gt; 0.2)" style:apply-style-name="Untitled1" style:base-cell-address="'DIM aligned to ALS16'.F12"/>
    </style:style>
    <style:style style:name="ce53" style:family="table-cell" style:parent-style-name="Default" style:data-style-name="N2">
      <style:table-cell-properties fo:background-color="#99cccc"/>
      <style:map style:condition="is-true-formula(ABS(['DIM aligned to ALS16'.F12] - ['DIM aligned to ALS16'.$D12]) &gt; 0.2)" style:apply-style-name="Untitled1" style:base-cell-address="'DIM aligned to ALS16'.F12"/>
    </style:style>
    <style:style style:name="ce54" style:family="table-cell" style:parent-style-name="Default" style:data-style-name="N2">
      <style:table-cell-properties fo:background-color="#b0cccc"/>
      <style:map style:condition="is-true-formula(ABS(['DIM aligned to ALS16'.F16] - ['DIM aligned to ALS16'.$D16]) &gt; 0.2)" style:apply-style-name="Untitled1" style:base-cell-address="'DIM aligned to ALS16'.F16"/>
    </style:style>
    <style:style style:name="ce55" style:family="table-cell" style:parent-style-name="Default" style:data-style-name="N2">
      <style:table-cell-properties fo:border-bottom="none" fo:background-color="#99cccc" fo:border-left="none" fo:border-right="none" fo:border-top="0.06pt solid #000000"/>
      <style:map style:condition="is-true-formula(ABS(['DIM aligned to ALS16'.F20] - ['DIM aligned to ALS16'.$D20]) &gt; 0.2)" style:apply-style-name="Untitled1" style:base-cell-address="'DIM aligned to ALS16'.F20"/>
    </style:style>
    <style:style style:name="ce56" style:family="table-cell" style:parent-style-name="Default" style:data-style-name="N2">
      <style:table-cell-properties fo:background-color="#99cccc"/>
      <style:map style:condition="is-true-formula(ABS(['DIM aligned to ALS16'.F20] - ['DIM aligned to ALS16'.$D20]) &gt; 0.2)" style:apply-style-name="Untitled1" style:base-cell-address="'DIM aligned to ALS16'.F20"/>
    </style:style>
    <style:style style:name="ce57" style:family="table-cell" style:parent-style-name="Default" style:data-style-name="N2">
      <style:table-cell-properties fo:background-color="#b0cccc"/>
      <style:map style:condition="is-true-formula(ABS(['DIM aligned to ALS16'.F24] - ['DIM aligned to ALS16'.$D24]) &gt; 0.2)" style:apply-style-name="Untitled1" style:base-cell-address="'DIM aligned to ALS16'.F24"/>
    </style:style>
    <style:style style:name="ce58" style:family="table-cell" style:parent-style-name="Default" style:data-style-name="N2">
      <style:table-cell-properties fo:border-bottom="none" fo:background-color="#99cccc" fo:border-left="none" fo:border-right="none" fo:border-top="0.06pt solid #000000"/>
      <style:map style:condition="is-true-formula(ABS(['DIM aligned to ALS16'.F28] - ['DIM aligned to ALS16'.$D28]) &gt; 0.2)" style:apply-style-name="Untitled1" style:base-cell-address="'DIM aligned to ALS16'.F28"/>
    </style:style>
    <style:style style:name="ce59" style:family="table-cell" style:parent-style-name="Default" style:data-style-name="N2">
      <style:table-cell-properties fo:background-color="#99cccc"/>
      <style:map style:condition="is-true-formula(ABS(['DIM aligned to ALS16'.F28] - ['DIM aligned to ALS16'.$D28]) &gt; 0.2)" style:apply-style-name="Untitled1" style:base-cell-address="'DIM aligned to ALS16'.F28"/>
    </style:style>
    <style:style style:name="ce60" style:family="table-cell" style:parent-style-name="Default" style:data-style-name="N2">
      <style:table-cell-properties fo:background-color="#b0cccc"/>
      <style:map style:condition="is-true-formula(ABS(['DIM aligned to ALS16'.F32] - ['DIM aligned to ALS16'.$D32]) &gt; 0.2)" style:apply-style-name="Untitled1" style:base-cell-address="'DIM aligned to ALS16'.F32"/>
    </style:style>
    <style:style style:name="ce61" style:family="table-cell" style:parent-style-name="Default" style:data-style-name="N2">
      <style:table-cell-properties fo:border-bottom="none" fo:background-color="#99cccc" fo:border-left="none" fo:border-right="none" fo:border-top="0.06pt solid #000000"/>
      <style:map style:condition="is-true-formula(ABS(['DIM aligned to ALS16'.F36] - ['DIM aligned to ALS16'.$D36]) &gt; 0.2)" style:apply-style-name="Untitled1" style:base-cell-address="'DIM aligned to ALS16'.F36"/>
    </style:style>
    <style:style style:name="ce62" style:family="table-cell" style:parent-style-name="Default" style:data-style-name="N2">
      <style:table-cell-properties fo:background-color="#99cccc"/>
      <style:map style:condition="is-true-formula(ABS(['DIM aligned to ALS16'.F36] - ['DIM aligned to ALS16'.$D36]) &gt; 0.2)" style:apply-style-name="Untitled1" style:base-cell-address="'DIM aligned to ALS16'.F36"/>
    </style:style>
    <style:style style:name="ce63" style:family="table-cell" style:parent-style-name="Default" style:data-style-name="N2">
      <style:table-cell-properties fo:background-color="#b0cccc"/>
      <style:map style:condition="is-true-formula(ABS(['DIM aligned to ALS16'.F40] - ['DIM aligned to ALS16'.$D40]) &gt; 0.2)" style:apply-style-name="Untitled1" style:base-cell-address="'DIM aligned to ALS16'.F40"/>
    </style:style>
    <style:style style:name="ce64" style:family="table-cell" style:parent-style-name="Default" style:data-style-name="N2">
      <style:table-cell-properties fo:border-bottom="none" fo:background-color="#99cccc" fo:border-left="none" fo:border-right="none" fo:border-top="0.06pt solid #000000"/>
      <style:map style:condition="is-true-formula(ABS(['DIM aligned to ALS16'.F44] - ['DIM aligned to ALS16'.$D44]) &gt; 0.2)" style:apply-style-name="Untitled1" style:base-cell-address="'DIM aligned to ALS16'.F44"/>
    </style:style>
    <style:style style:name="ce65" style:family="table-cell" style:parent-style-name="Default" style:data-style-name="N2">
      <style:table-cell-properties fo:background-color="#99cccc"/>
      <style:map style:condition="is-true-formula(ABS(['DIM aligned to ALS16'.F44] - ['DIM aligned to ALS16'.$D44]) &gt; 0.2)" style:apply-style-name="Untitled1" style:base-cell-address="'DIM aligned to ALS16'.F44"/>
    </style:style>
    <style:style style:name="ce66" style:family="table-cell" style:parent-style-name="Default" style:data-style-name="N2">
      <style:table-cell-properties fo:background-color="#b0cccc"/>
      <style:map style:condition="is-true-formula(ABS(['DIM aligned to ALS16'.F48] - ['DIM aligned to ALS16'.$D48]) &gt; 0.2)" style:apply-style-name="Untitled1" style:base-cell-address="'DIM aligned to ALS16'.F48"/>
    </style:style>
    <style:style style:name="ce67" style:family="table-cell" style:parent-style-name="Default" style:data-style-name="N2">
      <style:table-cell-properties fo:border-bottom="none" fo:background-color="#99cccc" fo:border-left="none" fo:border-right="none" fo:border-top="0.06pt solid #000000"/>
      <style:map style:condition="is-true-formula(ABS(['DIM aligned to ALS16'.F52] - ['DIM aligned to ALS16'.$D52]) &gt; 0.2)" style:apply-style-name="Untitled1" style:base-cell-address="'DIM aligned to ALS16'.F52"/>
    </style:style>
    <style:style style:name="ce68" style:family="table-cell" style:parent-style-name="Default" style:data-style-name="N2">
      <style:table-cell-properties fo:background-color="#99cccc"/>
      <style:map style:condition="is-true-formula(ABS(['DIM aligned to ALS16'.F52] - ['DIM aligned to ALS16'.$D52]) &gt; 0.2)" style:apply-style-name="Untitled1" style:base-cell-address="'DIM aligned to ALS16'.F52"/>
    </style:style>
    <style:style style:name="ce69" style:family="table-cell" style:parent-style-name="Default" style:data-style-name="N2">
      <style:table-cell-properties fo:background-color="#b0cccc"/>
      <style:map style:condition="is-true-formula(ABS(['DIM aligned to ALS16'.F56] - ['DIM aligned to ALS16'.$D56]) &gt; 0.2)" style:apply-style-name="Untitled1" style:base-cell-address="'DIM aligned to ALS16'.F56"/>
    </style:style>
    <style:style style:name="ce70" style:family="table-cell" style:parent-style-name="Default" style:data-style-name="N2">
      <style:table-cell-properties fo:border-bottom="none" fo:background-color="#99cccc" fo:border-left="none" fo:border-right="none" fo:border-top="0.06pt solid #000000"/>
      <style:map style:condition="is-true-formula(ABS(['DIM aligned to ALS16'.F60] - ['DIM aligned to ALS16'.$D60]) &gt; 0.2)" style:apply-style-name="Untitled1" style:base-cell-address="'DIM aligned to ALS16'.F60"/>
    </style:style>
    <style:style style:name="ce71" style:family="table-cell" style:parent-style-name="Default" style:data-style-name="N2">
      <style:table-cell-properties fo:background-color="#99cccc"/>
      <style:map style:condition="is-true-formula(ABS(['DIM aligned to ALS16'.F60] - ['DIM aligned to ALS16'.$D60]) &gt; 0.2)" style:apply-style-name="Untitled1" style:base-cell-address="'DIM aligned to ALS16'.F60"/>
    </style:style>
    <style:style style:name="ce72" style:family="table-cell" style:parent-style-name="Default" style:data-style-name="N2">
      <style:table-cell-properties fo:background-color="#b0cccc"/>
      <style:map style:condition="is-true-formula(ABS(['DIM aligned to ALS16'.F64] - ['DIM aligned to ALS16'.$D64]) &gt; 0.2)" style:apply-style-name="Untitled1" style:base-cell-address="'DIM aligned to ALS16'.F64"/>
    </style:style>
    <style:style style:name="ce73" style:family="table-cell" style:parent-style-name="Default">
      <style:table-cell-properties fo:background-color="#ff8331" style:text-align-source="fix" style:repeat-content="false" fo:wrap-option="wrap" fo:border="0.06pt solid #000000" style:vertical-align="middle"/>
      <style:paragraph-properties fo:text-align="center"/>
    </style:style>
    <style:style style:name="ce74" style:family="table-cell" style:parent-style-name="Default">
      <style:table-cell-properties fo:border-bottom="0.06pt solid #000000" fo:background-color="#ff8331" fo:wrap-option="wrap" fo:border-left="0.06pt solid #000000" fo:border-right="0.06pt solid #000000" fo:border-top="none"/>
    </style:style>
    <style:style style:name="ce75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map style:condition="is-true-formula(ABS(['DIM aligned to ALS16'.G4] - ['DIM aligned to ALS16'.$D4]) &gt; 0.2)" style:apply-style-name="Untitled1" style:base-cell-address="'DIM aligned to ALS16'.G4"/>
    </style:style>
    <style:style style:name="ce76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map style:condition="is-true-formula(ABS(['DIM aligned to ALS16'.G4] - ['DIM aligned to ALS16'.$D4]) &gt; 0.2)" style:apply-style-name="Untitled1" style:base-cell-address="'DIM aligned to ALS16'.G4"/>
    </style:style>
    <style:style style:name="ce77" style:family="table-cell" style:parent-style-name="Default" style:data-style-name="N2">
      <style:table-cell-properties fo:border-bottom="0.06pt solid #000000" fo:background-color="#ff8331" fo:border-left="0.06pt solid #000000" fo:border-right="0.06pt solid #000000" fo:border-top="none"/>
    </style:style>
    <style:style style:name="ce78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map style:condition="is-true-formula(ABS(['DIM aligned to ALS16'.G8] - ['DIM aligned to ALS16'.$D8]) &gt; 0.2)" style:apply-style-name="Untitled1" style:base-cell-address="'DIM aligned to ALS16'.G8"/>
    </style:style>
    <style:style style:name="ce79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</style:style>
    <style:style style:name="ce80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map style:condition="is-true-formula(ABS(['DIM aligned to ALS16'.G12] - ['DIM aligned to ALS16'.$D12]) &gt; 0.2)" style:apply-style-name="Untitled1" style:base-cell-address="'DIM aligned to ALS16'.G12"/>
    </style:style>
    <style:style style:name="ce81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map style:condition="is-true-formula(ABS(['DIM aligned to ALS16'.G12] - ['DIM aligned to ALS16'.$D12]) &gt; 0.2)" style:apply-style-name="Untitled1" style:base-cell-address="'DIM aligned to ALS16'.G12"/>
    </style:style>
    <style:style style:name="ce82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map style:condition="is-true-formula(ABS(['DIM aligned to ALS16'.G16] - ['DIM aligned to ALS16'.$D16]) &gt; 0.2)" style:apply-style-name="Untitled1" style:base-cell-address="'DIM aligned to ALS16'.G16"/>
    </style:style>
    <style:style style:name="ce83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map style:condition="is-true-formula(ABS(['DIM aligned to ALS16'.G20] - ['DIM aligned to ALS16'.$D20]) &gt; 0.2)" style:apply-style-name="Untitled1" style:base-cell-address="'DIM aligned to ALS16'.G20"/>
    </style:style>
    <style:style style:name="ce84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map style:condition="is-true-formula(ABS(['DIM aligned to ALS16'.G20] - ['DIM aligned to ALS16'.$D20]) &gt; 0.2)" style:apply-style-name="Untitled1" style:base-cell-address="'DIM aligned to ALS16'.G20"/>
    </style:style>
    <style:style style:name="ce85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map style:condition="is-true-formula(ABS(['DIM aligned to ALS16'.G24] - ['DIM aligned to ALS16'.$D24]) &gt; 0.2)" style:apply-style-name="Untitled1" style:base-cell-address="'DIM aligned to ALS16'.G24"/>
    </style:style>
    <style:style style:name="ce86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map style:condition="is-true-formula(ABS(['DIM aligned to ALS16'.G28] - ['DIM aligned to ALS16'.$D28]) &gt; 0.2)" style:apply-style-name="Untitled1" style:base-cell-address="'DIM aligned to ALS16'.G28"/>
    </style:style>
    <style:style style:name="ce87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map style:condition="is-true-formula(ABS(['DIM aligned to ALS16'.G28] - ['DIM aligned to ALS16'.$D28]) &gt; 0.2)" style:apply-style-name="Untitled1" style:base-cell-address="'DIM aligned to ALS16'.G28"/>
    </style:style>
    <style:style style:name="ce88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map style:condition="is-true-formula(ABS(['DIM aligned to ALS16'.G32] - ['DIM aligned to ALS16'.$D32]) &gt; 0.2)" style:apply-style-name="Untitled1" style:base-cell-address="'DIM aligned to ALS16'.G32"/>
    </style:style>
    <style:style style:name="ce89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map style:condition="is-true-formula(ABS(['DIM aligned to ALS16'.G36] - ['DIM aligned to ALS16'.$D36]) &gt; 0.2)" style:apply-style-name="Untitled1" style:base-cell-address="'DIM aligned to ALS16'.G36"/>
    </style:style>
    <style:style style:name="ce90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map style:condition="is-true-formula(ABS(['DIM aligned to ALS16'.G36] - ['DIM aligned to ALS16'.$D36]) &gt; 0.2)" style:apply-style-name="Untitled1" style:base-cell-address="'DIM aligned to ALS16'.G36"/>
    </style:style>
    <style:style style:name="ce91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map style:condition="is-true-formula(ABS(['DIM aligned to ALS16'.G40] - ['DIM aligned to ALS16'.$D40]) &gt; 0.2)" style:apply-style-name="Untitled1" style:base-cell-address="'DIM aligned to ALS16'.G40"/>
    </style:style>
    <style:style style:name="ce92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map style:condition="is-true-formula(ABS(['DIM aligned to ALS16'.G44] - ['DIM aligned to ALS16'.$D44]) &gt; 0.2)" style:apply-style-name="Untitled1" style:base-cell-address="'DIM aligned to ALS16'.G44"/>
    </style:style>
    <style:style style:name="ce93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map style:condition="is-true-formula(ABS(['DIM aligned to ALS16'.G44] - ['DIM aligned to ALS16'.$D44]) &gt; 0.2)" style:apply-style-name="Untitled1" style:base-cell-address="'DIM aligned to ALS16'.G44"/>
    </style:style>
    <style:style style:name="ce94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map style:condition="is-true-formula(ABS(['DIM aligned to ALS16'.G48] - ['DIM aligned to ALS16'.$D48]) &gt; 0.2)" style:apply-style-name="Untitled1" style:base-cell-address="'DIM aligned to ALS16'.G48"/>
    </style:style>
    <style:style style:name="ce95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map style:condition="is-true-formula(ABS(['DIM aligned to ALS16'.G52] - ['DIM aligned to ALS16'.$D52]) &gt; 0.2)" style:apply-style-name="Untitled1" style:base-cell-address="'DIM aligned to ALS16'.G52"/>
    </style:style>
    <style:style style:name="ce96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map style:condition="is-true-formula(ABS(['DIM aligned to ALS16'.G52] - ['DIM aligned to ALS16'.$D52]) &gt; 0.2)" style:apply-style-name="Untitled1" style:base-cell-address="'DIM aligned to ALS16'.G52"/>
    </style:style>
    <style:style style:name="ce97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map style:condition="is-true-formula(ABS(['DIM aligned to ALS16'.G56] - ['DIM aligned to ALS16'.$D56]) &gt; 0.2)" style:apply-style-name="Untitled1" style:base-cell-address="'DIM aligned to ALS16'.G56"/>
    </style:style>
    <style:style style:name="ce98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map style:condition="is-true-formula(ABS(['DIM aligned to ALS16'.G60] - ['DIM aligned to ALS16'.$D60]) &gt; 0.2)" style:apply-style-name="Untitled1" style:base-cell-address="'DIM aligned to ALS16'.G60"/>
    </style:style>
    <style:style style:name="ce99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map style:condition="is-true-formula(ABS(['DIM aligned to ALS16'.G60] - ['DIM aligned to ALS16'.$D60]) &gt; 0.2)" style:apply-style-name="Untitled1" style:base-cell-address="'DIM aligned to ALS16'.G60"/>
    </style:style>
    <style:style style:name="ce100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map style:condition="is-true-formula(ABS(['DIM aligned to ALS16'.G64] - ['DIM aligned to ALS16'.$D64]) &gt; 0.2)" style:apply-style-name="Untitled1" style:base-cell-address="'DIM aligned to ALS16'.G64"/>
    </style:style>
    <style:style style:name="ce101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map style:condition="is-true-formula(ABS(['DIM aligned to ALS16'.F64] - ['DIM aligned to ALS16'.$D64]) &gt; 0.2)" style:apply-style-name="Untitled1" style:base-cell-address="'DIM aligned to ALS16'.F64"/>
    </style:style>
    <style:style style:name="ce102" style:family="table-cell" style:parent-style-name="Default">
      <style:table-cell-properties fo:border-bottom="0.06pt solid #000000" fo:background-color="#ffcc00" style:text-align-source="fix" style:repeat-content="false" fo:wrap-option="wrap" fo:border-left="none" fo:border-right="none" fo:border-top="0.06pt solid #000000" style:vertical-align="middle"/>
      <style:paragraph-properties fo:text-align="center"/>
    </style:style>
    <style:style style:name="ce103" style:family="table-cell" style:parent-style-name="Default">
      <style:table-cell-properties fo:border-bottom="0.06pt solid #000000" fo:background-color="#ffcc00" fo:wrap-option="wrap" fo:border-left="none" fo:border-right="none" fo:border-top="none"/>
    </style:style>
    <style:style style:name="ce104" style:family="table-cell" style:parent-style-name="Default" style:data-style-name="N2">
      <style:table-cell-properties fo:border-bottom="none" fo:background-color="#ffcc00" fo:border-left="none" fo:border-right="none" fo:border-top="0.06pt solid #000000"/>
      <style:map style:condition="is-true-formula(ABS(['DIM aligned to ALS16'.F4] - ['DIM aligned to ALS16'.$D4]) &gt; 0.2)" style:apply-style-name="Untitled1" style:base-cell-address="'DIM aligned to ALS16'.F4"/>
    </style:style>
    <style:style style:name="ce105" style:family="table-cell" style:parent-style-name="Default" style:data-style-name="N2">
      <style:table-cell-properties fo:background-color="#ffcc00"/>
      <style:map style:condition="is-true-formula(ABS(['DIM aligned to ALS16'.F4] - ['DIM aligned to ALS16'.$D4]) &gt; 0.2)" style:apply-style-name="Untitled1" style:base-cell-address="'DIM aligned to ALS16'.F4"/>
    </style:style>
    <style:style style:name="ce106" style:family="table-cell" style:parent-style-name="Default" style:data-style-name="N2">
      <style:table-cell-properties fo:border-bottom="0.06pt solid #000000" fo:background-color="#ffcc00" fo:border-left="none" fo:border-right="none" fo:border-top="none"/>
    </style:style>
    <style:style style:name="ce107" style:family="table-cell" style:parent-style-name="Default" style:data-style-name="N2">
      <style:table-cell-properties fo:background-color="#ffdd54"/>
      <style:map style:condition="is-true-formula(ABS(['DIM aligned to ALS16'.F8] - ['DIM aligned to ALS16'.$D8]) &gt; 0.2)" style:apply-style-name="Untitled1" style:base-cell-address="'DIM aligned to ALS16'.F8"/>
    </style:style>
    <style:style style:name="ce108" style:family="table-cell" style:parent-style-name="Default" style:data-style-name="N2">
      <style:table-cell-properties fo:background-color="#ffdd54"/>
    </style:style>
    <style:style style:name="ce109" style:family="table-cell" style:parent-style-name="Default" style:data-style-name="N2">
      <style:table-cell-properties fo:border-bottom="none" fo:background-color="#ffcc00" fo:border-left="none" fo:border-right="none" fo:border-top="0.06pt solid #000000"/>
      <style:map style:condition="is-true-formula(ABS(['DIM aligned to ALS16'.F12] - ['DIM aligned to ALS16'.$D12]) &gt; 0.2)" style:apply-style-name="Untitled1" style:base-cell-address="'DIM aligned to ALS16'.F12"/>
    </style:style>
    <style:style style:name="ce110" style:family="table-cell" style:parent-style-name="Default" style:data-style-name="N2">
      <style:table-cell-properties fo:background-color="#ffcc00"/>
      <style:map style:condition="is-true-formula(ABS(['DIM aligned to ALS16'.F12] - ['DIM aligned to ALS16'.$D12]) &gt; 0.2)" style:apply-style-name="Untitled1" style:base-cell-address="'DIM aligned to ALS16'.F12"/>
    </style:style>
    <style:style style:name="ce111" style:family="table-cell" style:parent-style-name="Default" style:data-style-name="N2">
      <style:table-cell-properties fo:background-color="#ffdd54"/>
      <style:map style:condition="is-true-formula(ABS(['DIM aligned to ALS16'.F16] - ['DIM aligned to ALS16'.$D16]) &gt; 0.2)" style:apply-style-name="Untitled1" style:base-cell-address="'DIM aligned to ALS16'.F16"/>
    </style:style>
    <style:style style:name="ce112" style:family="table-cell" style:parent-style-name="Default" style:data-style-name="N2">
      <style:table-cell-properties fo:border-bottom="none" fo:background-color="#ffcc00" fo:border-left="none" fo:border-right="none" fo:border-top="0.06pt solid #000000"/>
      <style:map style:condition="is-true-formula(ABS(['DIM aligned to ALS16'.F20] - ['DIM aligned to ALS16'.$D20]) &gt; 0.2)" style:apply-style-name="Untitled1" style:base-cell-address="'DIM aligned to ALS16'.F20"/>
    </style:style>
    <style:style style:name="ce113" style:family="table-cell" style:parent-style-name="Default" style:data-style-name="N2">
      <style:table-cell-properties fo:background-color="#ffcc00"/>
      <style:map style:condition="is-true-formula(ABS(['DIM aligned to ALS16'.F20] - ['DIM aligned to ALS16'.$D20]) &gt; 0.2)" style:apply-style-name="Untitled1" style:base-cell-address="'DIM aligned to ALS16'.F20"/>
    </style:style>
    <style:style style:name="ce114" style:family="table-cell" style:parent-style-name="Default" style:data-style-name="N2">
      <style:table-cell-properties fo:background-color="#ffdd54"/>
      <style:map style:condition="is-true-formula(ABS(['DIM aligned to ALS16'.F24] - ['DIM aligned to ALS16'.$D24]) &gt; 0.2)" style:apply-style-name="Untitled1" style:base-cell-address="'DIM aligned to ALS16'.F24"/>
    </style:style>
    <style:style style:name="ce115" style:family="table-cell" style:parent-style-name="Default" style:data-style-name="N2">
      <style:table-cell-properties fo:border-bottom="none" fo:background-color="#ffcc00" fo:border-left="none" fo:border-right="none" fo:border-top="0.06pt solid #000000"/>
      <style:map style:condition="is-true-formula(ABS(['DIM aligned to ALS16'.F28] - ['DIM aligned to ALS16'.$D28]) &gt; 0.2)" style:apply-style-name="Untitled1" style:base-cell-address="'DIM aligned to ALS16'.F28"/>
    </style:style>
    <style:style style:name="ce116" style:family="table-cell" style:parent-style-name="Default" style:data-style-name="N2">
      <style:table-cell-properties fo:background-color="#ffcc00"/>
      <style:map style:condition="is-true-formula(ABS(['DIM aligned to ALS16'.F28] - ['DIM aligned to ALS16'.$D28]) &gt; 0.2)" style:apply-style-name="Untitled1" style:base-cell-address="'DIM aligned to ALS16'.F28"/>
    </style:style>
    <style:style style:name="ce117" style:family="table-cell" style:parent-style-name="Default" style:data-style-name="N2">
      <style:table-cell-properties fo:background-color="#ffdd54"/>
      <style:map style:condition="is-true-formula(ABS(['DIM aligned to ALS16'.F32] - ['DIM aligned to ALS16'.$D32]) &gt; 0.2)" style:apply-style-name="Untitled1" style:base-cell-address="'DIM aligned to ALS16'.F32"/>
    </style:style>
    <style:style style:name="ce118" style:family="table-cell" style:parent-style-name="Default" style:data-style-name="N2">
      <style:table-cell-properties fo:border-bottom="none" fo:background-color="#ffcc00" fo:border-left="none" fo:border-right="none" fo:border-top="0.06pt solid #000000"/>
      <style:map style:condition="is-true-formula(ABS(['DIM aligned to ALS16'.F36] - ['DIM aligned to ALS16'.$D36]) &gt; 0.2)" style:apply-style-name="Untitled1" style:base-cell-address="'DIM aligned to ALS16'.F36"/>
    </style:style>
    <style:style style:name="ce119" style:family="table-cell" style:parent-style-name="Default" style:data-style-name="N2">
      <style:table-cell-properties fo:background-color="#ffcc00"/>
      <style:map style:condition="is-true-formula(ABS(['DIM aligned to ALS16'.F36] - ['DIM aligned to ALS16'.$D36]) &gt; 0.2)" style:apply-style-name="Untitled1" style:base-cell-address="'DIM aligned to ALS16'.F36"/>
    </style:style>
    <style:style style:name="ce120" style:family="table-cell" style:parent-style-name="Default" style:data-style-name="N2">
      <style:table-cell-properties fo:background-color="#ffdd54"/>
      <style:map style:condition="is-true-formula(ABS(['DIM aligned to ALS16'.F40] - ['DIM aligned to ALS16'.$D40]) &gt; 0.2)" style:apply-style-name="Untitled1" style:base-cell-address="'DIM aligned to ALS16'.F40"/>
    </style:style>
    <style:style style:name="ce121" style:family="table-cell" style:parent-style-name="Default" style:data-style-name="N2">
      <style:table-cell-properties fo:border-bottom="none" fo:background-color="#ffcc00" fo:border-left="none" fo:border-right="none" fo:border-top="0.06pt solid #000000"/>
      <style:map style:condition="is-true-formula(ABS(['DIM aligned to ALS16'.F44] - ['DIM aligned to ALS16'.$D44]) &gt; 0.2)" style:apply-style-name="Untitled1" style:base-cell-address="'DIM aligned to ALS16'.F44"/>
    </style:style>
    <style:style style:name="ce122" style:family="table-cell" style:parent-style-name="Default" style:data-style-name="N2">
      <style:table-cell-properties fo:background-color="#ffcc00"/>
      <style:map style:condition="is-true-formula(ABS(['DIM aligned to ALS16'.F44] - ['DIM aligned to ALS16'.$D44]) &gt; 0.2)" style:apply-style-name="Untitled1" style:base-cell-address="'DIM aligned to ALS16'.F44"/>
    </style:style>
    <style:style style:name="ce123" style:family="table-cell" style:parent-style-name="Default" style:data-style-name="N2">
      <style:table-cell-properties fo:background-color="#ffdd54"/>
      <style:map style:condition="is-true-formula(ABS(['DIM aligned to ALS16'.F48] - ['DIM aligned to ALS16'.$D48]) &gt; 0.2)" style:apply-style-name="Untitled1" style:base-cell-address="'DIM aligned to ALS16'.F48"/>
    </style:style>
    <style:style style:name="ce124" style:family="table-cell" style:parent-style-name="Default" style:data-style-name="N2">
      <style:table-cell-properties fo:border-bottom="none" fo:background-color="#ffcc00" fo:border-left="none" fo:border-right="none" fo:border-top="0.06pt solid #000000"/>
      <style:map style:condition="is-true-formula(ABS(['DIM aligned to ALS16'.F52] - ['DIM aligned to ALS16'.$D52]) &gt; 0.2)" style:apply-style-name="Untitled1" style:base-cell-address="'DIM aligned to ALS16'.F52"/>
    </style:style>
    <style:style style:name="ce125" style:family="table-cell" style:parent-style-name="Default" style:data-style-name="N2">
      <style:table-cell-properties fo:background-color="#ffcc00"/>
      <style:map style:condition="is-true-formula(ABS(['DIM aligned to ALS16'.F52] - ['DIM aligned to ALS16'.$D52]) &gt; 0.2)" style:apply-style-name="Untitled1" style:base-cell-address="'DIM aligned to ALS16'.F52"/>
    </style:style>
    <style:style style:name="ce126" style:family="table-cell" style:parent-style-name="Default" style:data-style-name="N2">
      <style:table-cell-properties fo:background-color="#ffdd54"/>
      <style:map style:condition="is-true-formula(ABS(['DIM aligned to ALS16'.F56] - ['DIM aligned to ALS16'.$D56]) &gt; 0.2)" style:apply-style-name="Untitled1" style:base-cell-address="'DIM aligned to ALS16'.F56"/>
    </style:style>
    <style:style style:name="ce127" style:family="table-cell" style:parent-style-name="Default" style:data-style-name="N2">
      <style:table-cell-properties fo:border-bottom="none" fo:background-color="#ffcc00" fo:border-left="none" fo:border-right="none" fo:border-top="0.06pt solid #000000"/>
      <style:map style:condition="is-true-formula(ABS(['DIM aligned to ALS16'.F60] - ['DIM aligned to ALS16'.$D60]) &gt; 0.2)" style:apply-style-name="Untitled1" style:base-cell-address="'DIM aligned to ALS16'.F60"/>
    </style:style>
    <style:style style:name="ce128" style:family="table-cell" style:parent-style-name="Default" style:data-style-name="N2">
      <style:table-cell-properties fo:background-color="#ffcc00"/>
      <style:map style:condition="is-true-formula(ABS(['DIM aligned to ALS16'.F60] - ['DIM aligned to ALS16'.$D60]) &gt; 0.2)" style:apply-style-name="Untitled1" style:base-cell-address="'DIM aligned to ALS16'.F60"/>
    </style:style>
    <style:style style:name="ce129" style:family="table-cell" style:parent-style-name="Default" style:data-style-name="N2">
      <style:table-cell-properties fo:background-color="#ffdd54"/>
      <style:map style:condition="is-true-formula(ABS(['DIM aligned to ALS16'.F64] - ['DIM aligned to ALS16'.$D64]) &gt; 0.2)" style:apply-style-name="Untitled1" style:base-cell-address="'DIM aligned to ALS16'.F64"/>
    </style:style>
    <style:style style:name="ce130" style:family="table-cell" style:parent-style-name="Default">
      <style:table-cell-properties fo:background-color="#ffc266" style:text-align-source="fix" style:repeat-content="false" fo:wrap-option="wrap" fo:border="0.06pt solid #000000" style:vertical-align="middle"/>
      <style:paragraph-properties fo:text-align="center"/>
      <style:text-properties fo:font-style="normal" style:font-style-asian="normal" style:font-style-complex="normal"/>
    </style:style>
    <style:style style:name="ce131" style:family="table-cell" style:parent-style-name="Default">
      <style:table-cell-properties fo:border-bottom="0.06pt solid #000000" fo:background-color="#ffc266" style:text-align-source="fix" style:repeat-content="false" fo:wrap-option="wrap" fo:border-left="0.06pt solid #000000" fo:border-right="0.06pt solid #000000" fo:border-top="none" style:vertical-align="middle"/>
      <style:paragraph-properties fo:text-align="center"/>
    </style:style>
    <style:style style:name="ce132" style:family="table-cell" style:parent-style-name="Default" style:data-style-name="N2">
      <style:table-cell-properties fo:border-bottom="none" fo:background-color="#ffc266" fo:border-left="0.06pt solid #000000" fo:border-right="0.06pt solid #000000" fo:border-top="0.06pt solid #000000"/>
      <style:map style:condition="is-true-formula(ABS(['DIM aligned to ALS16'.F4] - ['DIM aligned to ALS16'.$D4]) &gt; 0.2)" style:apply-style-name="Untitled1" style:base-cell-address="'DIM aligned to ALS16'.F4"/>
    </style:style>
    <style:style style:name="ce133" style:family="table-cell" style:parent-style-name="Default" style:data-style-name="N2">
      <style:table-cell-properties fo:border-bottom="none" fo:background-color="#ffc266" fo:border-left="0.06pt solid #000000" fo:border-right="0.06pt solid #000000" fo:border-top="none"/>
      <style:map style:condition="is-true-formula(ABS(['DIM aligned to ALS16'.F4] - ['DIM aligned to ALS16'.$D4]) &gt; 0.2)" style:apply-style-name="Untitled1" style:base-cell-address="'DIM aligned to ALS16'.F4"/>
    </style:style>
    <style:style style:name="ce134" style:family="table-cell" style:parent-style-name="Default" style:data-style-name="N2">
      <style:table-cell-properties fo:border-bottom="0.06pt solid #000000" fo:background-color="#ffc266" fo:border-left="0.06pt solid #000000" fo:border-right="0.06pt solid #000000" fo:border-top="none"/>
    </style:style>
    <style:style style:name="ce135" style:family="table-cell" style:parent-style-name="Default" style:data-style-name="N2">
      <style:table-cell-properties fo:border-bottom="none" fo:background-color="#ffd28f" fo:border-left="0.06pt solid #000000" fo:border-right="0.06pt solid #000000" fo:border-top="none"/>
      <style:map style:condition="is-true-formula(ABS(['DIM aligned to ALS16'.F8] - ['DIM aligned to ALS16'.$D8]) &gt; 0.2)" style:apply-style-name="Untitled1" style:base-cell-address="'DIM aligned to ALS16'.F8"/>
    </style:style>
    <style:style style:name="ce136" style:family="table-cell" style:parent-style-name="Default" style:data-style-name="N2">
      <style:table-cell-properties fo:border-bottom="none" fo:background-color="#ffd28f" fo:border-left="0.06pt solid #000000" fo:border-right="0.06pt solid #000000" fo:border-top="none"/>
    </style:style>
    <style:style style:name="ce137" style:family="table-cell" style:parent-style-name="Default" style:data-style-name="N2">
      <style:table-cell-properties fo:border-bottom="none" fo:background-color="#ffc266" fo:border-left="0.06pt solid #000000" fo:border-right="0.06pt solid #000000" fo:border-top="0.06pt solid #000000"/>
      <style:map style:condition="is-true-formula(ABS(['DIM aligned to ALS16'.F12] - ['DIM aligned to ALS16'.$D12]) &gt; 0.2)" style:apply-style-name="Untitled1" style:base-cell-address="'DIM aligned to ALS16'.F12"/>
    </style:style>
    <style:style style:name="ce138" style:family="table-cell" style:parent-style-name="Default" style:data-style-name="N2">
      <style:table-cell-properties fo:border-bottom="none" fo:background-color="#ffc266" fo:border-left="0.06pt solid #000000" fo:border-right="0.06pt solid #000000" fo:border-top="none"/>
      <style:map style:condition="is-true-formula(ABS(['DIM aligned to ALS16'.F12] - ['DIM aligned to ALS16'.$D12]) &gt; 0.2)" style:apply-style-name="Untitled1" style:base-cell-address="'DIM aligned to ALS16'.F12"/>
    </style:style>
    <style:style style:name="ce139" style:family="table-cell" style:parent-style-name="Default" style:data-style-name="N2">
      <style:table-cell-properties fo:border-bottom="none" fo:background-color="#ffd28f" fo:border-left="0.06pt solid #000000" fo:border-right="0.06pt solid #000000" fo:border-top="none"/>
      <style:map style:condition="is-true-formula(ABS(['DIM aligned to ALS16'.F16] - ['DIM aligned to ALS16'.$D16]) &gt; 0.2)" style:apply-style-name="Untitled1" style:base-cell-address="'DIM aligned to ALS16'.F16"/>
    </style:style>
    <style:style style:name="ce140" style:family="table-cell" style:parent-style-name="Default" style:data-style-name="N2">
      <style:table-cell-properties fo:border-bottom="none" fo:background-color="#ffc266" fo:border-left="0.06pt solid #000000" fo:border-right="0.06pt solid #000000" fo:border-top="0.06pt solid #000000"/>
      <style:map style:condition="is-true-formula(ABS(['DIM aligned to ALS16'.F20] - ['DIM aligned to ALS16'.$D20]) &gt; 0.2)" style:apply-style-name="Untitled1" style:base-cell-address="'DIM aligned to ALS16'.F20"/>
    </style:style>
    <style:style style:name="ce141" style:family="table-cell" style:parent-style-name="Default" style:data-style-name="N2">
      <style:table-cell-properties fo:border-bottom="none" fo:background-color="#ffc266" fo:border-left="0.06pt solid #000000" fo:border-right="0.06pt solid #000000" fo:border-top="none"/>
      <style:map style:condition="is-true-formula(ABS(['DIM aligned to ALS16'.F20] - ['DIM aligned to ALS16'.$D20]) &gt; 0.2)" style:apply-style-name="Untitled1" style:base-cell-address="'DIM aligned to ALS16'.F20"/>
    </style:style>
    <style:style style:name="ce142" style:family="table-cell" style:parent-style-name="Default" style:data-style-name="N2">
      <style:table-cell-properties fo:border-bottom="none" fo:background-color="#ffd28f" fo:border-left="0.06pt solid #000000" fo:border-right="0.06pt solid #000000" fo:border-top="none"/>
      <style:map style:condition="is-true-formula(ABS(['DIM aligned to ALS16'.F24] - ['DIM aligned to ALS16'.$D24]) &gt; 0.2)" style:apply-style-name="Untitled1" style:base-cell-address="'DIM aligned to ALS16'.F24"/>
    </style:style>
    <style:style style:name="ce143" style:family="table-cell" style:parent-style-name="Default" style:data-style-name="N2">
      <style:table-cell-properties fo:border-bottom="none" fo:background-color="#ffc266" fo:border-left="0.06pt solid #000000" fo:border-right="0.06pt solid #000000" fo:border-top="0.06pt solid #000000"/>
      <style:map style:condition="is-true-formula(ABS(['DIM aligned to ALS16'.F28] - ['DIM aligned to ALS16'.$D28]) &gt; 0.2)" style:apply-style-name="Untitled1" style:base-cell-address="'DIM aligned to ALS16'.F28"/>
    </style:style>
    <style:style style:name="ce144" style:family="table-cell" style:parent-style-name="Default" style:data-style-name="N2">
      <style:table-cell-properties fo:border-bottom="none" fo:background-color="#ffc266" fo:border-left="0.06pt solid #000000" fo:border-right="0.06pt solid #000000" fo:border-top="none"/>
      <style:map style:condition="is-true-formula(ABS(['DIM aligned to ALS16'.F28] - ['DIM aligned to ALS16'.$D28]) &gt; 0.2)" style:apply-style-name="Untitled1" style:base-cell-address="'DIM aligned to ALS16'.F28"/>
    </style:style>
    <style:style style:name="ce145" style:family="table-cell" style:parent-style-name="Default" style:data-style-name="N2">
      <style:table-cell-properties fo:border-bottom="none" fo:background-color="#ffd28f" fo:border-left="0.06pt solid #000000" fo:border-right="0.06pt solid #000000" fo:border-top="none"/>
      <style:map style:condition="is-true-formula(ABS(['DIM aligned to ALS16'.F32] - ['DIM aligned to ALS16'.$D32]) &gt; 0.2)" style:apply-style-name="Untitled1" style:base-cell-address="'DIM aligned to ALS16'.F32"/>
    </style:style>
    <style:style style:name="ce146" style:family="table-cell" style:parent-style-name="Default" style:data-style-name="N2">
      <style:table-cell-properties fo:border-bottom="none" fo:background-color="#ffc266" fo:border-left="0.06pt solid #000000" fo:border-right="0.06pt solid #000000" fo:border-top="0.06pt solid #000000"/>
      <style:map style:condition="is-true-formula(ABS(['DIM aligned to ALS16'.F36] - ['DIM aligned to ALS16'.$D36]) &gt; 0.2)" style:apply-style-name="Untitled1" style:base-cell-address="'DIM aligned to ALS16'.F36"/>
    </style:style>
    <style:style style:name="ce147" style:family="table-cell" style:parent-style-name="Default" style:data-style-name="N2">
      <style:table-cell-properties fo:border-bottom="none" fo:background-color="#ffc266" fo:border-left="0.06pt solid #000000" fo:border-right="0.06pt solid #000000" fo:border-top="none"/>
      <style:map style:condition="is-true-formula(ABS(['DIM aligned to ALS16'.F36] - ['DIM aligned to ALS16'.$D36]) &gt; 0.2)" style:apply-style-name="Untitled1" style:base-cell-address="'DIM aligned to ALS16'.F36"/>
    </style:style>
    <style:style style:name="ce148" style:family="table-cell" style:parent-style-name="Default" style:data-style-name="N2">
      <style:table-cell-properties fo:border-bottom="none" fo:background-color="#ffd28f" fo:border-left="0.06pt solid #000000" fo:border-right="0.06pt solid #000000" fo:border-top="none"/>
      <style:map style:condition="is-true-formula(ABS(['DIM aligned to ALS16'.F40] - ['DIM aligned to ALS16'.$D40]) &gt; 0.2)" style:apply-style-name="Untitled1" style:base-cell-address="'DIM aligned to ALS16'.F40"/>
    </style:style>
    <style:style style:name="ce149" style:family="table-cell" style:parent-style-name="Default" style:data-style-name="N2">
      <style:table-cell-properties fo:border-bottom="none" fo:background-color="#ffc266" fo:border-left="0.06pt solid #000000" fo:border-right="0.06pt solid #000000" fo:border-top="0.06pt solid #000000"/>
      <style:map style:condition="is-true-formula(ABS(['DIM aligned to ALS16'.F44] - ['DIM aligned to ALS16'.$D44]) &gt; 0.2)" style:apply-style-name="Untitled1" style:base-cell-address="'DIM aligned to ALS16'.F44"/>
    </style:style>
    <style:style style:name="ce150" style:family="table-cell" style:parent-style-name="Default" style:data-style-name="N2">
      <style:table-cell-properties fo:border-bottom="none" fo:background-color="#ffc266" fo:border-left="0.06pt solid #000000" fo:border-right="0.06pt solid #000000" fo:border-top="none"/>
      <style:map style:condition="is-true-formula(ABS(['DIM aligned to ALS16'.F44] - ['DIM aligned to ALS16'.$D44]) &gt; 0.2)" style:apply-style-name="Untitled1" style:base-cell-address="'DIM aligned to ALS16'.F44"/>
    </style:style>
    <style:style style:name="ce151" style:family="table-cell" style:parent-style-name="Default" style:data-style-name="N2">
      <style:table-cell-properties fo:border-bottom="none" fo:background-color="#ffd28f" fo:border-left="0.06pt solid #000000" fo:border-right="0.06pt solid #000000" fo:border-top="none"/>
      <style:map style:condition="is-true-formula(ABS(['DIM aligned to ALS16'.F48] - ['DIM aligned to ALS16'.$D48]) &gt; 0.2)" style:apply-style-name="Untitled1" style:base-cell-address="'DIM aligned to ALS16'.F48"/>
    </style:style>
    <style:style style:name="ce152" style:family="table-cell" style:parent-style-name="Default" style:data-style-name="N2">
      <style:table-cell-properties fo:border-bottom="none" fo:background-color="#ffc266" fo:border-left="0.06pt solid #000000" fo:border-right="0.06pt solid #000000" fo:border-top="0.06pt solid #000000"/>
      <style:map style:condition="is-true-formula(ABS(['DIM aligned to ALS16'.F52] - ['DIM aligned to ALS16'.$D52]) &gt; 0.2)" style:apply-style-name="Untitled1" style:base-cell-address="'DIM aligned to ALS16'.F52"/>
    </style:style>
    <style:style style:name="ce153" style:family="table-cell" style:parent-style-name="Default" style:data-style-name="N2">
      <style:table-cell-properties fo:border-bottom="none" fo:background-color="#ffc266" fo:border-left="0.06pt solid #000000" fo:border-right="0.06pt solid #000000" fo:border-top="none"/>
      <style:map style:condition="is-true-formula(ABS(['DIM aligned to ALS16'.F52] - ['DIM aligned to ALS16'.$D52]) &gt; 0.2)" style:apply-style-name="Untitled1" style:base-cell-address="'DIM aligned to ALS16'.F52"/>
    </style:style>
    <style:style style:name="ce154" style:family="table-cell" style:parent-style-name="Default" style:data-style-name="N2">
      <style:table-cell-properties fo:border-bottom="none" fo:background-color="#ffd28f" fo:border-left="0.06pt solid #000000" fo:border-right="0.06pt solid #000000" fo:border-top="none"/>
      <style:map style:condition="is-true-formula(ABS(['DIM aligned to ALS16'.F56] - ['DIM aligned to ALS16'.$D56]) &gt; 0.2)" style:apply-style-name="Untitled1" style:base-cell-address="'DIM aligned to ALS16'.F56"/>
    </style:style>
    <style:style style:name="ce155" style:family="table-cell" style:parent-style-name="Default" style:data-style-name="N2">
      <style:table-cell-properties fo:border-bottom="none" fo:background-color="#ffc266" fo:border-left="0.06pt solid #000000" fo:border-right="0.06pt solid #000000" fo:border-top="0.06pt solid #000000"/>
      <style:map style:condition="is-true-formula(ABS(['DIM aligned to ALS16'.F60] - ['DIM aligned to ALS16'.$D60]) &gt; 0.2)" style:apply-style-name="Untitled1" style:base-cell-address="'DIM aligned to ALS16'.F60"/>
    </style:style>
    <style:style style:name="ce156" style:family="table-cell" style:parent-style-name="Default" style:data-style-name="N2">
      <style:table-cell-properties fo:border-bottom="none" fo:background-color="#ffc266" fo:border-left="0.06pt solid #000000" fo:border-right="0.06pt solid #000000" fo:border-top="none"/>
      <style:map style:condition="is-true-formula(ABS(['DIM aligned to ALS16'.F60] - ['DIM aligned to ALS16'.$D60]) &gt; 0.2)" style:apply-style-name="Untitled1" style:base-cell-address="'DIM aligned to ALS16'.F60"/>
    </style:style>
    <style:style style:name="ce157" style:family="table-cell" style:parent-style-name="Default" style:data-style-name="N2">
      <style:table-cell-properties fo:border-bottom="none" fo:background-color="#ffd28f" fo:border-left="0.06pt solid #000000" fo:border-right="0.06pt solid #000000" fo:border-top="none"/>
      <style:map style:condition="is-true-formula(ABS(['DIM aligned to ALS16'.F64] - ['DIM aligned to ALS16'.$D64]) &gt; 0.2)" style:apply-style-name="Untitled1" style:base-cell-address="'DIM aligned to ALS16'.F64"/>
    </style:style>
    <style:style style:name="ce158" style:family="table-cell" style:parent-style-name="Default" style:data-style-name="N2">
      <style:table-cell-properties fo:border-bottom="none" fo:background-color="#ffc266" fo:border-left="0.06pt solid #000000" fo:border-right="0.06pt solid #000000" fo:border-top="0.06pt solid #000000"/>
      <style:map style:condition="is-true-formula(ABS(['DIM aligned to ALS16'.J4] - ['DIM aligned to ALS16'.$D4]) &gt; 0.2)" style:apply-style-name="Untitled1" style:base-cell-address="'DIM aligned to ALS16'.J4"/>
    </style:style>
    <style:style style:name="ce159" style:family="table-cell" style:parent-style-name="Default" style:data-style-name="N2">
      <style:table-cell-properties fo:border-bottom="none" fo:background-color="#ffc266" fo:border-left="0.06pt solid #000000" fo:border-right="0.06pt solid #000000" fo:border-top="none"/>
      <style:map style:condition="is-true-formula(ABS(['DIM aligned to ALS16'.J4] - ['DIM aligned to ALS16'.$D4]) &gt; 0.2)" style:apply-style-name="Untitled1" style:base-cell-address="'DIM aligned to ALS16'.J4"/>
    </style:style>
    <style:style style:name="ce160" style:family="table-cell" style:parent-style-name="Default" style:data-style-name="N2">
      <style:table-cell-properties fo:border-bottom="none" fo:background-color="#ffd28f" fo:border-left="0.06pt solid #000000" fo:border-right="0.06pt solid #000000" fo:border-top="none"/>
      <style:map style:condition="is-true-formula(ABS(['DIM aligned to ALS16'.J8] - ['DIM aligned to ALS16'.$D8]) &gt; 0.2)" style:apply-style-name="Untitled1" style:base-cell-address="'DIM aligned to ALS16'.J8"/>
    </style:style>
    <style:style style:name="ce161" style:family="table-cell" style:parent-style-name="Default" style:data-style-name="N2">
      <style:table-cell-properties fo:border-bottom="none" fo:background-color="#ffc266" fo:border-left="0.06pt solid #000000" fo:border-right="0.06pt solid #000000" fo:border-top="0.06pt solid #000000"/>
      <style:map style:condition="is-true-formula(ABS(['DIM aligned to ALS16'.J12] - ['DIM aligned to ALS16'.$D12]) &gt; 0.2)" style:apply-style-name="Untitled1" style:base-cell-address="'DIM aligned to ALS16'.J12"/>
    </style:style>
    <style:style style:name="ce162" style:family="table-cell" style:parent-style-name="Default" style:data-style-name="N2">
      <style:table-cell-properties fo:border-bottom="none" fo:background-color="#ffc266" fo:border-left="0.06pt solid #000000" fo:border-right="0.06pt solid #000000" fo:border-top="none"/>
      <style:map style:condition="is-true-formula(ABS(['DIM aligned to ALS16'.J12] - ['DIM aligned to ALS16'.$D12]) &gt; 0.2)" style:apply-style-name="Untitled1" style:base-cell-address="'DIM aligned to ALS16'.J12"/>
    </style:style>
    <style:style style:name="ce163" style:family="table-cell" style:parent-style-name="Default" style:data-style-name="N2">
      <style:table-cell-properties fo:border-bottom="none" fo:background-color="#ffd28f" fo:border-left="0.06pt solid #000000" fo:border-right="0.06pt solid #000000" fo:border-top="none"/>
      <style:map style:condition="is-true-formula(ABS(['DIM aligned to ALS16'.J16] - ['DIM aligned to ALS16'.$D16]) &gt; 0.2)" style:apply-style-name="Untitled1" style:base-cell-address="'DIM aligned to ALS16'.J16"/>
    </style:style>
    <style:style style:name="ce164" style:family="table-cell" style:parent-style-name="Default" style:data-style-name="N2">
      <style:table-cell-properties fo:border-bottom="none" fo:background-color="#ffc266" fo:border-left="0.06pt solid #000000" fo:border-right="0.06pt solid #000000" fo:border-top="0.06pt solid #000000"/>
      <style:map style:condition="is-true-formula(ABS(['DIM aligned to ALS16'.J20] - ['DIM aligned to ALS16'.$D20]) &gt; 0.2)" style:apply-style-name="Untitled1" style:base-cell-address="'DIM aligned to ALS16'.J20"/>
    </style:style>
    <style:style style:name="ce165" style:family="table-cell" style:parent-style-name="Default" style:data-style-name="N2">
      <style:table-cell-properties fo:border-bottom="none" fo:background-color="#ffc266" fo:border-left="0.06pt solid #000000" fo:border-right="0.06pt solid #000000" fo:border-top="none"/>
      <style:map style:condition="is-true-formula(ABS(['DIM aligned to ALS16'.J20] - ['DIM aligned to ALS16'.$D20]) &gt; 0.2)" style:apply-style-name="Untitled1" style:base-cell-address="'DIM aligned to ALS16'.J20"/>
    </style:style>
    <style:style style:name="ce166" style:family="table-cell" style:parent-style-name="Default" style:data-style-name="N2">
      <style:table-cell-properties fo:border-bottom="none" fo:background-color="#ffd28f" fo:border-left="0.06pt solid #000000" fo:border-right="0.06pt solid #000000" fo:border-top="none"/>
      <style:map style:condition="is-true-formula(ABS(['DIM aligned to ALS16'.J24] - ['DIM aligned to ALS16'.$D24]) &gt; 0.2)" style:apply-style-name="Untitled1" style:base-cell-address="'DIM aligned to ALS16'.J24"/>
    </style:style>
    <style:style style:name="ce167" style:family="table-cell" style:parent-style-name="Default" style:data-style-name="N2">
      <style:table-cell-properties fo:border-bottom="none" fo:background-color="#ffc266" fo:border-left="0.06pt solid #000000" fo:border-right="0.06pt solid #000000" fo:border-top="0.06pt solid #000000"/>
      <style:map style:condition="is-true-formula(ABS(['DIM aligned to ALS16'.J28] - ['DIM aligned to ALS16'.$D28]) &gt; 0.2)" style:apply-style-name="Untitled1" style:base-cell-address="'DIM aligned to ALS16'.J28"/>
    </style:style>
    <style:style style:name="ce168" style:family="table-cell" style:parent-style-name="Default" style:data-style-name="N2">
      <style:table-cell-properties fo:border-bottom="none" fo:background-color="#ffc266" fo:border-left="0.06pt solid #000000" fo:border-right="0.06pt solid #000000" fo:border-top="none"/>
      <style:map style:condition="is-true-formula(ABS(['DIM aligned to ALS16'.J28] - ['DIM aligned to ALS16'.$D28]) &gt; 0.2)" style:apply-style-name="Untitled1" style:base-cell-address="'DIM aligned to ALS16'.J28"/>
    </style:style>
    <style:style style:name="ce169" style:family="table-cell" style:parent-style-name="Default" style:data-style-name="N2">
      <style:table-cell-properties fo:border-bottom="none" fo:background-color="#ffd28f" fo:border-left="0.06pt solid #000000" fo:border-right="0.06pt solid #000000" fo:border-top="none"/>
      <style:map style:condition="is-true-formula(ABS(['DIM aligned to ALS16'.J32] - ['DIM aligned to ALS16'.$D32]) &gt; 0.2)" style:apply-style-name="Untitled1" style:base-cell-address="'DIM aligned to ALS16'.J32"/>
    </style:style>
    <style:style style:name="ce170" style:family="table-cell" style:parent-style-name="Default" style:data-style-name="N2">
      <style:table-cell-properties fo:border-bottom="none" fo:background-color="#ffc266" fo:border-left="0.06pt solid #000000" fo:border-right="0.06pt solid #000000" fo:border-top="0.06pt solid #000000"/>
      <style:map style:condition="is-true-formula(ABS(['DIM aligned to ALS16'.J36] - ['DIM aligned to ALS16'.$D36]) &gt; 0.2)" style:apply-style-name="Untitled1" style:base-cell-address="'DIM aligned to ALS16'.J36"/>
    </style:style>
    <style:style style:name="ce171" style:family="table-cell" style:parent-style-name="Default" style:data-style-name="N2">
      <style:table-cell-properties fo:border-bottom="none" fo:background-color="#ffc266" fo:border-left="0.06pt solid #000000" fo:border-right="0.06pt solid #000000" fo:border-top="none"/>
      <style:map style:condition="is-true-formula(ABS(['DIM aligned to ALS16'.J36] - ['DIM aligned to ALS16'.$D36]) &gt; 0.2)" style:apply-style-name="Untitled1" style:base-cell-address="'DIM aligned to ALS16'.J36"/>
    </style:style>
    <style:style style:name="ce172" style:family="table-cell" style:parent-style-name="Default" style:data-style-name="N2">
      <style:table-cell-properties fo:border-bottom="none" fo:background-color="#ffd28f" fo:border-left="0.06pt solid #000000" fo:border-right="0.06pt solid #000000" fo:border-top="none"/>
      <style:map style:condition="is-true-formula(ABS(['DIM aligned to ALS16'.J40] - ['DIM aligned to ALS16'.$D40]) &gt; 0.2)" style:apply-style-name="Untitled1" style:base-cell-address="'DIM aligned to ALS16'.J40"/>
    </style:style>
    <style:style style:name="ce173" style:family="table-cell" style:parent-style-name="Default" style:data-style-name="N2">
      <style:table-cell-properties fo:border-bottom="none" fo:background-color="#ffc266" fo:border-left="0.06pt solid #000000" fo:border-right="0.06pt solid #000000" fo:border-top="0.06pt solid #000000"/>
      <style:map style:condition="is-true-formula(ABS(['DIM aligned to ALS16'.J44] - ['DIM aligned to ALS16'.$D44]) &gt; 0.2)" style:apply-style-name="Untitled1" style:base-cell-address="'DIM aligned to ALS16'.J44"/>
    </style:style>
    <style:style style:name="ce174" style:family="table-cell" style:parent-style-name="Default" style:data-style-name="N2">
      <style:table-cell-properties fo:border-bottom="none" fo:background-color="#ffc266" fo:border-left="0.06pt solid #000000" fo:border-right="0.06pt solid #000000" fo:border-top="none"/>
      <style:map style:condition="is-true-formula(ABS(['DIM aligned to ALS16'.J44] - ['DIM aligned to ALS16'.$D44]) &gt; 0.2)" style:apply-style-name="Untitled1" style:base-cell-address="'DIM aligned to ALS16'.J44"/>
    </style:style>
    <style:style style:name="ce175" style:family="table-cell" style:parent-style-name="Default" style:data-style-name="N2">
      <style:table-cell-properties fo:border-bottom="none" fo:background-color="#ffd28f" fo:border-left="0.06pt solid #000000" fo:border-right="0.06pt solid #000000" fo:border-top="none"/>
      <style:map style:condition="is-true-formula(ABS(['DIM aligned to ALS16'.J48] - ['DIM aligned to ALS16'.$D48]) &gt; 0.2)" style:apply-style-name="Untitled1" style:base-cell-address="'DIM aligned to ALS16'.J48"/>
    </style:style>
    <style:style style:name="ce176" style:family="table-cell" style:parent-style-name="Default" style:data-style-name="N2">
      <style:table-cell-properties fo:border-bottom="none" fo:background-color="#ffc266" fo:border-left="0.06pt solid #000000" fo:border-right="0.06pt solid #000000" fo:border-top="0.06pt solid #000000"/>
      <style:map style:condition="is-true-formula(ABS(['DIM aligned to ALS16'.J52] - ['DIM aligned to ALS16'.$D52]) &gt; 0.2)" style:apply-style-name="Untitled1" style:base-cell-address="'DIM aligned to ALS16'.J52"/>
    </style:style>
    <style:style style:name="ce177" style:family="table-cell" style:parent-style-name="Default" style:data-style-name="N2">
      <style:table-cell-properties fo:border-bottom="none" fo:background-color="#ffc266" fo:border-left="0.06pt solid #000000" fo:border-right="0.06pt solid #000000" fo:border-top="none"/>
      <style:map style:condition="is-true-formula(ABS(['DIM aligned to ALS16'.J52] - ['DIM aligned to ALS16'.$D52]) &gt; 0.2)" style:apply-style-name="Untitled1" style:base-cell-address="'DIM aligned to ALS16'.J52"/>
    </style:style>
    <style:style style:name="ce178" style:family="table-cell" style:parent-style-name="Default" style:data-style-name="N2">
      <style:table-cell-properties fo:border-bottom="none" fo:background-color="#ffd28f" fo:border-left="0.06pt solid #000000" fo:border-right="0.06pt solid #000000" fo:border-top="none"/>
      <style:map style:condition="is-true-formula(ABS(['DIM aligned to ALS16'.J56] - ['DIM aligned to ALS16'.$D56]) &gt; 0.2)" style:apply-style-name="Untitled1" style:base-cell-address="'DIM aligned to ALS16'.J56"/>
    </style:style>
    <style:style style:name="ce179" style:family="table-cell" style:parent-style-name="Default" style:data-style-name="N2">
      <style:table-cell-properties fo:border-bottom="none" fo:background-color="#ffc266" fo:border-left="0.06pt solid #000000" fo:border-right="0.06pt solid #000000" fo:border-top="0.06pt solid #000000"/>
      <style:map style:condition="is-true-formula(ABS(['DIM aligned to ALS16'.J60] - ['DIM aligned to ALS16'.$D60]) &gt; 0.2)" style:apply-style-name="Untitled1" style:base-cell-address="'DIM aligned to ALS16'.J60"/>
    </style:style>
    <style:style style:name="ce180" style:family="table-cell" style:parent-style-name="Default" style:data-style-name="N2">
      <style:table-cell-properties fo:border-bottom="none" fo:background-color="#ffc266" fo:border-left="0.06pt solid #000000" fo:border-right="0.06pt solid #000000" fo:border-top="none"/>
      <style:map style:condition="is-true-formula(ABS(['DIM aligned to ALS16'.J60] - ['DIM aligned to ALS16'.$D60]) &gt; 0.2)" style:apply-style-name="Untitled1" style:base-cell-address="'DIM aligned to ALS16'.J60"/>
    </style:style>
    <style:style style:name="ce181" style:family="table-cell" style:parent-style-name="Default" style:data-style-name="N2">
      <style:table-cell-properties fo:border-bottom="none" fo:background-color="#ffd28f" fo:border-left="0.06pt solid #000000" fo:border-right="0.06pt solid #000000" fo:border-top="none"/>
      <style:map style:condition="is-true-formula(ABS(['DIM aligned to ALS16'.J64] - ['DIM aligned to ALS16'.$D64]) &gt; 0.2)" style:apply-style-name="Untitled1" style:base-cell-address="'DIM aligned to ALS16'.J64"/>
    </style:style>
    <style:style style:name="ce182" style:family="table-cell" style:parent-style-name="Default">
      <style:table-cell-properties fo:border-bottom="0.06pt solid #000000" fo:background-color="#ffcc00" style:text-align-source="fix" style:repeat-content="false" fo:wrap-option="wrap" fo:border-left="none" fo:border-right="none" fo:border-top="0.06pt solid #000000" style:vertical-align="middle"/>
      <style:paragraph-properties fo:text-align="center"/>
      <style:text-properties style:font-name="Liberation Sans" style:font-name-asian="Noto Sans CJK SC Regular" style:font-name-complex="FreeSans"/>
    </style:style>
    <style:style style:name="ce183" style:family="table-cell" style:parent-style-name="Default" style:data-style-name="N2">
      <style:table-cell-properties fo:border-bottom="none" fo:background-color="#ffcc00" fo:border-left="none" fo:border-right="none" fo:border-top="0.06pt solid #000000"/>
      <style:map style:condition="is-true-formula(ABS(['DIM aligned to ALS16'.K4] - ['DIM aligned to ALS16'.$D4]) &gt; 0.2)" style:apply-style-name="Untitled1" style:base-cell-address="'DIM aligned to ALS16'.K4"/>
    </style:style>
    <style:style style:name="ce184" style:family="table-cell" style:parent-style-name="Default" style:data-style-name="N2">
      <style:table-cell-properties fo:background-color="#ffcc00"/>
      <style:map style:condition="is-true-formula(ABS(['DIM aligned to ALS16'.K4] - ['DIM aligned to ALS16'.$D4]) &gt; 0.2)" style:apply-style-name="Untitled1" style:base-cell-address="'DIM aligned to ALS16'.K4"/>
    </style:style>
    <style:style style:name="ce185" style:family="table-cell" style:parent-style-name="Default" style:data-style-name="N2">
      <style:table-cell-properties fo:background-color="#ffdd54"/>
      <style:map style:condition="is-true-formula(ABS(['DIM aligned to ALS16'.K8] - ['DIM aligned to ALS16'.$D8]) &gt; 0.2)" style:apply-style-name="Untitled1" style:base-cell-address="'DIM aligned to ALS16'.K8"/>
    </style:style>
    <style:style style:name="ce186" style:family="table-cell" style:parent-style-name="Default" style:data-style-name="N2">
      <style:table-cell-properties fo:border-bottom="none" fo:background-color="#ffcc00" fo:border-left="none" fo:border-right="none" fo:border-top="0.06pt solid #000000"/>
      <style:map style:condition="is-true-formula(ABS(['DIM aligned to ALS16'.K12] - ['DIM aligned to ALS16'.$D12]) &gt; 0.2)" style:apply-style-name="Untitled1" style:base-cell-address="'DIM aligned to ALS16'.K12"/>
    </style:style>
    <style:style style:name="ce187" style:family="table-cell" style:parent-style-name="Default" style:data-style-name="N2">
      <style:table-cell-properties fo:background-color="#ffcc00"/>
      <style:map style:condition="is-true-formula(ABS(['DIM aligned to ALS16'.K12] - ['DIM aligned to ALS16'.$D12]) &gt; 0.2)" style:apply-style-name="Untitled1" style:base-cell-address="'DIM aligned to ALS16'.K12"/>
    </style:style>
    <style:style style:name="ce188" style:family="table-cell" style:parent-style-name="Default" style:data-style-name="N2">
      <style:table-cell-properties fo:background-color="#ffdd54"/>
      <style:map style:condition="is-true-formula(ABS(['DIM aligned to ALS16'.K16] - ['DIM aligned to ALS16'.$D16]) &gt; 0.2)" style:apply-style-name="Untitled1" style:base-cell-address="'DIM aligned to ALS16'.K16"/>
    </style:style>
    <style:style style:name="ce189" style:family="table-cell" style:parent-style-name="Default" style:data-style-name="N2">
      <style:table-cell-properties fo:border-bottom="none" fo:background-color="#ffcc00" fo:border-left="none" fo:border-right="none" fo:border-top="0.06pt solid #000000"/>
      <style:map style:condition="is-true-formula(ABS(['DIM aligned to ALS16'.K20] - ['DIM aligned to ALS16'.$D20]) &gt; 0.2)" style:apply-style-name="Untitled1" style:base-cell-address="'DIM aligned to ALS16'.K20"/>
    </style:style>
    <style:style style:name="ce190" style:family="table-cell" style:parent-style-name="Default" style:data-style-name="N2">
      <style:table-cell-properties fo:background-color="#ffcc00"/>
      <style:map style:condition="is-true-formula(ABS(['DIM aligned to ALS16'.K20] - ['DIM aligned to ALS16'.$D20]) &gt; 0.2)" style:apply-style-name="Untitled1" style:base-cell-address="'DIM aligned to ALS16'.K20"/>
    </style:style>
    <style:style style:name="ce191" style:family="table-cell" style:parent-style-name="Default" style:data-style-name="N2">
      <style:table-cell-properties fo:background-color="#ffdd54"/>
      <style:map style:condition="is-true-formula(ABS(['DIM aligned to ALS16'.K24] - ['DIM aligned to ALS16'.$D24]) &gt; 0.2)" style:apply-style-name="Untitled1" style:base-cell-address="'DIM aligned to ALS16'.K24"/>
    </style:style>
    <style:style style:name="ce192" style:family="table-cell" style:parent-style-name="Default" style:data-style-name="N2">
      <style:table-cell-properties fo:border-bottom="none" fo:background-color="#ffcc00" fo:border-left="none" fo:border-right="none" fo:border-top="0.06pt solid #000000"/>
      <style:map style:condition="is-true-formula(ABS(['DIM aligned to ALS16'.K28] - ['DIM aligned to ALS16'.$D28]) &gt; 0.2)" style:apply-style-name="Untitled1" style:base-cell-address="'DIM aligned to ALS16'.K28"/>
    </style:style>
    <style:style style:name="ce193" style:family="table-cell" style:parent-style-name="Default" style:data-style-name="N2">
      <style:table-cell-properties fo:background-color="#ffcc00"/>
      <style:map style:condition="is-true-formula(ABS(['DIM aligned to ALS16'.K28] - ['DIM aligned to ALS16'.$D28]) &gt; 0.2)" style:apply-style-name="Untitled1" style:base-cell-address="'DIM aligned to ALS16'.K28"/>
    </style:style>
    <style:style style:name="ce194" style:family="table-cell" style:parent-style-name="Default" style:data-style-name="N2">
      <style:table-cell-properties fo:background-color="#ffdd54"/>
      <style:map style:condition="is-true-formula(ABS(['DIM aligned to ALS16'.K32] - ['DIM aligned to ALS16'.$D32]) &gt; 0.2)" style:apply-style-name="Untitled1" style:base-cell-address="'DIM aligned to ALS16'.K32"/>
    </style:style>
    <style:style style:name="ce195" style:family="table-cell" style:parent-style-name="Default" style:data-style-name="N2">
      <style:table-cell-properties fo:border-bottom="none" fo:background-color="#ffcc00" fo:border-left="none" fo:border-right="none" fo:border-top="0.06pt solid #000000"/>
      <style:map style:condition="is-true-formula(ABS(['DIM aligned to ALS16'.K36] - ['DIM aligned to ALS16'.$D36]) &gt; 0.2)" style:apply-style-name="Untitled1" style:base-cell-address="'DIM aligned to ALS16'.K36"/>
    </style:style>
    <style:style style:name="ce196" style:family="table-cell" style:parent-style-name="Default" style:data-style-name="N2">
      <style:table-cell-properties fo:background-color="#ffcc00"/>
      <style:map style:condition="is-true-formula(ABS(['DIM aligned to ALS16'.K36] - ['DIM aligned to ALS16'.$D36]) &gt; 0.2)" style:apply-style-name="Untitled1" style:base-cell-address="'DIM aligned to ALS16'.K36"/>
    </style:style>
    <style:style style:name="ce197" style:family="table-cell" style:parent-style-name="Default" style:data-style-name="N2">
      <style:table-cell-properties fo:background-color="#ffdd54"/>
      <style:map style:condition="is-true-formula(ABS(['DIM aligned to ALS16'.K40] - ['DIM aligned to ALS16'.$D40]) &gt; 0.2)" style:apply-style-name="Untitled1" style:base-cell-address="'DIM aligned to ALS16'.K40"/>
    </style:style>
    <style:style style:name="ce198" style:family="table-cell" style:parent-style-name="Default" style:data-style-name="N2">
      <style:table-cell-properties fo:border-bottom="none" fo:background-color="#ffcc00" fo:border-left="none" fo:border-right="none" fo:border-top="0.06pt solid #000000"/>
      <style:map style:condition="is-true-formula(ABS(['DIM aligned to ALS16'.K44] - ['DIM aligned to ALS16'.$D44]) &gt; 0.2)" style:apply-style-name="Untitled1" style:base-cell-address="'DIM aligned to ALS16'.K44"/>
    </style:style>
    <style:style style:name="ce199" style:family="table-cell" style:parent-style-name="Default" style:data-style-name="N2">
      <style:table-cell-properties fo:background-color="#ffcc00"/>
      <style:map style:condition="is-true-formula(ABS(['DIM aligned to ALS16'.K44] - ['DIM aligned to ALS16'.$D44]) &gt; 0.2)" style:apply-style-name="Untitled1" style:base-cell-address="'DIM aligned to ALS16'.K44"/>
    </style:style>
    <style:style style:name="ce200" style:family="table-cell" style:parent-style-name="Default" style:data-style-name="N2">
      <style:table-cell-properties fo:background-color="#ffdd54"/>
      <style:map style:condition="is-true-formula(ABS(['DIM aligned to ALS16'.K48] - ['DIM aligned to ALS16'.$D48]) &gt; 0.2)" style:apply-style-name="Untitled1" style:base-cell-address="'DIM aligned to ALS16'.K48"/>
    </style:style>
    <style:style style:name="ce201" style:family="table-cell" style:parent-style-name="Default" style:data-style-name="N2">
      <style:table-cell-properties fo:border-bottom="none" fo:background-color="#ffcc00" fo:border-left="none" fo:border-right="none" fo:border-top="0.06pt solid #000000"/>
      <style:map style:condition="is-true-formula(ABS(['DIM aligned to ALS16'.K52] - ['DIM aligned to ALS16'.$D52]) &gt; 0.2)" style:apply-style-name="Untitled1" style:base-cell-address="'DIM aligned to ALS16'.K52"/>
    </style:style>
    <style:style style:name="ce202" style:family="table-cell" style:parent-style-name="Default" style:data-style-name="N2">
      <style:table-cell-properties fo:background-color="#ffcc00"/>
      <style:map style:condition="is-true-formula(ABS(['DIM aligned to ALS16'.K52] - ['DIM aligned to ALS16'.$D52]) &gt; 0.2)" style:apply-style-name="Untitled1" style:base-cell-address="'DIM aligned to ALS16'.K52"/>
    </style:style>
    <style:style style:name="ce203" style:family="table-cell" style:parent-style-name="Default" style:data-style-name="N2">
      <style:table-cell-properties fo:background-color="#ffdd54"/>
      <style:map style:condition="is-true-formula(ABS(['DIM aligned to ALS16'.K56] - ['DIM aligned to ALS16'.$D56]) &gt; 0.2)" style:apply-style-name="Untitled1" style:base-cell-address="'DIM aligned to ALS16'.K56"/>
    </style:style>
    <style:style style:name="ce204" style:family="table-cell" style:parent-style-name="Default" style:data-style-name="N2">
      <style:table-cell-properties fo:border-bottom="none" fo:background-color="#ffcc00" fo:border-left="none" fo:border-right="none" fo:border-top="0.06pt solid #000000"/>
      <style:map style:condition="is-true-formula(ABS(['DIM aligned to ALS16'.K60] - ['DIM aligned to ALS16'.$D60]) &gt; 0.2)" style:apply-style-name="Untitled1" style:base-cell-address="'DIM aligned to ALS16'.K60"/>
    </style:style>
    <style:style style:name="ce205" style:family="table-cell" style:parent-style-name="Default" style:data-style-name="N2">
      <style:table-cell-properties fo:background-color="#ffcc00"/>
      <style:map style:condition="is-true-formula(ABS(['DIM aligned to ALS16'.K60] - ['DIM aligned to ALS16'.$D60]) &gt; 0.2)" style:apply-style-name="Untitled1" style:base-cell-address="'DIM aligned to ALS16'.K60"/>
    </style:style>
    <style:style style:name="ce206" style:family="table-cell" style:parent-style-name="Default" style:data-style-name="N2">
      <style:table-cell-properties fo:background-color="#ffdd54"/>
      <style:map style:condition="is-true-formula(ABS(['DIM aligned to ALS16'.K64] - ['DIM aligned to ALS16'.$D64]) &gt; 0.2)" style:apply-style-name="Untitled1" style:base-cell-address="'DIM aligned to ALS16'.K64"/>
    </style:style>
    <style:style style:name="ce207" style:family="table-cell" style:parent-style-name="Default" style:data-style-name="N2">
      <style:table-cell-properties fo:border-bottom="none" fo:background-color="#99cccc" fo:border-left="none" fo:border-right="none" fo:border-top="0.06pt solid #000000"/>
      <style:map style:condition="is-true-formula(ABS(['DIM aligned to ALS16'.M4] - ['DIM aligned to ALS16'.$D4]) &gt; 0.2)" style:apply-style-name="Untitled1" style:base-cell-address="'DIM aligned to ALS16'.M4"/>
    </style:style>
    <style:style style:name="ce208" style:family="table-cell" style:parent-style-name="Default" style:data-style-name="N2">
      <style:table-cell-properties fo:background-color="#99cccc"/>
      <style:map style:condition="is-true-formula(ABS(['DIM aligned to ALS16'.M4] - ['DIM aligned to ALS16'.$D4]) &gt; 0.2)" style:apply-style-name="Untitled1" style:base-cell-address="'DIM aligned to ALS16'.M4"/>
    </style:style>
    <style:style style:name="ce209" style:family="table-cell" style:parent-style-name="Default" style:data-style-name="N2">
      <style:table-cell-properties fo:background-color="#b0cccc"/>
      <style:map style:condition="is-true-formula(ABS(['DIM aligned to ALS16'.M8] - ['DIM aligned to ALS16'.$D8]) &gt; 0.2)" style:apply-style-name="Untitled1" style:base-cell-address="'DIM aligned to ALS16'.M8"/>
    </style:style>
    <style:style style:name="ce210" style:family="table-cell" style:parent-style-name="Default" style:data-style-name="N2">
      <style:table-cell-properties fo:border-bottom="none" fo:background-color="#99cccc" fo:border-left="none" fo:border-right="none" fo:border-top="0.06pt solid #000000"/>
      <style:map style:condition="is-true-formula(ABS(['DIM aligned to ALS16'.M12] - ['DIM aligned to ALS16'.$D12]) &gt; 0.2)" style:apply-style-name="Untitled1" style:base-cell-address="'DIM aligned to ALS16'.M12"/>
    </style:style>
    <style:style style:name="ce211" style:family="table-cell" style:parent-style-name="Default" style:data-style-name="N2">
      <style:table-cell-properties fo:background-color="#99cccc"/>
      <style:map style:condition="is-true-formula(ABS(['DIM aligned to ALS16'.M12] - ['DIM aligned to ALS16'.$D12]) &gt; 0.2)" style:apply-style-name="Untitled1" style:base-cell-address="'DIM aligned to ALS16'.M12"/>
    </style:style>
    <style:style style:name="ce212" style:family="table-cell" style:parent-style-name="Default" style:data-style-name="N2">
      <style:table-cell-properties fo:background-color="#b0cccc"/>
      <style:map style:condition="is-true-formula(ABS(['DIM aligned to ALS16'.M16] - ['DIM aligned to ALS16'.$D16]) &gt; 0.2)" style:apply-style-name="Untitled1" style:base-cell-address="'DIM aligned to ALS16'.M16"/>
    </style:style>
    <style:style style:name="ce213" style:family="table-cell" style:parent-style-name="Default" style:data-style-name="N2">
      <style:table-cell-properties fo:border-bottom="none" fo:background-color="#99cccc" fo:border-left="none" fo:border-right="none" fo:border-top="0.06pt solid #000000"/>
      <style:map style:condition="is-true-formula(ABS(['DIM aligned to ALS16'.M20] - ['DIM aligned to ALS16'.$D20]) &gt; 0.2)" style:apply-style-name="Untitled1" style:base-cell-address="'DIM aligned to ALS16'.M20"/>
    </style:style>
    <style:style style:name="ce214" style:family="table-cell" style:parent-style-name="Default" style:data-style-name="N2">
      <style:table-cell-properties fo:background-color="#99cccc"/>
      <style:map style:condition="is-true-formula(ABS(['DIM aligned to ALS16'.M20] - ['DIM aligned to ALS16'.$D20]) &gt; 0.2)" style:apply-style-name="Untitled1" style:base-cell-address="'DIM aligned to ALS16'.M20"/>
    </style:style>
    <style:style style:name="ce215" style:family="table-cell" style:parent-style-name="Default" style:data-style-name="N2">
      <style:table-cell-properties fo:background-color="#b0cccc"/>
      <style:map style:condition="is-true-formula(ABS(['DIM aligned to ALS16'.M24] - ['DIM aligned to ALS16'.$D24]) &gt; 0.2)" style:apply-style-name="Untitled1" style:base-cell-address="'DIM aligned to ALS16'.M24"/>
    </style:style>
    <style:style style:name="ce216" style:family="table-cell" style:parent-style-name="Default" style:data-style-name="N2">
      <style:table-cell-properties fo:border-bottom="none" fo:background-color="#99cccc" fo:border-left="none" fo:border-right="none" fo:border-top="0.06pt solid #000000"/>
      <style:map style:condition="is-true-formula(ABS(['DIM aligned to ALS16'.M28] - ['DIM aligned to ALS16'.$D28]) &gt; 0.2)" style:apply-style-name="Untitled1" style:base-cell-address="'DIM aligned to ALS16'.M28"/>
    </style:style>
    <style:style style:name="ce217" style:family="table-cell" style:parent-style-name="Default" style:data-style-name="N2">
      <style:table-cell-properties fo:background-color="#99cccc"/>
      <style:map style:condition="is-true-formula(ABS(['DIM aligned to ALS16'.M28] - ['DIM aligned to ALS16'.$D28]) &gt; 0.2)" style:apply-style-name="Untitled1" style:base-cell-address="'DIM aligned to ALS16'.M28"/>
    </style:style>
    <style:style style:name="ce218" style:family="table-cell" style:parent-style-name="Default" style:data-style-name="N2">
      <style:table-cell-properties fo:background-color="#b0cccc"/>
      <style:map style:condition="is-true-formula(ABS(['DIM aligned to ALS16'.M32] - ['DIM aligned to ALS16'.$D32]) &gt; 0.2)" style:apply-style-name="Untitled1" style:base-cell-address="'DIM aligned to ALS16'.M32"/>
    </style:style>
    <style:style style:name="ce219" style:family="table-cell" style:parent-style-name="Default" style:data-style-name="N2">
      <style:table-cell-properties fo:border-bottom="none" fo:background-color="#99cccc" fo:border-left="none" fo:border-right="none" fo:border-top="0.06pt solid #000000"/>
      <style:map style:condition="is-true-formula(ABS(['DIM aligned to ALS16'.M36] - ['DIM aligned to ALS16'.$D36]) &gt; 0.2)" style:apply-style-name="Untitled1" style:base-cell-address="'DIM aligned to ALS16'.M36"/>
    </style:style>
    <style:style style:name="ce220" style:family="table-cell" style:parent-style-name="Default" style:data-style-name="N2">
      <style:table-cell-properties fo:background-color="#99cccc"/>
      <style:map style:condition="is-true-formula(ABS(['DIM aligned to ALS16'.M36] - ['DIM aligned to ALS16'.$D36]) &gt; 0.2)" style:apply-style-name="Untitled1" style:base-cell-address="'DIM aligned to ALS16'.M36"/>
    </style:style>
    <style:style style:name="ce221" style:family="table-cell" style:parent-style-name="Default" style:data-style-name="N2">
      <style:table-cell-properties fo:background-color="#b0cccc"/>
      <style:map style:condition="is-true-formula(ABS(['DIM aligned to ALS16'.M40] - ['DIM aligned to ALS16'.$D40]) &gt; 0.2)" style:apply-style-name="Untitled1" style:base-cell-address="'DIM aligned to ALS16'.M40"/>
    </style:style>
    <style:style style:name="ce222" style:family="table-cell" style:parent-style-name="Default" style:data-style-name="N2">
      <style:table-cell-properties fo:border-bottom="none" fo:background-color="#99cccc" fo:border-left="none" fo:border-right="none" fo:border-top="0.06pt solid #000000"/>
      <style:map style:condition="is-true-formula(ABS(['DIM aligned to ALS16'.M44] - ['DIM aligned to ALS16'.$D44]) &gt; 0.2)" style:apply-style-name="Untitled1" style:base-cell-address="'DIM aligned to ALS16'.M44"/>
    </style:style>
    <style:style style:name="ce223" style:family="table-cell" style:parent-style-name="Default" style:data-style-name="N2">
      <style:table-cell-properties fo:background-color="#99cccc"/>
      <style:map style:condition="is-true-formula(ABS(['DIM aligned to ALS16'.M44] - ['DIM aligned to ALS16'.$D44]) &gt; 0.2)" style:apply-style-name="Untitled1" style:base-cell-address="'DIM aligned to ALS16'.M44"/>
    </style:style>
    <style:style style:name="ce224" style:family="table-cell" style:parent-style-name="Default" style:data-style-name="N2">
      <style:table-cell-properties fo:background-color="#b0cccc"/>
      <style:map style:condition="is-true-formula(ABS(['DIM aligned to ALS16'.M48] - ['DIM aligned to ALS16'.$D48]) &gt; 0.2)" style:apply-style-name="Untitled1" style:base-cell-address="'DIM aligned to ALS16'.M48"/>
    </style:style>
    <style:style style:name="ce225" style:family="table-cell" style:parent-style-name="Default" style:data-style-name="N2">
      <style:table-cell-properties fo:border-bottom="none" fo:background-color="#99cccc" fo:border-left="none" fo:border-right="none" fo:border-top="0.06pt solid #000000"/>
      <style:map style:condition="is-true-formula(ABS(['DIM aligned to ALS16'.M52] - ['DIM aligned to ALS16'.$D52]) &gt; 0.2)" style:apply-style-name="Untitled1" style:base-cell-address="'DIM aligned to ALS16'.M52"/>
    </style:style>
    <style:style style:name="ce226" style:family="table-cell" style:parent-style-name="Default" style:data-style-name="N2">
      <style:table-cell-properties fo:background-color="#99cccc"/>
      <style:map style:condition="is-true-formula(ABS(['DIM aligned to ALS16'.M52] - ['DIM aligned to ALS16'.$D52]) &gt; 0.2)" style:apply-style-name="Untitled1" style:base-cell-address="'DIM aligned to ALS16'.M52"/>
    </style:style>
    <style:style style:name="ce227" style:family="table-cell" style:parent-style-name="Default" style:data-style-name="N2">
      <style:table-cell-properties fo:background-color="#b0cccc"/>
      <style:map style:condition="is-true-formula(ABS(['DIM aligned to ALS16'.M56] - ['DIM aligned to ALS16'.$D56]) &gt; 0.2)" style:apply-style-name="Untitled1" style:base-cell-address="'DIM aligned to ALS16'.M56"/>
    </style:style>
    <style:style style:name="ce228" style:family="table-cell" style:parent-style-name="Default" style:data-style-name="N2">
      <style:table-cell-properties fo:border-bottom="none" fo:background-color="#99cccc" fo:border-left="none" fo:border-right="none" fo:border-top="0.06pt solid #000000"/>
      <style:map style:condition="is-true-formula(ABS(['DIM aligned to ALS16'.M60] - ['DIM aligned to ALS16'.$D60]) &gt; 0.2)" style:apply-style-name="Untitled1" style:base-cell-address="'DIM aligned to ALS16'.M60"/>
    </style:style>
    <style:style style:name="ce229" style:family="table-cell" style:parent-style-name="Default" style:data-style-name="N2">
      <style:table-cell-properties fo:background-color="#99cccc"/>
      <style:map style:condition="is-true-formula(ABS(['DIM aligned to ALS16'.M60] - ['DIM aligned to ALS16'.$D60]) &gt; 0.2)" style:apply-style-name="Untitled1" style:base-cell-address="'DIM aligned to ALS16'.M60"/>
    </style:style>
    <style:style style:name="ce230" style:family="table-cell" style:parent-style-name="Default" style:data-style-name="N2">
      <style:table-cell-properties fo:background-color="#b0cccc"/>
      <style:map style:condition="is-true-formula(ABS(['DIM aligned to ALS16'.M64] - ['DIM aligned to ALS16'.$D64]) &gt; 0.2)" style:apply-style-name="Untitled1" style:base-cell-address="'DIM aligned to ALS16'.M64"/>
    </style:style>
  </office:automatic-styles>
  <office:body>
    <office:spreadsheet>
      <table:calculation-settings table:automatic-find-labels="false"/>
      <table:table table:name="DIM aligned to ALS16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3"/>
        <table:table-column table:style-name="co3" table:default-cell-style-name="ce12"/>
        <table:table-column table:style-name="co4" table:default-cell-style-name="ce18"/>
        <table:table-column table:style-name="co4" table:number-columns-repeated="2" table:default-cell-style-name="ce25"/>
        <table:table-column table:style-name="co4" table:visibility="collapse" table:default-cell-style-name="ce77"/>
        <table:table-column table:style-name="co4" table:default-cell-style-name="ce106"/>
        <table:table-column table:style-name="co5" table:default-cell-style-name="ce134"/>
        <table:table-column table:style-name="co4" table:visibility="collapse" table:default-cell-style-name="ce134"/>
        <table:table-column table:style-name="co4" table:visibility="collapse" table:default-cell-style-name="ce106"/>
        <table:table-column table:style-name="co6" table:default-cell-style-name="ce106"/>
        <table:table-column table:style-name="co7" table:default-cell-style-name="ce25"/>
        <table:table-column table:style-name="co8" table:default-cell-style-name="ce106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default-cell-style-name="Default"/>
        <table:table-column table:style-name="co12" table:default-cell-style-name="Default"/>
        <table:table-row table:style-name="ro1">
          <table:table-cell/>
          <table:table-cell table:style-name="Default" office:value-type="string" calcext:value-type="string">
            <text:p>PRUNING + ICP Ergebnisse</text:p>
          </table:table-cell>
          <table:table-cell table:style-name="Default"/>
          <table:table-cell table:style-name="Default" office:value-type="string" calcext:value-type="string">
            <text:p>Pruning immer mit borders und Wasserflächen, Rest optional</text:p>
          </table:table-cell>
          <table:table-cell table:style-name="Default" table:number-columns-repeated="10"/>
          <table:table-cell table:number-columns-repeated="5"/>
        </table:table-row>
        <table:table-row table:style-name="ro1">
          <table:table-cell/>
          <table:table-cell table:style-name="ce1" office:value-type="string" calcext:value-type="string" table:number-columns-spanned="1" table:number-rows-spanned="2">
            <text:p>Cloud / Translation</text:p>
          </table:table-cell>
          <table:table-cell table:style-name="ce1" table:number-columns-spanned="1" table:number-rows-spanned="2"/>
          <table:table-cell table:style-name="ce13" office:value-type="string" calcext:value-type="string" table:number-columns-spanned="1" table:number-rows-spanned="2">
            <text:p>Manual Point Picking</text:p>
          </table:table-cell>
          <table:table-cell table:style-name="ce21" office:value-type="string" calcext:value-type="string" table:number-columns-spanned="1" table:number-rows-spanned="2">
            <text:p>ICP</text:p>
          </table:table-cell>
          <table:table-cell table:style-name="ce21" office:value-type="string" calcext:value-type="string" table:number-columns-spanned="1" table:number-rows-spanned="2">
            <text:p>Sigma Pruning</text:p>
          </table:table-cell>
          <table:table-cell table:style-name="ce73" office:value-type="string" calcext:value-type="string" table:number-columns-spanned="1" table:number-rows-spanned="2">
            <text:p>Normals Pruning</text:p>
          </table:table-cell>
          <table:table-cell table:style-name="ce102" office:value-type="string" calcext:value-type="string" table:number-columns-spanned="1" table:number-rows-spanned="2">
            <text:p>Model Pruning 0.5m</text:p>
          </table:table-cell>
          <table:table-cell table:style-name="ce130" office:value-type="string" calcext:value-type="string" table:number-columns-spanned="1" table:number-rows-spanned="2">
            <text:p>Model-Sigma Pruning 0.5m</text:p>
          </table:table-cell>
          <table:table-cell table:style-name="ce130" office:value-type="string" calcext:value-type="string" table:number-columns-spanned="1" table:number-rows-spanned="2">
            <text:p>Model-Sigma 1m</text:p>
          </table:table-cell>
          <table:table-cell table:style-name="ce182" office:value-type="string" calcext:value-type="string" table:number-columns-spanned="1" table:number-rows-spanned="2">
            <text:p>Model-Sigma 2m</text:p>
          </table:table-cell>
          <table:table-cell table:style-name="ce102" office:value-type="string" calcext:value-type="string" table:number-columns-spanned="1" table:number-rows-spanned="2">
            <text:p>Consensus-Sigma Pruning-ICP</text:p>
          </table:table-cell>
          <table:table-cell table:style-name="ce21" office:value-type="string" calcext:value-type="string" table:number-columns-spanned="1" table:number-rows-spanned="2">
            <text:p>Consensus-Model Pruning-ICP</text:p>
          </table:table-cell>
          <table:table-cell table:style-name="ce182" office:value-type="string" calcext:value-type="string" table:number-columns-spanned="1" table:number-rows-spanned="2">
            <text:p>Consensus-Model-Sigma Pruning-ICP</text:p>
          </table:table-cell>
          <table:table-cell table:number-columns-repeated="5"/>
        </table:table-row>
        <table:table-row table:style-name="ro1">
          <table:table-cell/>
          <table:covered-table-cell table:number-columns-repeated="2" table:style-name="ce2"/>
          <table:covered-table-cell table:style-name="ce14"/>
          <table:covered-table-cell table:number-columns-repeated="2" table:style-name="ce22"/>
          <table:covered-table-cell table:style-name="ce74"/>
          <table:covered-table-cell table:style-name="ce103"/>
          <table:covered-table-cell table:number-columns-repeated="2" table:style-name="ce131"/>
          <table:covered-table-cell table:number-columns-repeated="2" table:style-name="ce103"/>
          <table:covered-table-cell table:style-name="ce22"/>
          <table:covered-table-cell table:style-name="ce103"/>
          <table:table-cell office:value-type="string" calcext:value-type="string">
            <text:p>prune_DistCon-outliers_translations_dict:</text:p>
          </table:table-cell>
          <table:table-cell table:number-columns-repeated="4"/>
        </table:table-row>
        <table:table-row table:style-name="ro2">
          <table:table-cell/>
          <table:table-cell table:style-name="ce1" office:value-type="string" calcext:value-type="string" table:number-columns-spanned="1" table:number-rows-spanned="4">
            <text:p>Color Houses</text:p>
          </table:table-cell>
          <table:table-cell table:style-name="ce8" office:value-type="string" calcext:value-type="string">
            <text:p>x</text:p>
          </table:table-cell>
          <table:table-cell table:style-name="ce15" office:value-type="float" office:value="0.016" calcext:value-type="float">
            <text:p>0.02</text:p>
          </table:table-cell>
          <table:table-cell table:style-name="ce23" office:value-type="float" office:value="-0.0439837" calcext:value-type="float">
            <text:p>-0.04</text:p>
          </table:table-cell>
          <table:table-cell table:style-name="ce49" office:value-type="float" office:value="-0.1250902" calcext:value-type="float">
            <text:p>-0.13</text:p>
          </table:table-cell>
          <table:table-cell table:style-name="ce75" office:value-type="float" office:value="-0.00054554" calcext:value-type="float">
            <text:p>0.00</text:p>
          </table:table-cell>
          <table:table-cell table:style-name="ce104" office:value-type="float" office:value="-0.00056267" calcext:value-type="float">
            <text:p>0.00</text:p>
          </table:table-cell>
          <table:table-cell table:style-name="ce132" office:value-type="float" office:value="-0.04481926" calcext:value-type="float">
            <text:p>-0.04</text:p>
          </table:table-cell>
          <table:table-cell table:style-name="ce158" office:value-type="float" office:value="-0.18004173" calcext:value-type="float">
            <text:p>-0.18</text:p>
          </table:table-cell>
          <table:table-cell table:style-name="ce183" office:value-type="float" office:value="-0.11116741" calcext:value-type="float">
            <text:p>-0.11</text:p>
          </table:table-cell>
          <table:table-cell table:style-name="ce183" office:value-type="float" office:value="-0.11069312" calcext:value-type="float">
            <text:p>-0.11</text:p>
          </table:table-cell>
          <table:table-cell table:style-name="ce207"/>
          <table:table-cell table:style-name="ce183" office:value-type="float" office:value="-0.04236879" calcext:value-type="float">
            <text:p>-0.04</text:p>
          </table:table-cell>
          <table:table-cell office:value-type="string" calcext:value-type="string">
            <text:p>'Color Houses_dim16' aligned to 'Color Houses_als16'</text:p>
          </table:table-cell>
          <table:table-cell office:value-type="float" office:value="0.00712754" calcext:value-type="float">
            <text:p>0.00712754</text:p>
          </table:table-cell>
          <table:table-cell table:number-columns-repeated="3"/>
        </table:table-row>
        <table:table-row table:style-name="ro2">
          <table:table-cell/>
          <table:covered-table-cell/>
          <table:table-cell table:style-name="ce9" office:value-type="string" calcext:value-type="string">
            <text:p>y</text:p>
          </table:table-cell>
          <table:table-cell table:style-name="ce16" office:value-type="float" office:value="0.041" calcext:value-type="float">
            <text:p>0.04</text:p>
          </table:table-cell>
          <table:table-cell table:style-name="ce24" office:value-type="float" office:value="-0.06518391" calcext:value-type="float">
            <text:p>-0.07</text:p>
          </table:table-cell>
          <table:table-cell table:style-name="ce50" office:value-type="float" office:value="0.09220731" calcext:value-type="float">
            <text:p>0.09</text:p>
          </table:table-cell>
          <table:table-cell table:style-name="ce76" office:value-type="float" office:value="-0.06926064" calcext:value-type="float">
            <text:p>-0.07</text:p>
          </table:table-cell>
          <table:table-cell table:style-name="ce105" office:value-type="float" office:value="0.03094057" calcext:value-type="float">
            <text:p>0.03</text:p>
          </table:table-cell>
          <table:table-cell table:style-name="ce133" office:value-type="float" office:value="0.04659892" calcext:value-type="float">
            <text:p>0.05</text:p>
          </table:table-cell>
          <table:table-cell table:style-name="ce159" office:value-type="float" office:value="0.12438488" calcext:value-type="float">
            <text:p>0.12</text:p>
          </table:table-cell>
          <table:table-cell table:style-name="ce184" office:value-type="float" office:value="0.06533321" calcext:value-type="float">
            <text:p>0.07</text:p>
          </table:table-cell>
          <table:table-cell table:style-name="ce184" office:value-type="float" office:value="0.10425026" calcext:value-type="float">
            <text:p>0.10</text:p>
          </table:table-cell>
          <table:table-cell table:style-name="ce208"/>
          <table:table-cell table:style-name="ce184" office:value-type="float" office:value="0.16192894" calcext:value-type="float">
            <text:p>0.16</text:p>
          </table:table-cell>
          <table:table-cell/>
          <table:table-cell office:value-type="float" office:value="0.15032137" calcext:value-type="float">
            <text:p>0.15032137</text:p>
          </table:table-cell>
          <table:table-cell table:number-columns-repeated="3"/>
        </table:table-row>
        <table:table-row table:style-name="ro2">
          <table:table-cell/>
          <table:covered-table-cell/>
          <table:table-cell table:style-name="ce9" office:value-type="string" calcext:value-type="string">
            <text:p>z</text:p>
          </table:table-cell>
          <table:table-cell table:style-name="ce16" office:value-type="float" office:value="0.031" calcext:value-type="float">
            <text:p>0.03</text:p>
          </table:table-cell>
          <table:table-cell table:style-name="ce24" office:value-type="float" office:value="-0.29956961" calcext:value-type="float">
            <text:p>-0.30</text:p>
          </table:table-cell>
          <table:table-cell table:style-name="ce50" office:value-type="float" office:value="-0.01604059" calcext:value-type="float">
            <text:p>-0.02</text:p>
          </table:table-cell>
          <table:table-cell table:style-name="ce76" office:value-type="float" office:value="-0.27838488" calcext:value-type="float">
            <text:p>-0.28</text:p>
          </table:table-cell>
          <table:table-cell table:style-name="ce105" office:value-type="float" office:value="-0.03074053" calcext:value-type="float">
            <text:p>-0.03</text:p>
          </table:table-cell>
          <table:table-cell table:style-name="ce133" office:value-type="float" office:value="0.00444206" calcext:value-type="float">
            <text:p>0.00</text:p>
          </table:table-cell>
          <table:table-cell table:style-name="ce159" office:value-type="float" office:value="0.00358726" calcext:value-type="float">
            <text:p>0.00</text:p>
          </table:table-cell>
          <table:table-cell table:style-name="ce184" office:value-type="float" office:value="-0.01084276" calcext:value-type="float">
            <text:p>-0.01</text:p>
          </table:table-cell>
          <table:table-cell table:style-name="ce184" office:value-type="float" office:value="-0.01362791" calcext:value-type="float">
            <text:p>-0.01</text:p>
          </table:table-cell>
          <table:table-cell table:style-name="ce208"/>
          <table:table-cell table:style-name="ce184" office:value-type="float" office:value="0.00483517" calcext:value-type="float">
            <text:p>0.00</text:p>
          </table:table-cell>
          <table:table-cell/>
          <table:table-cell office:value-type="float" office:value="-0.02889089" calcext:value-type="float">
            <text:p>-0.02889089</text:p>
          </table:table-cell>
          <table:table-cell table:number-columns-repeated="3"/>
        </table:table-row>
        <table:table-row table:style-name="ro1">
          <table:table-cell/>
          <table:covered-table-cell table:style-name="ce4"/>
          <table:table-cell table:style-name="ce10" office:value-type="string" calcext:value-type="string">
            <text:p>mse</text:p>
          </table:table-cell>
          <table:table-cell table:style-name="ce17" office:value-type="float" office:value="0.0802146" calcext:value-type="float">
            <text:p>0.08</text:p>
          </table:table-cell>
          <table:table-cell office:value-type="float" office:value="1.38489095" calcext:value-type="float">
            <text:p>1.38</text:p>
          </table:table-cell>
          <table:table-cell office:value-type="float" office:value="1.01531374" calcext:value-type="float">
            <text:p>1.02</text:p>
          </table:table-cell>
          <table:table-cell office:value-type="float" office:value="1.33332726" calcext:value-type="float">
            <text:p>1.33</text:p>
          </table:table-cell>
          <table:table-cell office:value-type="float" office:value="0.99514353" calcext:value-type="float">
            <text:p>1.00</text:p>
          </table:table-cell>
          <table:table-cell office:value-type="float" office:value="1.001519" calcext:value-type="float">
            <text:p>1.00</text:p>
          </table:table-cell>
          <table:table-cell office:value-type="float" office:value="1.03872073" calcext:value-type="float">
            <text:p>1.04</text:p>
          </table:table-cell>
          <table:table-cell office:value-type="float" office:value="1.01093905" calcext:value-type="float">
            <text:p>1.01</text:p>
          </table:table-cell>
          <table:table-cell office:value-type="float" office:value="0.98454367" calcext:value-type="float">
            <text:p>0.98</text:p>
          </table:table-cell>
          <table:table-cell/>
          <table:table-cell office:value-type="float" office:value="0.9764225" calcext:value-type="float">
            <text:p>0.98</text:p>
          </table:table-cell>
          <table:table-cell/>
          <table:table-cell office:value-type="float" office:value="0.97077632" calcext:value-type="float">
            <text:p>0.97077632</text:p>
          </table:table-cell>
          <table:table-cell table:number-columns-repeated="3"/>
        </table:table-row>
        <table:table-row table:style-name="ro2">
          <table:table-cell/>
          <table:table-cell table:style-name="ce5" office:value-type="string" calcext:value-type="string" table:number-columns-spanned="1" table:number-rows-spanned="4">
            <text:p>DIM showcase</text:p>
          </table:table-cell>
          <table:table-cell table:style-name="ce11" office:value-type="string" calcext:value-type="string">
            <text:p>x</text:p>
          </table:table-cell>
          <table:table-cell office:value-type="float" office:value="-0.003" calcext:value-type="float">
            <text:p>0.00</text:p>
          </table:table-cell>
          <table:table-cell table:style-name="ce26" office:value-type="float" office:value="-0.15487148" calcext:value-type="float">
            <text:p>-0.15</text:p>
          </table:table-cell>
          <table:table-cell table:style-name="ce51" office:value-type="float" office:value="-0.04565987" calcext:value-type="float">
            <text:p>-0.05</text:p>
          </table:table-cell>
          <table:table-cell table:style-name="ce78" office:value-type="float" office:value="-0.20531019" calcext:value-type="float">
            <text:p>-0.21</text:p>
          </table:table-cell>
          <table:table-cell table:style-name="ce107" office:value-type="float" office:value="-0.02678344" calcext:value-type="float">
            <text:p>-0.03</text:p>
          </table:table-cell>
          <table:table-cell table:style-name="ce135" office:value-type="float" office:value="-0.0756931" calcext:value-type="float">
            <text:p>-0.08</text:p>
          </table:table-cell>
          <table:table-cell table:style-name="ce160" office:value-type="float" office:value="-0.09863565" calcext:value-type="float">
            <text:p>-0.10</text:p>
          </table:table-cell>
          <table:table-cell table:style-name="ce185" office:value-type="float" office:value="-0.02460507" calcext:value-type="float">
            <text:p>-0.02</text:p>
          </table:table-cell>
          <table:table-cell table:style-name="ce185" office:value-type="float" office:value="0.01462752" calcext:value-type="float">
            <text:p>0.01</text:p>
          </table:table-cell>
          <table:table-cell table:style-name="ce209"/>
          <table:table-cell table:style-name="ce185" office:value-type="float" office:value="-0.07486104" calcext:value-type="float">
            <text:p>-0.07</text:p>
          </table:table-cell>
          <table:table-cell office:value-type="string" calcext:value-type="string">
            <text:p>'DIM showcase_dim16' aligned to 'DIM showcase_als16'</text:p>
          </table:table-cell>
          <table:table-cell office:value-type="float" office:value="-0.02307889" calcext:value-type="float">
            <text:p>-0.02307889</text:p>
          </table:table-cell>
          <table:table-cell table:number-columns-repeated="3"/>
        </table:table-row>
        <table:table-row table:style-name="ro2">
          <table:table-cell/>
          <table:covered-table-cell table:style-name="Default"/>
          <table:table-cell office:value-type="string" calcext:value-type="string">
            <text:p>y</text:p>
          </table:table-cell>
          <table:table-cell office:value-type="float" office:value="0.182" calcext:value-type="float">
            <text:p>0.18</text:p>
          </table:table-cell>
          <table:table-cell table:style-name="ce26" office:value-type="float" office:value="-0.15775448" calcext:value-type="float">
            <text:p>-0.16</text:p>
          </table:table-cell>
          <table:table-cell table:style-name="ce51" office:value-type="float" office:value="-0.06357646" calcext:value-type="float">
            <text:p>-0.06</text:p>
          </table:table-cell>
          <table:table-cell table:style-name="ce78" office:value-type="float" office:value="-0.18793768" calcext:value-type="float">
            <text:p>-0.19</text:p>
          </table:table-cell>
          <table:table-cell table:style-name="ce107" office:value-type="float" office:value="-0.03076814" calcext:value-type="float">
            <text:p>-0.03</text:p>
          </table:table-cell>
          <table:table-cell table:style-name="ce135" office:value-type="float" office:value="-0.06857494" calcext:value-type="float">
            <text:p>-0.07</text:p>
          </table:table-cell>
          <table:table-cell table:style-name="ce160" office:value-type="float" office:value="-0.0477102" calcext:value-type="float">
            <text:p>-0.05</text:p>
          </table:table-cell>
          <table:table-cell table:style-name="ce185" office:value-type="float" office:value="-0.07333271" calcext:value-type="float">
            <text:p>-0.07</text:p>
          </table:table-cell>
          <table:table-cell table:style-name="ce185" office:value-type="float" office:value="-0.00091453" calcext:value-type="float">
            <text:p>0.00</text:p>
          </table:table-cell>
          <table:table-cell table:style-name="ce209"/>
          <table:table-cell table:style-name="ce185" office:value-type="float" office:value="-0.09402987" calcext:value-type="float">
            <text:p>-0.09</text:p>
          </table:table-cell>
          <table:table-cell/>
          <table:table-cell office:value-type="float" office:value="-0.03717754" calcext:value-type="float">
            <text:p>-0.03717754</text:p>
          </table:table-cell>
          <table:table-cell table:number-columns-repeated="3"/>
        </table:table-row>
        <table:table-row table:style-name="ro2">
          <table:table-cell/>
          <table:covered-table-cell table:style-name="Default"/>
          <table:table-cell office:value-type="string" calcext:value-type="string">
            <text:p>z</text:p>
          </table:table-cell>
          <table:table-cell office:value-type="float" office:value="-0.048" calcext:value-type="float">
            <text:p>-0.05</text:p>
          </table:table-cell>
          <table:table-cell table:style-name="ce26" office:value-type="float" office:value="-0.13102991" calcext:value-type="float">
            <text:p>-0.13</text:p>
          </table:table-cell>
          <table:table-cell table:style-name="ce51" office:value-type="float" office:value="-0.0185749" calcext:value-type="float">
            <text:p>-0.02</text:p>
          </table:table-cell>
          <table:table-cell table:style-name="ce78" office:value-type="float" office:value="-0.13429425" calcext:value-type="float">
            <text:p>-0.13</text:p>
          </table:table-cell>
          <table:table-cell table:style-name="ce107" office:value-type="float" office:value="-0.05657917" calcext:value-type="float">
            <text:p>-0.06</text:p>
          </table:table-cell>
          <table:table-cell table:style-name="ce135" office:value-type="float" office:value="-0.01804662" calcext:value-type="float">
            <text:p>-0.02</text:p>
          </table:table-cell>
          <table:table-cell table:style-name="ce160" office:value-type="float" office:value="-0.01995987" calcext:value-type="float">
            <text:p>-0.02</text:p>
          </table:table-cell>
          <table:table-cell table:style-name="ce185" office:value-type="float" office:value="-0.01952353" calcext:value-type="float">
            <text:p>-0.02</text:p>
          </table:table-cell>
          <table:table-cell table:style-name="ce185" office:value-type="float" office:value="-0.01588367" calcext:value-type="float">
            <text:p>-0.02</text:p>
          </table:table-cell>
          <table:table-cell table:style-name="ce209"/>
          <table:table-cell table:style-name="ce185" office:value-type="float" office:value="-0.02087948" calcext:value-type="float">
            <text:p>-0.02</text:p>
          </table:table-cell>
          <table:table-cell/>
          <table:table-cell office:value-type="float" office:value="-0.07991706" calcext:value-type="float">
            <text:p>-0.07991706</text:p>
          </table:table-cell>
          <table:table-cell table:number-columns-repeated="3"/>
        </table:table-row>
        <table:table-row table:style-name="ro1">
          <table:table-cell/>
          <table:covered-table-cell table:style-name="Default"/>
          <table:table-cell office:value-type="string" calcext:value-type="string">
            <text:p>mse</text:p>
          </table:table-cell>
          <table:table-cell office:value-type="float" office:value="0.275231" calcext:value-type="float">
            <text:p>0.28</text:p>
          </table:table-cell>
          <table:table-cell table:style-name="ce27" office:value-type="float" office:value="1.09508987" calcext:value-type="float">
            <text:p>1.10</text:p>
          </table:table-cell>
          <table:table-cell table:style-name="ce27" office:value-type="float" office:value="0.9829384" calcext:value-type="float">
            <text:p>0.98</text:p>
          </table:table-cell>
          <table:table-cell table:style-name="ce79" office:value-type="float" office:value="1.11734062" calcext:value-type="float">
            <text:p>1.12</text:p>
          </table:table-cell>
          <table:table-cell table:style-name="ce108" office:value-type="float" office:value="0.98197271" calcext:value-type="float">
            <text:p>0.98</text:p>
          </table:table-cell>
          <table:table-cell table:style-name="ce136" office:value-type="float" office:value="0.98498362" calcext:value-type="float">
            <text:p>0.98</text:p>
          </table:table-cell>
          <table:table-cell table:style-name="ce136" office:value-type="float" office:value="0.98645951" calcext:value-type="float">
            <text:p>0.99</text:p>
          </table:table-cell>
          <table:table-cell table:style-name="ce108" office:value-type="float" office:value="0.98238588" calcext:value-type="float">
            <text:p>0.98</text:p>
          </table:table-cell>
          <table:table-cell table:style-name="ce108" office:value-type="float" office:value="0.98727278" calcext:value-type="float">
            <text:p>0.99</text:p>
          </table:table-cell>
          <table:table-cell table:style-name="ce27"/>
          <table:table-cell table:style-name="ce108" office:value-type="float" office:value="0.97223149" calcext:value-type="float">
            <text:p>0.97</text:p>
          </table:table-cell>
          <table:table-cell/>
          <table:table-cell office:value-type="float" office:value="0.98643934" calcext:value-type="float">
            <text:p>0.98643934</text:p>
          </table:table-cell>
          <table:table-cell table:number-columns-repeated="3"/>
        </table:table-row>
        <table:table-row table:style-name="ro3">
          <table:table-cell/>
          <table:table-cell table:style-name="ce6" office:value-type="string" calcext:value-type="string" table:number-columns-spanned="1" table:number-rows-spanned="4">
            <text:p>Everything ALS16 to ALS14</text:p>
          </table:table-cell>
          <table:table-cell table:style-name="ce8" office:value-type="string" calcext:value-type="string">
            <text:p>x</text:p>
          </table:table-cell>
          <table:table-cell table:style-name="ce15" office:value-type="float" office:value="-0.02" calcext:value-type="float">
            <text:p>-0.02</text:p>
          </table:table-cell>
          <table:table-cell table:style-name="ce28" office:value-type="float" office:value="-8.10503043" calcext:value-type="float">
            <text:p>-8.11</text:p>
          </table:table-cell>
          <table:table-cell table:style-name="ce52" office:value-type="float" office:value="-7.89284703" calcext:value-type="float">
            <text:p>-7.89</text:p>
          </table:table-cell>
          <table:table-cell table:style-name="ce80" office:value-type="float" office:value="-8.14427748" calcext:value-type="float">
            <text:p>-8.14</text:p>
          </table:table-cell>
          <table:table-cell table:style-name="ce109" office:value-type="float" office:value="-0.04470742" calcext:value-type="float">
            <text:p>-0.04</text:p>
          </table:table-cell>
          <table:table-cell table:style-name="ce137" office:value-type="float" office:value="-0.03267922" calcext:value-type="float">
            <text:p>-0.03</text:p>
          </table:table-cell>
          <table:table-cell table:style-name="ce161" office:value-type="float" office:value="-0.14165623" calcext:value-type="float">
            <text:p>-0.14</text:p>
          </table:table-cell>
          <table:table-cell table:style-name="ce186" office:value-type="float" office:value="-0.43299246" calcext:value-type="float">
            <text:p>-0.43</text:p>
          </table:table-cell>
          <table:table-cell table:style-name="ce186" office:value-type="float" office:value="-7.89284703" calcext:value-type="float">
            <text:p>-7.89</text:p>
          </table:table-cell>
          <table:table-cell table:style-name="ce210"/>
          <table:table-cell table:style-name="ce186" office:value-type="float" office:value="-0.02073404" calcext:value-type="float">
            <text:p>-0.02</text:p>
          </table:table-cell>
          <table:table-cell office:value-type="string" calcext:value-type="string">
            <text:p>'Everything_als16' aligned to 'Everything_als14'</text:p>
          </table:table-cell>
          <table:table-cell office:value-type="float" office:value="-0.03751433" calcext:value-type="float">
            <text:p>-0.03751433</text:p>
          </table:table-cell>
          <table:table-cell table:number-columns-repeated="3"/>
        </table:table-row>
        <table:table-row table:style-name="ro2">
          <table:table-cell/>
          <table:covered-table-cell/>
          <table:table-cell table:style-name="ce9" office:value-type="string" calcext:value-type="string">
            <text:p>y</text:p>
          </table:table-cell>
          <table:table-cell table:style-name="ce16" office:value-type="float" office:value="-0.056" calcext:value-type="float">
            <text:p>-0.06</text:p>
          </table:table-cell>
          <table:table-cell table:style-name="ce29" office:value-type="float" office:value="2.16906141" calcext:value-type="float">
            <text:p>2.17</text:p>
          </table:table-cell>
          <table:table-cell table:style-name="ce53" office:value-type="float" office:value="2.67335358" calcext:value-type="float">
            <text:p>2.67</text:p>
          </table:table-cell>
          <table:table-cell table:style-name="ce81" office:value-type="float" office:value="2.71656966" calcext:value-type="float">
            <text:p>2.72</text:p>
          </table:table-cell>
          <table:table-cell table:style-name="ce110" office:value-type="float" office:value="-0.10738535" calcext:value-type="float">
            <text:p>-0.11</text:p>
          </table:table-cell>
          <table:table-cell table:style-name="ce138" office:value-type="float" office:value="-0.18164232" calcext:value-type="float">
            <text:p>-0.18</text:p>
          </table:table-cell>
          <table:table-cell table:style-name="ce162" office:value-type="float" office:value="-0.15590957" calcext:value-type="float">
            <text:p>-0.16</text:p>
          </table:table-cell>
          <table:table-cell table:style-name="ce187" office:value-type="float" office:value="-0.09177492" calcext:value-type="float">
            <text:p>-0.09</text:p>
          </table:table-cell>
          <table:table-cell table:style-name="ce187" office:value-type="float" office:value="2.67335358" calcext:value-type="float">
            <text:p>2.67</text:p>
          </table:table-cell>
          <table:table-cell table:style-name="ce211"/>
          <table:table-cell table:style-name="ce187" office:value-type="float" office:value="-0.21511681" calcext:value-type="float">
            <text:p>-0.22</text:p>
          </table:table-cell>
          <table:table-cell/>
          <table:table-cell office:value-type="float" office:value="-0.17601639" calcext:value-type="float">
            <text:p>-0.17601639</text:p>
          </table:table-cell>
          <table:table-cell table:number-columns-repeated="3"/>
        </table:table-row>
        <table:table-row table:style-name="ro2">
          <table:table-cell/>
          <table:covered-table-cell/>
          <table:table-cell table:style-name="ce9" office:value-type="string" calcext:value-type="string">
            <text:p>z</text:p>
          </table:table-cell>
          <table:table-cell table:style-name="ce16" office:value-type="float" office:value="0.052" calcext:value-type="float">
            <text:p>0.05</text:p>
          </table:table-cell>
          <table:table-cell table:style-name="ce29" office:value-type="float" office:value="-0.30634184" calcext:value-type="float">
            <text:p>-0.31</text:p>
          </table:table-cell>
          <table:table-cell table:style-name="ce53" office:value-type="float" office:value="-0.16651061" calcext:value-type="float">
            <text:p>-0.17</text:p>
          </table:table-cell>
          <table:table-cell table:style-name="ce81" office:value-type="float" office:value="-0.30828127" calcext:value-type="float">
            <text:p>-0.31</text:p>
          </table:table-cell>
          <table:table-cell table:style-name="ce110" office:value-type="float" office:value="0.00351062" calcext:value-type="float">
            <text:p>0.00</text:p>
          </table:table-cell>
          <table:table-cell table:style-name="ce138" office:value-type="float" office:value="0.00699296" calcext:value-type="float">
            <text:p>0.01</text:p>
          </table:table-cell>
          <table:table-cell table:style-name="ce162" office:value-type="float" office:value="0.00558355" calcext:value-type="float">
            <text:p>0.01</text:p>
          </table:table-cell>
          <table:table-cell table:style-name="ce187" office:value-type="float" office:value="0.00200827" calcext:value-type="float">
            <text:p>0.00</text:p>
          </table:table-cell>
          <table:table-cell table:style-name="ce187" office:value-type="float" office:value="-0.16651061" calcext:value-type="float">
            <text:p>-0.17</text:p>
          </table:table-cell>
          <table:table-cell table:style-name="ce211"/>
          <table:table-cell table:style-name="ce187" office:value-type="float" office:value="0.007163" calcext:value-type="float">
            <text:p>0.01</text:p>
          </table:table-cell>
          <table:table-cell/>
          <table:table-cell office:value-type="float" office:value="0.00353459" calcext:value-type="float">
            <text:p>0.00353459</text:p>
          </table:table-cell>
          <table:table-cell table:number-columns-repeated="3"/>
        </table:table-row>
        <table:table-row table:style-name="ro1">
          <table:table-cell/>
          <table:covered-table-cell table:style-name="ce4"/>
          <table:table-cell table:style-name="ce10" office:value-type="string" calcext:value-type="string">
            <text:p>mse</text:p>
          </table:table-cell>
          <table:table-cell table:style-name="ce17" office:value-type="float" office:value="0.0794259" calcext:value-type="float">
            <text:p>0.08</text:p>
          </table:table-cell>
          <table:table-cell office:value-type="float" office:value="0" calcext:value-type="float">
            <text:p>0.00</text:p>
          </table:table-cell>
          <table:table-cell office:value-type="float" office:value="5.00760843" calcext:value-type="float">
            <text:p>5.01</text:p>
          </table:table-cell>
          <table:table-cell office:value-type="float" office:value="5.34292253" calcext:value-type="float">
            <text:p>5.34</text:p>
          </table:table-cell>
          <table:table-cell office:value-type="float" office:value="0.99136453" calcext:value-type="float">
            <text:p>0.99</text:p>
          </table:table-cell>
          <table:table-cell office:value-type="float" office:value="0.99179049" calcext:value-type="float">
            <text:p>0.99</text:p>
          </table:table-cell>
          <table:table-cell office:value-type="float" office:value="0.99547063" calcext:value-type="float">
            <text:p>1.00</text:p>
          </table:table-cell>
          <table:table-cell office:value-type="float" office:value="1.04939723" calcext:value-type="float">
            <text:p>1.05</text:p>
          </table:table-cell>
          <table:table-cell office:value-type="float" office:value="0.31058013" calcext:value-type="float">
            <text:p>0.31</text:p>
          </table:table-cell>
          <table:table-cell/>
          <table:table-cell office:value-type="float" office:value="0.98067709" calcext:value-type="float">
            <text:p>0.98</text:p>
          </table:table-cell>
          <table:table-cell/>
          <table:table-cell office:value-type="float" office:value="0.98235793" calcext:value-type="float">
            <text:p>0.98235793</text:p>
          </table:table-cell>
          <table:table-cell table:number-columns-repeated="3"/>
        </table:table-row>
        <table:table-row table:style-name="ro2">
          <table:table-cell/>
          <table:table-cell table:style-name="ce7" office:value-type="string" calcext:value-type="string" table:number-columns-spanned="1" table:number-rows-spanned="4">
            <text:p>Everything DIM16 to ALS14</text:p>
          </table:table-cell>
          <table:table-cell table:style-name="ce8" office:value-type="string" calcext:value-type="string">
            <text:p>x</text:p>
          </table:table-cell>
          <table:table-cell office:value-type="float" office:value="0.008" calcext:value-type="float">
            <text:p>0.01</text:p>
          </table:table-cell>
          <table:table-cell table:style-name="ce30" office:value-type="float" office:value="-8.40191819" calcext:value-type="float">
            <text:p>-8.40</text:p>
          </table:table-cell>
          <table:table-cell table:style-name="ce54" office:value-type="float" office:value="-7.70381971" calcext:value-type="float">
            <text:p>-7.70</text:p>
          </table:table-cell>
          <table:table-cell table:style-name="ce82" office:value-type="float" office:value="-8.39102256" calcext:value-type="float">
            <text:p>-8.39</text:p>
          </table:table-cell>
          <table:table-cell table:style-name="ce111" office:value-type="float" office:value="-0.0262212" calcext:value-type="float">
            <text:p>-0.03</text:p>
          </table:table-cell>
          <table:table-cell table:style-name="ce139" office:value-type="float" office:value="0.0246471" calcext:value-type="float">
            <text:p>0.02</text:p>
          </table:table-cell>
          <table:table-cell table:style-name="ce163" office:value-type="float" office:value="-0.13765887" calcext:value-type="float">
            <text:p>-0.14</text:p>
          </table:table-cell>
          <table:table-cell table:style-name="ce188" office:value-type="float" office:value="-0.5640971" calcext:value-type="float">
            <text:p>-0.56</text:p>
          </table:table-cell>
          <table:table-cell table:style-name="ce188" office:value-type="float" office:value="-7.74165959" calcext:value-type="float">
            <text:p>-7.74</text:p>
          </table:table-cell>
          <table:table-cell table:style-name="ce212"/>
          <table:table-cell table:style-name="ce188" office:value-type="float" office:value="0.02555376" calcext:value-type="float">
            <text:p>0.03</text:p>
          </table:table-cell>
          <table:table-cell office:value-type="string" calcext:value-type="string">
            <text:p>'Everything_dim16' aligned to 'Everything_als14'</text:p>
          </table:table-cell>
          <table:table-cell office:value-type="float" office:value="-0.02508635" calcext:value-type="float">
            <text:p>-0.02508635</text:p>
          </table:table-cell>
          <table:table-cell table:number-columns-repeated="3"/>
        </table:table-row>
        <table:table-row table:style-name="ro2">
          <table:table-cell/>
          <table:covered-table-cell/>
          <table:table-cell table:style-name="ce9" office:value-type="string" calcext:value-type="string">
            <text:p>y</text:p>
          </table:table-cell>
          <table:table-cell office:value-type="float" office:value="-0.057" calcext:value-type="float">
            <text:p>-0.06</text:p>
          </table:table-cell>
          <table:table-cell table:style-name="ce30" office:value-type="float" office:value="0.94805328" calcext:value-type="float">
            <text:p>0.95</text:p>
          </table:table-cell>
          <table:table-cell table:style-name="ce54" office:value-type="float" office:value="1.82752887" calcext:value-type="float">
            <text:p>1.83</text:p>
          </table:table-cell>
          <table:table-cell table:style-name="ce82" office:value-type="float" office:value="0.94865767" calcext:value-type="float">
            <text:p>0.95</text:p>
          </table:table-cell>
          <table:table-cell table:style-name="ce111" office:value-type="float" office:value="-0.00667712" calcext:value-type="float">
            <text:p>-0.01</text:p>
          </table:table-cell>
          <table:table-cell table:style-name="ce139" office:value-type="float" office:value="-0.05658301" calcext:value-type="float">
            <text:p>-0.06</text:p>
          </table:table-cell>
          <table:table-cell table:style-name="ce163" office:value-type="float" office:value="0.02549184" calcext:value-type="float">
            <text:p>0.03</text:p>
          </table:table-cell>
          <table:table-cell table:style-name="ce188" office:value-type="float" office:value="0.20440498" calcext:value-type="float">
            <text:p>0.20</text:p>
          </table:table-cell>
          <table:table-cell table:style-name="ce188" office:value-type="float" office:value="1.64468355" calcext:value-type="float">
            <text:p>1.64</text:p>
          </table:table-cell>
          <table:table-cell table:style-name="ce212"/>
          <table:table-cell table:style-name="ce188" office:value-type="float" office:value="-0.0689727" calcext:value-type="float">
            <text:p>-0.07</text:p>
          </table:table-cell>
          <table:table-cell/>
          <table:table-cell office:value-type="float" office:value="0.00110893" calcext:value-type="float">
            <text:p>0.00110893</text:p>
          </table:table-cell>
          <table:table-cell table:number-columns-repeated="3"/>
        </table:table-row>
        <table:table-row table:style-name="ro2">
          <table:table-cell/>
          <table:covered-table-cell/>
          <table:table-cell table:style-name="ce9" office:value-type="string" calcext:value-type="string">
            <text:p>z</text:p>
          </table:table-cell>
          <table:table-cell office:value-type="float" office:value="0.082" calcext:value-type="float">
            <text:p>0.08</text:p>
          </table:table-cell>
          <table:table-cell table:style-name="ce30" office:value-type="float" office:value="-0.61518517" calcext:value-type="float">
            <text:p>-0.62</text:p>
          </table:table-cell>
          <table:table-cell table:style-name="ce54" office:value-type="float" office:value="-0.20008351" calcext:value-type="float">
            <text:p>-0.20</text:p>
          </table:table-cell>
          <table:table-cell table:style-name="ce82" office:value-type="float" office:value="-0.60679814" calcext:value-type="float">
            <text:p>-0.61</text:p>
          </table:table-cell>
          <table:table-cell table:style-name="ce111" office:value-type="float" office:value="-0.02827509" calcext:value-type="float">
            <text:p>-0.03</text:p>
          </table:table-cell>
          <table:table-cell table:style-name="ce139" office:value-type="float" office:value="0.0037285" calcext:value-type="float">
            <text:p>0.00</text:p>
          </table:table-cell>
          <table:table-cell table:style-name="ce163" office:value-type="float" office:value="-0.00085604" calcext:value-type="float">
            <text:p>0.00</text:p>
          </table:table-cell>
          <table:table-cell table:style-name="ce188" office:value-type="float" office:value="-0.0057777" calcext:value-type="float">
            <text:p>-0.01</text:p>
          </table:table-cell>
          <table:table-cell table:style-name="ce188" office:value-type="float" office:value="-0.20611664" calcext:value-type="float">
            <text:p>-0.21</text:p>
          </table:table-cell>
          <table:table-cell table:style-name="ce212"/>
          <table:table-cell table:style-name="ce188" office:value-type="float" office:value="0.00303621" calcext:value-type="float">
            <text:p>0.00</text:p>
          </table:table-cell>
          <table:table-cell/>
          <table:table-cell office:value-type="float" office:value="-0.02859897" calcext:value-type="float">
            <text:p>-0.02859897</text:p>
          </table:table-cell>
          <table:table-cell table:number-columns-repeated="3"/>
        </table:table-row>
        <table:table-row table:style-name="ro1">
          <table:table-cell/>
          <table:covered-table-cell table:style-name="ce4"/>
          <table:table-cell table:style-name="ce10" office:value-type="string" calcext:value-type="string">
            <text:p>mse</text:p>
          </table:table-cell>
          <table:table-cell office:value-type="float" office:value="0.0563774" calcext:value-type="float">
            <text:p>0.06</text:p>
          </table:table-cell>
          <table:table-cell table:style-name="ce27" office:value-type="float" office:value="0" calcext:value-type="float">
            <text:p>0.00</text:p>
          </table:table-cell>
          <table:table-cell table:style-name="ce27" office:value-type="float" office:value="5.13542596" calcext:value-type="float">
            <text:p>5.14</text:p>
          </table:table-cell>
          <table:table-cell table:style-name="ce79" office:value-type="float" office:value="5.96329934" calcext:value-type="float">
            <text:p>5.96</text:p>
          </table:table-cell>
          <table:table-cell table:style-name="ce108" office:value-type="float" office:value="0.99783555" calcext:value-type="float">
            <text:p>1.00</text:p>
          </table:table-cell>
          <table:table-cell table:style-name="ce136" office:value-type="float" office:value="1.00292371" calcext:value-type="float">
            <text:p>1.00</text:p>
          </table:table-cell>
          <table:table-cell table:style-name="ce136" office:value-type="float" office:value="1.00596559" calcext:value-type="float">
            <text:p>1.01</text:p>
          </table:table-cell>
          <table:table-cell table:style-name="ce108" office:value-type="float" office:value="1.10793224" calcext:value-type="float">
            <text:p>1.11</text:p>
          </table:table-cell>
          <table:table-cell table:style-name="ce108" office:value-type="float" office:value="0.26046111" calcext:value-type="float">
            <text:p>0.26</text:p>
          </table:table-cell>
          <table:table-cell table:style-name="ce27"/>
          <table:table-cell table:style-name="ce108" office:value-type="float" office:value="1.00039542" calcext:value-type="float">
            <text:p>1.00</text:p>
          </table:table-cell>
          <table:table-cell/>
          <table:table-cell office:value-type="float" office:value="0.99670712" calcext:value-type="float">
            <text:p>0.99670712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 table:number-columns-spanned="1" table:number-rows-spanned="4">
            <text:p>Everything</text:p>
          </table:table-cell>
          <table:table-cell table:style-name="ce8" office:value-type="string" calcext:value-type="string">
            <text:p>x</text:p>
          </table:table-cell>
          <table:table-cell table:style-name="ce15" office:value-type="float" office:value="0.039" calcext:value-type="float">
            <text:p>0.04</text:p>
          </table:table-cell>
          <table:table-cell table:style-name="ce31" office:value-type="float" office:value="-0.01640424" calcext:value-type="float">
            <text:p>-0.02</text:p>
          </table:table-cell>
          <table:table-cell table:style-name="ce55" office:value-type="float" office:value="0.06534486" calcext:value-type="float">
            <text:p>0.07</text:p>
          </table:table-cell>
          <table:table-cell table:style-name="ce83" office:value-type="float" office:value="-0.00724823" calcext:value-type="float">
            <text:p>-0.01</text:p>
          </table:table-cell>
          <table:table-cell table:style-name="ce112" office:value-type="float" office:value="0.01258785" calcext:value-type="float">
            <text:p>0.01</text:p>
          </table:table-cell>
          <table:table-cell table:style-name="ce140" office:value-type="float" office:value="0.06399061" calcext:value-type="float">
            <text:p>0.06</text:p>
          </table:table-cell>
          <table:table-cell table:style-name="ce164" office:value-type="float" office:value="0.04893464" calcext:value-type="float">
            <text:p>0.05</text:p>
          </table:table-cell>
          <table:table-cell table:style-name="ce189" office:value-type="float" office:value="0.06635999" calcext:value-type="float">
            <text:p>0.07</text:p>
          </table:table-cell>
          <table:table-cell table:style-name="ce189" office:value-type="float" office:value="0.03901801" calcext:value-type="float">
            <text:p>0.04</text:p>
          </table:table-cell>
          <table:table-cell table:style-name="ce213"/>
          <table:table-cell table:style-name="ce189" office:value-type="float" office:value="0.04269371" calcext:value-type="float">
            <text:p>0.04</text:p>
          </table:table-cell>
          <table:table-cell office:value-type="string" calcext:value-type="string">
            <text:p>'Everything_dim16' aligned to 'Everything_als16'</text:p>
          </table:table-cell>
          <table:table-cell office:value-type="float" office:value="0.00665011" calcext:value-type="float">
            <text:p>0.00665011</text:p>
          </table:table-cell>
          <table:table-cell table:number-columns-repeated="3"/>
        </table:table-row>
        <table:table-row table:style-name="ro2">
          <table:table-cell/>
          <table:covered-table-cell/>
          <table:table-cell table:style-name="ce9" office:value-type="string" calcext:value-type="string">
            <text:p>y</text:p>
          </table:table-cell>
          <table:table-cell table:style-name="ce16" office:value-type="float" office:value="-0.006" calcext:value-type="float">
            <text:p>-0.01</text:p>
          </table:table-cell>
          <table:table-cell table:style-name="ce32" office:value-type="float" office:value="0.06614937" calcext:value-type="float">
            <text:p>0.07</text:p>
          </table:table-cell>
          <table:table-cell table:style-name="ce56" office:value-type="float" office:value="0.08259175" calcext:value-type="float">
            <text:p>0.08</text:p>
          </table:table-cell>
          <table:table-cell table:style-name="ce84" office:value-type="float" office:value="0.06113232" calcext:value-type="float">
            <text:p>0.06</text:p>
          </table:table-cell>
          <table:table-cell table:style-name="ce113" office:value-type="float" office:value="0.06106604" calcext:value-type="float">
            <text:p>0.06</text:p>
          </table:table-cell>
          <table:table-cell table:style-name="ce141" office:value-type="float" office:value="0.08160046" calcext:value-type="float">
            <text:p>0.08</text:p>
          </table:table-cell>
          <table:table-cell table:style-name="ce165" office:value-type="float" office:value="0.12449433" calcext:value-type="float">
            <text:p>0.12</text:p>
          </table:table-cell>
          <table:table-cell table:style-name="ce190" office:value-type="float" office:value="0.12255952" calcext:value-type="float">
            <text:p>0.12</text:p>
          </table:table-cell>
          <table:table-cell table:style-name="ce190" office:value-type="float" office:value="0.146795" calcext:value-type="float">
            <text:p>0.15</text:p>
          </table:table-cell>
          <table:table-cell table:style-name="ce214"/>
          <table:table-cell table:style-name="ce190" office:value-type="float" office:value="0.12810284" calcext:value-type="float">
            <text:p>0.13</text:p>
          </table:table-cell>
          <table:table-cell/>
          <table:table-cell office:value-type="float" office:value="0.15155275" calcext:value-type="float">
            <text:p>0.15155275</text:p>
          </table:table-cell>
          <table:table-cell table:number-columns-repeated="3"/>
        </table:table-row>
        <table:table-row table:style-name="ro2">
          <table:table-cell/>
          <table:covered-table-cell/>
          <table:table-cell table:style-name="ce9" office:value-type="string" calcext:value-type="string">
            <text:p>z</text:p>
          </table:table-cell>
          <table:table-cell table:style-name="ce16" office:value-type="float" office:value="0.036" calcext:value-type="float">
            <text:p>0.04</text:p>
          </table:table-cell>
          <table:table-cell table:style-name="ce32" office:value-type="float" office:value="-0.09099342" calcext:value-type="float">
            <text:p>-0.09</text:p>
          </table:table-cell>
          <table:table-cell table:style-name="ce56" office:value-type="float" office:value="-0.00936968" calcext:value-type="float">
            <text:p>-0.01</text:p>
          </table:table-cell>
          <table:table-cell table:style-name="ce84" office:value-type="float" office:value="-0.09043606" calcext:value-type="float">
            <text:p>-0.09</text:p>
          </table:table-cell>
          <table:table-cell table:style-name="ce113" office:value-type="float" office:value="-0.03477399" calcext:value-type="float">
            <text:p>-0.03</text:p>
          </table:table-cell>
          <table:table-cell table:style-name="ce141" office:value-type="float" office:value="-0.00763389" calcext:value-type="float">
            <text:p>-0.01</text:p>
          </table:table-cell>
          <table:table-cell table:style-name="ce165" office:value-type="float" office:value="-0.00885098" calcext:value-type="float">
            <text:p>-0.01</text:p>
          </table:table-cell>
          <table:table-cell table:style-name="ce190" office:value-type="float" office:value="-0.0094378" calcext:value-type="float">
            <text:p>-0.01</text:p>
          </table:table-cell>
          <table:table-cell table:style-name="ce190" office:value-type="float" office:value="-0.00992575" calcext:value-type="float">
            <text:p>-0.01</text:p>
          </table:table-cell>
          <table:table-cell table:style-name="ce214"/>
          <table:table-cell table:style-name="ce190" office:value-type="float" office:value="-0.00831716" calcext:value-type="float">
            <text:p>-0.01</text:p>
          </table:table-cell>
          <table:table-cell/>
          <table:table-cell office:value-type="float" office:value="-0.04929442" calcext:value-type="float">
            <text:p>-0.04929442</text:p>
          </table:table-cell>
          <table:table-cell table:number-columns-repeated="3"/>
        </table:table-row>
        <table:table-row table:style-name="ro1">
          <table:table-cell/>
          <table:covered-table-cell table:style-name="ce4"/>
          <table:table-cell table:style-name="ce10" office:value-type="string" calcext:value-type="string">
            <text:p>mse</text:p>
          </table:table-cell>
          <table:table-cell table:style-name="ce17" office:value-type="float" office:value="0.0996526" calcext:value-type="float">
            <text:p>0.10</text:p>
          </table:table-cell>
          <table:table-cell office:value-type="float" office:value="1.0622838" calcext:value-type="float">
            <text:p>1.06</text:p>
          </table:table-cell>
          <table:table-cell office:value-type="float" office:value="0.99051066" calcext:value-type="float">
            <text:p>0.99</text:p>
          </table:table-cell>
          <table:table-cell office:value-type="float" office:value="1.06117486" calcext:value-type="float">
            <text:p>1.06</text:p>
          </table:table-cell>
          <table:table-cell office:value-type="float" office:value="0.99129129" calcext:value-type="float">
            <text:p>0.99</text:p>
          </table:table-cell>
          <table:table-cell office:value-type="float" office:value="0.9911032" calcext:value-type="float">
            <text:p>0.99</text:p>
          </table:table-cell>
          <table:table-cell office:value-type="float" office:value="0.9907358" calcext:value-type="float">
            <text:p>0.99</text:p>
          </table:table-cell>
          <table:table-cell office:value-type="float" office:value="0.99126022" calcext:value-type="float">
            <text:p>0.99</text:p>
          </table:table-cell>
          <table:table-cell office:value-type="float" office:value="0.97810282" calcext:value-type="float">
            <text:p>0.98</text:p>
          </table:table-cell>
          <table:table-cell/>
          <table:table-cell office:value-type="float" office:value="0.98034487" calcext:value-type="float">
            <text:p>0.98</text:p>
          </table:table-cell>
          <table:table-cell/>
          <table:table-cell office:value-type="float" office:value="0.98780624" calcext:value-type="float">
            <text:p>0.98780624</text:p>
          </table:table-cell>
          <table:table-cell table:number-columns-repeated="3"/>
        </table:table-row>
        <table:table-row table:style-name="ro2">
          <table:table-cell/>
          <table:table-cell table:style-name="ce7" office:value-type="string" calcext:value-type="string" table:number-columns-spanned="1" table:number-rows-spanned="4">
            <text:p>Field</text:p>
          </table:table-cell>
          <table:table-cell table:style-name="ce11" office:value-type="string" calcext:value-type="string">
            <text:p>x</text:p>
          </table:table-cell>
          <table:table-cell office:value-type="float" office:value="0.02" calcext:value-type="float">
            <text:p>0.02</text:p>
          </table:table-cell>
          <table:table-cell table:style-name="ce33" office:value-type="float" office:value="-0.01768987" calcext:value-type="float">
            <text:p>-0.02</text:p>
          </table:table-cell>
          <table:table-cell table:style-name="ce57" office:value-type="float" office:value="-0.01984437" calcext:value-type="float">
            <text:p>-0.02</text:p>
          </table:table-cell>
          <table:table-cell table:style-name="ce85" office:value-type="float" office:value="-0.04712027" calcext:value-type="float">
            <text:p>-0.05</text:p>
          </table:table-cell>
          <table:table-cell table:style-name="ce114" office:value-type="float" office:value="-0.00301994" calcext:value-type="float">
            <text:p>0.00</text:p>
          </table:table-cell>
          <table:table-cell table:style-name="ce142" office:value-type="float" office:value="-0.01218711" calcext:value-type="float">
            <text:p>-0.01</text:p>
          </table:table-cell>
          <table:table-cell table:style-name="ce166" office:value-type="float" office:value="-0.09692527" calcext:value-type="float">
            <text:p>-0.10</text:p>
          </table:table-cell>
          <table:table-cell table:style-name="ce191" office:value-type="float" office:value="0.04414127" calcext:value-type="float">
            <text:p>0.04</text:p>
          </table:table-cell>
          <table:table-cell table:style-name="ce191" office:value-type="float" office:value="-0.01101426" calcext:value-type="float">
            <text:p>-0.01</text:p>
          </table:table-cell>
          <table:table-cell table:style-name="ce215"/>
          <table:table-cell table:style-name="ce191" office:value-type="float" office:value="-0.0389109" calcext:value-type="float">
            <text:p>-0.04</text:p>
          </table:table-cell>
          <table:table-cell office:value-type="string" calcext:value-type="string">
            <text:p>'Field_dim16' aligned to 'Field_als16'</text:p>
          </table:table-cell>
          <table:table-cell office:value-type="float" office:value="-0.04480906" calcext:value-type="float">
            <text:p>-0.04480906</text:p>
          </table:table-cell>
          <table:table-cell table:number-columns-repeated="3"/>
        </table:table-row>
        <table:table-row table:style-name="ro2">
          <table:table-cell/>
          <table:covered-table-cell table:style-name="Default"/>
          <table:table-cell office:value-type="string" calcext:value-type="string">
            <text:p>y</text:p>
          </table:table-cell>
          <table:table-cell office:value-type="float" office:value="-0.012" calcext:value-type="float">
            <text:p>-0.01</text:p>
          </table:table-cell>
          <table:table-cell table:style-name="ce33" office:value-type="float" office:value="-0.01374125" calcext:value-type="float">
            <text:p>-0.01</text:p>
          </table:table-cell>
          <table:table-cell table:style-name="ce57" office:value-type="float" office:value="0.00793884" calcext:value-type="float">
            <text:p>0.01</text:p>
          </table:table-cell>
          <table:table-cell table:style-name="ce85" office:value-type="float" office:value="-0.08433161" calcext:value-type="float">
            <text:p>-0.08</text:p>
          </table:table-cell>
          <table:table-cell table:style-name="ce114" office:value-type="float" office:value="-0.060352" calcext:value-type="float">
            <text:p>-0.06</text:p>
          </table:table-cell>
          <table:table-cell table:style-name="ce142" office:value-type="float" office:value="-0.00460572" calcext:value-type="float">
            <text:p>0.00</text:p>
          </table:table-cell>
          <table:table-cell table:style-name="ce166" office:value-type="float" office:value="-0.02876756" calcext:value-type="float">
            <text:p>-0.03</text:p>
          </table:table-cell>
          <table:table-cell table:style-name="ce191" office:value-type="float" office:value="-0.06394021" calcext:value-type="float">
            <text:p>-0.06</text:p>
          </table:table-cell>
          <table:table-cell table:style-name="ce191" office:value-type="float" office:value="-0.00468345" calcext:value-type="float">
            <text:p>0.00</text:p>
          </table:table-cell>
          <table:table-cell table:style-name="ce215"/>
          <table:table-cell table:style-name="ce191" office:value-type="float" office:value="-0.05710055" calcext:value-type="float">
            <text:p>-0.06</text:p>
          </table:table-cell>
          <table:table-cell/>
          <table:table-cell office:value-type="float" office:value="-0.01429012" calcext:value-type="float">
            <text:p>-0.01429012</text:p>
          </table:table-cell>
          <table:table-cell table:number-columns-repeated="3"/>
        </table:table-row>
        <table:table-row table:style-name="ro2">
          <table:table-cell/>
          <table:covered-table-cell table:style-name="Default"/>
          <table:table-cell office:value-type="string" calcext:value-type="string">
            <text:p>z</text:p>
          </table:table-cell>
          <table:table-cell office:value-type="float" office:value="-0.168" calcext:value-type="float">
            <text:p>-0.17</text:p>
          </table:table-cell>
          <table:table-cell table:style-name="ce33" office:value-type="float" office:value="-0.16164044" calcext:value-type="float">
            <text:p>-0.16</text:p>
          </table:table-cell>
          <table:table-cell table:style-name="ce57" office:value-type="float" office:value="-0.16262048" calcext:value-type="float">
            <text:p>-0.16</text:p>
          </table:table-cell>
          <table:table-cell table:style-name="ce85" office:value-type="float" office:value="-0.16186583" calcext:value-type="float">
            <text:p>-0.16</text:p>
          </table:table-cell>
          <table:table-cell table:style-name="ce114" office:value-type="float" office:value="-0.16134673" calcext:value-type="float">
            <text:p>-0.16</text:p>
          </table:table-cell>
          <table:table-cell table:style-name="ce142" office:value-type="float" office:value="-0.16239877" calcext:value-type="float">
            <text:p>-0.16</text:p>
          </table:table-cell>
          <table:table-cell table:style-name="ce166" office:value-type="float" office:value="-0.16248456" calcext:value-type="float">
            <text:p>-0.16</text:p>
          </table:table-cell>
          <table:table-cell table:style-name="ce191" office:value-type="float" office:value="-0.16134648" calcext:value-type="float">
            <text:p>-0.16</text:p>
          </table:table-cell>
          <table:table-cell table:style-name="ce191" office:value-type="float" office:value="-0.16226652" calcext:value-type="float">
            <text:p>-0.16</text:p>
          </table:table-cell>
          <table:table-cell table:style-name="ce215"/>
          <table:table-cell table:style-name="ce191" office:value-type="float" office:value="-0.1620435" calcext:value-type="float">
            <text:p>-0.16</text:p>
          </table:table-cell>
          <table:table-cell/>
          <table:table-cell office:value-type="float" office:value="-0.1624712" calcext:value-type="float">
            <text:p>-0.1624712</text:p>
          </table:table-cell>
          <table:table-cell table:number-columns-repeated="3"/>
        </table:table-row>
        <table:table-row table:style-name="ro1">
          <table:table-cell/>
          <table:covered-table-cell table:style-name="Default"/>
          <table:table-cell office:value-type="string" calcext:value-type="string">
            <text:p>mse</text:p>
          </table:table-cell>
          <table:table-cell office:value-type="float" office:value="0.135931" calcext:value-type="float">
            <text:p>0.14</text:p>
          </table:table-cell>
          <table:table-cell table:style-name="ce27" office:value-type="float" office:value="0.63233031" calcext:value-type="float">
            <text:p>0.63</text:p>
          </table:table-cell>
          <table:table-cell table:style-name="ce27" office:value-type="float" office:value="0.63250346" calcext:value-type="float">
            <text:p>0.63</text:p>
          </table:table-cell>
          <table:table-cell table:style-name="ce79" office:value-type="float" office:value="0.63233892" calcext:value-type="float">
            <text:p>0.63</text:p>
          </table:table-cell>
          <table:table-cell table:style-name="ce108" office:value-type="float" office:value="0.63245213" calcext:value-type="float">
            <text:p>0.63</text:p>
          </table:table-cell>
          <table:table-cell table:style-name="ce136" office:value-type="float" office:value="0.6324907" calcext:value-type="float">
            <text:p>0.63</text:p>
          </table:table-cell>
          <table:table-cell table:style-name="ce136" office:value-type="float" office:value="0.63235499" calcext:value-type="float">
            <text:p>0.63</text:p>
          </table:table-cell>
          <table:table-cell table:style-name="ce108" office:value-type="float" office:value="0.63283139" calcext:value-type="float">
            <text:p>0.63</text:p>
          </table:table-cell>
          <table:table-cell table:style-name="ce108" office:value-type="float" office:value="0.63249978" calcext:value-type="float">
            <text:p>0.63</text:p>
          </table:table-cell>
          <table:table-cell table:style-name="ce27"/>
          <table:table-cell table:style-name="ce108" office:value-type="float" office:value="0.63229088" calcext:value-type="float">
            <text:p>0.63</text:p>
          </table:table-cell>
          <table:table-cell/>
          <table:table-cell office:value-type="float" office:value="0.6323271" calcext:value-type="float">
            <text:p>0.6323271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 table:number-columns-spanned="1" table:number-rows-spanned="4">
            <text:p>Forest</text:p>
          </table:table-cell>
          <table:table-cell table:style-name="ce8" office:value-type="string" calcext:value-type="string">
            <text:p>x</text:p>
          </table:table-cell>
          <table:table-cell table:style-name="ce15" office:value-type="float" office:value="0" calcext:value-type="float">
            <text:p>0.00</text:p>
          </table:table-cell>
          <table:table-cell table:style-name="ce34" office:value-type="float" office:value="1.32650748" calcext:value-type="float">
            <text:p>1.33</text:p>
          </table:table-cell>
          <table:table-cell table:style-name="ce58" office:value-type="float" office:value="2.26042991" calcext:value-type="float">
            <text:p>2.26</text:p>
          </table:table-cell>
          <table:table-cell table:style-name="ce86" office:value-type="float" office:value="-0.03873674" calcext:value-type="float">
            <text:p>-0.04</text:p>
          </table:table-cell>
          <table:table-cell table:style-name="ce115" office:value-type="float" office:value="-0.00034209" calcext:value-type="float">
            <text:p>0.00</text:p>
          </table:table-cell>
          <table:table-cell table:style-name="ce143" office:value-type="float" office:value="2.2366004" calcext:value-type="float">
            <text:p>2.24</text:p>
          </table:table-cell>
          <table:table-cell table:style-name="ce167" office:value-type="float" office:value="2.37599584" calcext:value-type="float">
            <text:p>2.38</text:p>
          </table:table-cell>
          <table:table-cell table:style-name="ce192" office:value-type="float" office:value="2.33379101" calcext:value-type="float">
            <text:p>2.33</text:p>
          </table:table-cell>
          <table:table-cell table:style-name="ce192" office:value-type="float" office:value="2.38374652" calcext:value-type="float">
            <text:p>2.38</text:p>
          </table:table-cell>
          <table:table-cell table:style-name="ce216"/>
          <table:table-cell table:style-name="ce192" office:value-type="float" office:value="2.30764827" calcext:value-type="float">
            <text:p>2.31</text:p>
          </table:table-cell>
          <table:table-cell office:value-type="string" calcext:value-type="string">
            <text:p>'Forest_dim16' aligned to 'Forest_als16'</text:p>
          </table:table-cell>
          <table:table-cell office:value-type="float" office:value="0.00183922" calcext:value-type="float">
            <text:p>0.00183922</text:p>
          </table:table-cell>
          <table:table-cell table:number-columns-repeated="3"/>
        </table:table-row>
        <table:table-row table:style-name="ro2">
          <table:table-cell/>
          <table:covered-table-cell/>
          <table:table-cell table:style-name="ce9" office:value-type="string" calcext:value-type="string">
            <text:p>y</text:p>
          </table:table-cell>
          <table:table-cell table:style-name="ce16" office:value-type="float" office:value="0" calcext:value-type="float">
            <text:p>0.00</text:p>
          </table:table-cell>
          <table:table-cell table:style-name="ce35" office:value-type="float" office:value="-2.4059618" calcext:value-type="float">
            <text:p>-2.41</text:p>
          </table:table-cell>
          <table:table-cell table:style-name="ce59" office:value-type="float" office:value="2.01539696" calcext:value-type="float">
            <text:p>2.02</text:p>
          </table:table-cell>
          <table:table-cell table:style-name="ce87" office:value-type="float" office:value="-0.24057948" calcext:value-type="float">
            <text:p>-0.24</text:p>
          </table:table-cell>
          <table:table-cell table:style-name="ce116" office:value-type="float" office:value="-0.0197818" calcext:value-type="float">
            <text:p>-0.02</text:p>
          </table:table-cell>
          <table:table-cell table:style-name="ce144" office:value-type="float" office:value="0.81418712" calcext:value-type="float">
            <text:p>0.81</text:p>
          </table:table-cell>
          <table:table-cell table:style-name="ce168" office:value-type="float" office:value="0.9835839" calcext:value-type="float">
            <text:p>0.98</text:p>
          </table:table-cell>
          <table:table-cell table:style-name="ce193" office:value-type="float" office:value="1.48037035" calcext:value-type="float">
            <text:p>1.48</text:p>
          </table:table-cell>
          <table:table-cell table:style-name="ce193" office:value-type="float" office:value="1.28623019" calcext:value-type="float">
            <text:p>1.29</text:p>
          </table:table-cell>
          <table:table-cell table:style-name="ce217"/>
          <table:table-cell table:style-name="ce193" office:value-type="float" office:value="0.79347178" calcext:value-type="float">
            <text:p>0.79</text:p>
          </table:table-cell>
          <table:table-cell/>
          <table:table-cell office:value-type="float" office:value="-0.15430017" calcext:value-type="float">
            <text:p>-0.15430017</text:p>
          </table:table-cell>
          <table:table-cell table:number-columns-repeated="3"/>
        </table:table-row>
        <table:table-row table:style-name="ro2">
          <table:table-cell/>
          <table:covered-table-cell/>
          <table:table-cell table:style-name="ce9" office:value-type="string" calcext:value-type="string">
            <text:p>z</text:p>
          </table:table-cell>
          <table:table-cell table:style-name="ce16" office:value-type="float" office:value="0" calcext:value-type="float">
            <text:p>0.00</text:p>
          </table:table-cell>
          <table:table-cell table:style-name="ce35" office:value-type="float" office:value="-0.04059652" calcext:value-type="float">
            <text:p>-0.04</text:p>
          </table:table-cell>
          <table:table-cell table:style-name="ce59" office:value-type="float" office:value="0.0623837" calcext:value-type="float">
            <text:p>0.06</text:p>
          </table:table-cell>
          <table:table-cell table:style-name="ce87" office:value-type="float" office:value="-0.44264261" calcext:value-type="float">
            <text:p>-0.44</text:p>
          </table:table-cell>
          <table:table-cell table:style-name="ce116" office:value-type="float" office:value="-0.01400238" calcext:value-type="float">
            <text:p>-0.01</text:p>
          </table:table-cell>
          <table:table-cell table:style-name="ce144" office:value-type="float" office:value="0.06227364" calcext:value-type="float">
            <text:p>0.06</text:p>
          </table:table-cell>
          <table:table-cell table:style-name="ce168" office:value-type="float" office:value="0.0602542" calcext:value-type="float">
            <text:p>0.06</text:p>
          </table:table-cell>
          <table:table-cell table:style-name="ce193" office:value-type="float" office:value="0.05915936" calcext:value-type="float">
            <text:p>0.06</text:p>
          </table:table-cell>
          <table:table-cell table:style-name="ce193" office:value-type="float" office:value="0.0621215" calcext:value-type="float">
            <text:p>0.06</text:p>
          </table:table-cell>
          <table:table-cell table:style-name="ce217"/>
          <table:table-cell table:style-name="ce193" office:value-type="float" office:value="0.0742036" calcext:value-type="float">
            <text:p>0.07</text:p>
          </table:table-cell>
          <table:table-cell/>
          <table:table-cell office:value-type="float" office:value="-0.01596878" calcext:value-type="float">
            <text:p>-0.01596878</text:p>
          </table:table-cell>
          <table:table-cell table:number-columns-repeated="3"/>
        </table:table-row>
        <table:table-row table:style-name="ro1">
          <table:table-cell/>
          <table:covered-table-cell table:style-name="ce4"/>
          <table:table-cell table:style-name="ce10" office:value-type="string" calcext:value-type="string">
            <text:p>mse</text:p>
          </table:table-cell>
          <table:table-cell table:style-name="ce17" office:value-type="float" office:value="0" calcext:value-type="float">
            <text:p>0.00</text:p>
          </table:table-cell>
          <table:table-cell office:value-type="float" office:value="2.94777711" calcext:value-type="float">
            <text:p>2.95</text:p>
          </table:table-cell>
          <table:table-cell office:value-type="float" office:value="3.00140827" calcext:value-type="float">
            <text:p>3.00</text:p>
          </table:table-cell>
          <table:table-cell office:value-type="float" office:value="1.93630751" calcext:value-type="float">
            <text:p>1.94</text:p>
          </table:table-cell>
          <table:table-cell office:value-type="float" office:value="1.00559213" calcext:value-type="float">
            <text:p>1.01</text:p>
          </table:table-cell>
          <table:table-cell office:value-type="float" office:value="2.65079317" calcext:value-type="float">
            <text:p>2.65</text:p>
          </table:table-cell>
          <table:table-cell office:value-type="float" office:value="2.79409907" calcext:value-type="float">
            <text:p>2.79</text:p>
          </table:table-cell>
          <table:table-cell office:value-type="float" office:value="2.88195329" calcext:value-type="float">
            <text:p>2.88</text:p>
          </table:table-cell>
          <table:table-cell office:value-type="float" office:value="0.45335696" calcext:value-type="float">
            <text:p>0.45</text:p>
          </table:table-cell>
          <table:table-cell/>
          <table:table-cell office:value-type="float" office:value="0.47131066" calcext:value-type="float">
            <text:p>0.47</text:p>
          </table:table-cell>
          <table:table-cell/>
          <table:table-cell office:value-type="float" office:value="0.97878328" calcext:value-type="float">
            <text:p>0.97878328</text:p>
          </table:table-cell>
          <table:table-cell table:number-columns-repeated="3"/>
        </table:table-row>
        <table:table-row table:style-name="ro2">
          <table:table-cell/>
          <table:table-cell table:style-name="ce7" office:value-type="string" calcext:value-type="string" table:number-columns-spanned="1" table:number-rows-spanned="4">
            <text:p>Missing Building ALS16 to ALS14</text:p>
          </table:table-cell>
          <table:table-cell table:style-name="ce11" office:value-type="string" calcext:value-type="string">
            <text:p>x</text:p>
          </table:table-cell>
          <table:table-cell office:value-type="float" office:value="0.039" calcext:value-type="float">
            <text:p>0.04</text:p>
          </table:table-cell>
          <table:table-cell table:style-name="ce36" office:value-type="float" office:value="-0.76527803" calcext:value-type="float">
            <text:p>-0.77</text:p>
          </table:table-cell>
          <table:table-cell table:style-name="ce60" office:value-type="float" office:value="-2.06251496" calcext:value-type="float">
            <text:p>-2.06</text:p>
          </table:table-cell>
          <table:table-cell table:style-name="ce88" office:value-type="float" office:value="-1.31709031" calcext:value-type="float">
            <text:p>-1.32</text:p>
          </table:table-cell>
          <table:table-cell table:style-name="ce117" office:value-type="float" office:value="0.02052946" calcext:value-type="float">
            <text:p>0.02</text:p>
          </table:table-cell>
          <table:table-cell table:style-name="ce145" office:value-type="float" office:value="-0.08995413" calcext:value-type="float">
            <text:p>-0.09</text:p>
          </table:table-cell>
          <table:table-cell table:style-name="ce169" office:value-type="float" office:value="-0.10735355" calcext:value-type="float">
            <text:p>-0.11</text:p>
          </table:table-cell>
          <table:table-cell table:style-name="ce194" office:value-type="float" office:value="-0.03498792" calcext:value-type="float">
            <text:p>-0.03</text:p>
          </table:table-cell>
          <table:table-cell table:style-name="ce194" office:value-type="float" office:value="-2.06252169" calcext:value-type="float">
            <text:p>-2.06</text:p>
          </table:table-cell>
          <table:table-cell table:style-name="ce218"/>
          <table:table-cell table:style-name="ce194" office:value-type="float" office:value="0.05271437" calcext:value-type="float">
            <text:p>0.05</text:p>
          </table:table-cell>
          <table:table-cell office:value-type="string" calcext:value-type="string">
            <text:p>'Missing Building_als16' aligned to 'Missing Building_als14'</text:p>
          </table:table-cell>
          <table:table-cell office:value-type="float" office:value="0.15319926" calcext:value-type="float">
            <text:p>0.15319926</text:p>
          </table:table-cell>
          <table:table-cell table:number-columns-repeated="3"/>
        </table:table-row>
        <table:table-row table:style-name="ro2">
          <table:table-cell/>
          <table:covered-table-cell/>
          <table:table-cell office:value-type="string" calcext:value-type="string">
            <text:p>y</text:p>
          </table:table-cell>
          <table:table-cell office:value-type="float" office:value="-0.022" calcext:value-type="float">
            <text:p>-0.02</text:p>
          </table:table-cell>
          <table:table-cell table:style-name="ce36" office:value-type="float" office:value="-0.4298094" calcext:value-type="float">
            <text:p>-0.43</text:p>
          </table:table-cell>
          <table:table-cell table:style-name="ce60" office:value-type="float" office:value="-0.56726577" calcext:value-type="float">
            <text:p>-0.57</text:p>
          </table:table-cell>
          <table:table-cell table:style-name="ce88" office:value-type="float" office:value="-0.55492671" calcext:value-type="float">
            <text:p>-0.55</text:p>
          </table:table-cell>
          <table:table-cell table:style-name="ce117" office:value-type="float" office:value="-0.02094747" calcext:value-type="float">
            <text:p>-0.02</text:p>
          </table:table-cell>
          <table:table-cell table:style-name="ce145" office:value-type="float" office:value="-0.01835667" calcext:value-type="float">
            <text:p>-0.02</text:p>
          </table:table-cell>
          <table:table-cell table:style-name="ce169" office:value-type="float" office:value="-0.11814199" calcext:value-type="float">
            <text:p>-0.12</text:p>
          </table:table-cell>
          <table:table-cell table:style-name="ce194" office:value-type="float" office:value="-0.02933184" calcext:value-type="float">
            <text:p>-0.03</text:p>
          </table:table-cell>
          <table:table-cell table:style-name="ce194" office:value-type="float" office:value="-0.56697726" calcext:value-type="float">
            <text:p>-0.57</text:p>
          </table:table-cell>
          <table:table-cell table:style-name="ce218"/>
          <table:table-cell table:style-name="ce194" office:value-type="float" office:value="-0.1630382" calcext:value-type="float">
            <text:p>-0.16</text:p>
          </table:table-cell>
          <table:table-cell/>
          <table:table-cell office:value-type="float" office:value="-0.14976199" calcext:value-type="float">
            <text:p>-0.14976199</text:p>
          </table:table-cell>
          <table:table-cell table:number-columns-repeated="3"/>
        </table:table-row>
        <table:table-row table:style-name="ro2">
          <table:table-cell/>
          <table:covered-table-cell/>
          <table:table-cell office:value-type="string" calcext:value-type="string">
            <text:p>z</text:p>
          </table:table-cell>
          <table:table-cell office:value-type="float" office:value="-0.018" calcext:value-type="float">
            <text:p>-0.02</text:p>
          </table:table-cell>
          <table:table-cell table:style-name="ce36" office:value-type="float" office:value="0.91590391" calcext:value-type="float">
            <text:p>0.92</text:p>
          </table:table-cell>
          <table:table-cell table:style-name="ce60" office:value-type="float" office:value="1.00102206" calcext:value-type="float">
            <text:p>1.00</text:p>
          </table:table-cell>
          <table:table-cell table:style-name="ce88" office:value-type="float" office:value="0.94787223" calcext:value-type="float">
            <text:p>0.95</text:p>
          </table:table-cell>
          <table:table-cell table:style-name="ce117" office:value-type="float" office:value="0.09498913" calcext:value-type="float">
            <text:p>0.09</text:p>
          </table:table-cell>
          <table:table-cell table:style-name="ce145" office:value-type="float" office:value="0.09458736" calcext:value-type="float">
            <text:p>0.09</text:p>
          </table:table-cell>
          <table:table-cell table:style-name="ce169" office:value-type="float" office:value="0.15787059" calcext:value-type="float">
            <text:p>0.16</text:p>
          </table:table-cell>
          <table:table-cell table:style-name="ce194" office:value-type="float" office:value="0.33703869" calcext:value-type="float">
            <text:p>0.34</text:p>
          </table:table-cell>
          <table:table-cell table:style-name="ce194" office:value-type="float" office:value="1.00082569" calcext:value-type="float">
            <text:p>1.00</text:p>
          </table:table-cell>
          <table:table-cell table:style-name="ce218"/>
          <table:table-cell table:style-name="ce194" office:value-type="float" office:value="0.12120636" calcext:value-type="float">
            <text:p>0.12</text:p>
          </table:table-cell>
          <table:table-cell/>
          <table:table-cell office:value-type="float" office:value="0.12481041" calcext:value-type="float">
            <text:p>0.12481041</text:p>
          </table:table-cell>
          <table:table-cell table:number-columns-repeated="3"/>
        </table:table-row>
        <table:table-row table:style-name="ro1">
          <table:table-cell/>
          <table:covered-table-cell table:style-name="ce4"/>
          <table:table-cell office:value-type="string" calcext:value-type="string">
            <text:p>mse</text:p>
          </table:table-cell>
          <table:table-cell office:value-type="float" office:value="0.036874" calcext:value-type="float">
            <text:p>0.04</text:p>
          </table:table-cell>
          <table:table-cell table:style-name="ce27" office:value-type="float" office:value="0" calcext:value-type="float">
            <text:p>0.00</text:p>
          </table:table-cell>
          <table:table-cell table:style-name="ce27" office:value-type="float" office:value="3.68702837" calcext:value-type="float">
            <text:p>3.69</text:p>
          </table:table-cell>
          <table:table-cell table:style-name="ce79" office:value-type="float" office:value="3.33226466" calcext:value-type="float">
            <text:p>3.33</text:p>
          </table:table-cell>
          <table:table-cell table:style-name="ce108" office:value-type="float" office:value="0.96070202" calcext:value-type="float">
            <text:p>0.96</text:p>
          </table:table-cell>
          <table:table-cell table:style-name="ce136" office:value-type="float" office:value="0.96729843" calcext:value-type="float">
            <text:p>0.97</text:p>
          </table:table-cell>
          <table:table-cell table:style-name="ce136" office:value-type="float" office:value="1.00012722" calcext:value-type="float">
            <text:p>1.00</text:p>
          </table:table-cell>
          <table:table-cell table:style-name="ce108" office:value-type="float" office:value="1.27269152" calcext:value-type="float">
            <text:p>1.27</text:p>
          </table:table-cell>
          <table:table-cell table:style-name="ce108" office:value-type="float" office:value="0.27099343" calcext:value-type="float">
            <text:p>0.27</text:p>
          </table:table-cell>
          <table:table-cell table:style-name="ce27"/>
          <table:table-cell table:style-name="ce108" office:value-type="float" office:value="0.94166622" calcext:value-type="float">
            <text:p>0.94</text:p>
          </table:table-cell>
          <table:table-cell/>
          <table:table-cell office:value-type="float" office:value="0.93871124" calcext:value-type="float">
            <text:p>0.93871124</text:p>
          </table:table-cell>
          <table:table-cell table:number-columns-repeated="3"/>
        </table:table-row>
        <table:table-row table:style-name="ro2">
          <table:table-cell/>
          <table:table-cell table:style-name="ce6" office:value-type="string" calcext:value-type="string" table:number-columns-spanned="1" table:number-rows-spanned="4">
            <text:p>Missing Building DIM16 to ALS14</text:p>
          </table:table-cell>
          <table:table-cell table:style-name="ce11" office:value-type="string" calcext:value-type="string">
            <text:p>x</text:p>
          </table:table-cell>
          <table:table-cell table:style-name="ce15" office:value-type="float" office:value="-0.013" calcext:value-type="float">
            <text:p>-0.01</text:p>
          </table:table-cell>
          <table:table-cell table:style-name="ce37" office:value-type="float" office:value="0.09626252" calcext:value-type="float">
            <text:p>0.10</text:p>
          </table:table-cell>
          <table:table-cell table:style-name="ce61" office:value-type="float" office:value="2.86567803" calcext:value-type="float">
            <text:p>2.87</text:p>
          </table:table-cell>
          <table:table-cell table:style-name="ce89" office:value-type="float" office:value="-0.03862017" calcext:value-type="float">
            <text:p>-0.04</text:p>
          </table:table-cell>
          <table:table-cell table:style-name="ce118" office:value-type="float" office:value="-0.00009681" calcext:value-type="float">
            <text:p>0.00</text:p>
          </table:table-cell>
          <table:table-cell table:style-name="ce146" office:value-type="float" office:value="-0.04904092" calcext:value-type="float">
            <text:p>-0.05</text:p>
          </table:table-cell>
          <table:table-cell table:style-name="ce170" office:value-type="float" office:value="-0.11104695" calcext:value-type="float">
            <text:p>-0.11</text:p>
          </table:table-cell>
          <table:table-cell table:style-name="ce195" office:value-type="float" office:value="0.00507959" calcext:value-type="float">
            <text:p>0.01</text:p>
          </table:table-cell>
          <table:table-cell table:style-name="ce195" office:value-type="float" office:value="2.69650421" calcext:value-type="float">
            <text:p>2.70</text:p>
          </table:table-cell>
          <table:table-cell table:style-name="ce219"/>
          <table:table-cell table:style-name="ce195" office:value-type="float" office:value="-0.18347747" calcext:value-type="float">
            <text:p>-0.18</text:p>
          </table:table-cell>
          <table:table-cell office:value-type="string" calcext:value-type="string">
            <text:p>'Missing Building_dim16' aligned to 'Missing Building_als14'</text:p>
          </table:table-cell>
          <table:table-cell office:value-type="float" office:value="-0.14887456" calcext:value-type="float">
            <text:p>-0.14887456</text:p>
          </table:table-cell>
          <table:table-cell table:number-columns-repeated="3"/>
        </table:table-row>
        <table:table-row table:style-name="ro2">
          <table:table-cell/>
          <table:covered-table-cell/>
          <table:table-cell office:value-type="string" calcext:value-type="string">
            <text:p>y</text:p>
          </table:table-cell>
          <table:table-cell table:style-name="ce16" office:value-type="float" office:value="-0.016" calcext:value-type="float">
            <text:p>-0.02</text:p>
          </table:table-cell>
          <table:table-cell table:style-name="ce38" office:value-type="float" office:value="-0.48502968" calcext:value-type="float">
            <text:p>-0.49</text:p>
          </table:table-cell>
          <table:table-cell table:style-name="ce62" office:value-type="float" office:value="-0.53379804" calcext:value-type="float">
            <text:p>-0.53</text:p>
          </table:table-cell>
          <table:table-cell table:style-name="ce90" office:value-type="float" office:value="-0.54381281" calcext:value-type="float">
            <text:p>-0.54</text:p>
          </table:table-cell>
          <table:table-cell table:style-name="ce119" office:value-type="float" office:value="-0.00883223" calcext:value-type="float">
            <text:p>-0.01</text:p>
          </table:table-cell>
          <table:table-cell table:style-name="ce147" office:value-type="float" office:value="0.05299682" calcext:value-type="float">
            <text:p>0.05</text:p>
          </table:table-cell>
          <table:table-cell table:style-name="ce171" office:value-type="float" office:value="-0.06059784" calcext:value-type="float">
            <text:p>-0.06</text:p>
          </table:table-cell>
          <table:table-cell table:style-name="ce196" office:value-type="float" office:value="0.01444627" calcext:value-type="float">
            <text:p>0.01</text:p>
          </table:table-cell>
          <table:table-cell table:style-name="ce196" office:value-type="float" office:value="-0.06297947" calcext:value-type="float">
            <text:p>-0.06</text:p>
          </table:table-cell>
          <table:table-cell table:style-name="ce220"/>
          <table:table-cell table:style-name="ce196" office:value-type="float" office:value="0.00542429" calcext:value-type="float">
            <text:p>0.01</text:p>
          </table:table-cell>
          <table:table-cell/>
          <table:table-cell office:value-type="float" office:value="-0.00191362" calcext:value-type="float">
            <text:p>-0.00191362</text:p>
          </table:table-cell>
          <table:table-cell table:number-columns-repeated="3"/>
        </table:table-row>
        <table:table-row table:style-name="ro2">
          <table:table-cell/>
          <table:covered-table-cell/>
          <table:table-cell office:value-type="string" calcext:value-type="string">
            <text:p>z</text:p>
          </table:table-cell>
          <table:table-cell table:style-name="ce16" office:value-type="float" office:value="0.174" calcext:value-type="float">
            <text:p>0.17</text:p>
          </table:table-cell>
          <table:table-cell table:style-name="ce38" office:value-type="float" office:value="0.64543436" calcext:value-type="float">
            <text:p>0.65</text:p>
          </table:table-cell>
          <table:table-cell table:style-name="ce62" office:value-type="float" office:value="0.98225909" calcext:value-type="float">
            <text:p>0.98</text:p>
          </table:table-cell>
          <table:table-cell table:style-name="ce90" office:value-type="float" office:value="0.68205701" calcext:value-type="float">
            <text:p>0.68</text:p>
          </table:table-cell>
          <table:table-cell table:style-name="ce119" office:value-type="float" office:value="0.05009051" calcext:value-type="float">
            <text:p>0.05</text:p>
          </table:table-cell>
          <table:table-cell table:style-name="ce147" office:value-type="float" office:value="0.06937282" calcext:value-type="float">
            <text:p>0.07</text:p>
          </table:table-cell>
          <table:table-cell table:style-name="ce171" office:value-type="float" office:value="0.16578235" calcext:value-type="float">
            <text:p>0.17</text:p>
          </table:table-cell>
          <table:table-cell table:style-name="ce196" office:value-type="float" office:value="0.3316235" calcext:value-type="float">
            <text:p>0.33</text:p>
          </table:table-cell>
          <table:table-cell table:style-name="ce196" office:value-type="float" office:value="0.97780565" calcext:value-type="float">
            <text:p>0.98</text:p>
          </table:table-cell>
          <table:table-cell table:style-name="ce220"/>
          <table:table-cell table:style-name="ce196" office:value-type="float" office:value="0.06914755" calcext:value-type="float">
            <text:p>0.07</text:p>
          </table:table-cell>
          <table:table-cell/>
          <table:table-cell office:value-type="float" office:value="0.04944517" calcext:value-type="float">
            <text:p>0.04944517</text:p>
          </table:table-cell>
          <table:table-cell table:number-columns-repeated="3"/>
        </table:table-row>
        <table:table-row table:style-name="ro1">
          <table:table-cell/>
          <table:covered-table-cell table:style-name="ce4"/>
          <table:table-cell office:value-type="string" calcext:value-type="string">
            <text:p>mse</text:p>
          </table:table-cell>
          <table:table-cell table:style-name="ce17" office:value-type="float" office:value="0.0515903" calcext:value-type="float">
            <text:p>0.05</text:p>
          </table:table-cell>
          <table:table-cell office:value-type="float" office:value="0" calcext:value-type="float">
            <text:p>0.00</text:p>
          </table:table-cell>
          <table:table-cell office:value-type="float" office:value="3.65613738" calcext:value-type="float">
            <text:p>3.66</text:p>
          </table:table-cell>
          <table:table-cell office:value-type="float" office:value="2.34198285" calcext:value-type="float">
            <text:p>2.34</text:p>
          </table:table-cell>
          <table:table-cell office:value-type="float" office:value="0.98761901" calcext:value-type="float">
            <text:p>0.99</text:p>
          </table:table-cell>
          <table:table-cell office:value-type="float" office:value="0.99248501" calcext:value-type="float">
            <text:p>0.99</text:p>
          </table:table-cell>
          <table:table-cell office:value-type="float" office:value="1.05894236" calcext:value-type="float">
            <text:p>1.06</text:p>
          </table:table-cell>
          <table:table-cell office:value-type="float" office:value="1.33564847" calcext:value-type="float">
            <text:p>1.34</text:p>
          </table:table-cell>
          <table:table-cell office:value-type="float" office:value="0.28743986" calcext:value-type="float">
            <text:p>0.29</text:p>
          </table:table-cell>
          <table:table-cell/>
          <table:table-cell office:value-type="float" office:value="0.97074183" calcext:value-type="float">
            <text:p>0.97</text:p>
          </table:table-cell>
          <table:table-cell/>
          <table:table-cell office:value-type="float" office:value="0.97601613" calcext:value-type="float">
            <text:p>0.97601613</text:p>
          </table:table-cell>
          <table:table-cell table:number-columns-repeated="3"/>
        </table:table-row>
        <table:table-row table:style-name="ro2">
          <table:table-cell/>
          <table:table-cell table:style-name="ce5" office:value-type="string" calcext:value-type="string" table:number-columns-spanned="1" table:number-rows-spanned="4">
            <text:p>Missing Building</text:p>
          </table:table-cell>
          <table:table-cell table:style-name="ce11" office:value-type="string" calcext:value-type="string">
            <text:p>x</text:p>
          </table:table-cell>
          <table:table-cell office:value-type="float" office:value="0.023" calcext:value-type="float">
            <text:p>0.02</text:p>
          </table:table-cell>
          <table:table-cell table:style-name="ce39" office:value-type="float" office:value="-0.05641433" calcext:value-type="float">
            <text:p>-0.06</text:p>
          </table:table-cell>
          <table:table-cell table:style-name="ce63" office:value-type="float" office:value="-0.23565879" calcext:value-type="float">
            <text:p>-0.24</text:p>
          </table:table-cell>
          <table:table-cell table:style-name="ce91" office:value-type="float" office:value="-0.11739279" calcext:value-type="float">
            <text:p>-0.12</text:p>
          </table:table-cell>
          <table:table-cell table:style-name="ce120" office:value-type="float" office:value="-0.01725845" calcext:value-type="float">
            <text:p>-0.02</text:p>
          </table:table-cell>
          <table:table-cell table:style-name="ce148" office:value-type="float" office:value="-0.03053064" calcext:value-type="float">
            <text:p>-0.03</text:p>
          </table:table-cell>
          <table:table-cell table:style-name="ce172" office:value-type="float" office:value="-0.15212028" calcext:value-type="float">
            <text:p>-0.15</text:p>
          </table:table-cell>
          <table:table-cell table:style-name="ce197" office:value-type="float" office:value="-0.19264618" calcext:value-type="float">
            <text:p>-0.19</text:p>
          </table:table-cell>
          <table:table-cell table:style-name="ce197" office:value-type="float" office:value="-0.26950206" calcext:value-type="float">
            <text:p>-0.27</text:p>
          </table:table-cell>
          <table:table-cell table:style-name="ce221"/>
          <table:table-cell table:style-name="ce197" office:value-type="float" office:value="-0.28737185" calcext:value-type="float">
            <text:p>-0.29</text:p>
          </table:table-cell>
          <table:table-cell office:value-type="string" calcext:value-type="string">
            <text:p>'Missing Building_dim16' aligned to 'Missing Building_als16'</text:p>
          </table:table-cell>
          <table:table-cell office:value-type="float" office:value="-0.29446903" calcext:value-type="float">
            <text:p>-0.29446903</text:p>
          </table:table-cell>
          <table:table-cell table:number-columns-repeated="3"/>
        </table:table-row>
        <table:table-row table:style-name="ro2">
          <table:table-cell/>
          <table:covered-table-cell table:style-name="Default"/>
          <table:table-cell office:value-type="string" calcext:value-type="string">
            <text:p>y</text:p>
          </table:table-cell>
          <table:table-cell office:value-type="float" office:value="-0.024" calcext:value-type="float">
            <text:p>-0.02</text:p>
          </table:table-cell>
          <table:table-cell table:style-name="ce39" office:value-type="float" office:value="-0.26383163" calcext:value-type="float">
            <text:p>-0.26</text:p>
          </table:table-cell>
          <table:table-cell table:style-name="ce63" office:value-type="float" office:value="-0.0528566" calcext:value-type="float">
            <text:p>-0.05</text:p>
          </table:table-cell>
          <table:table-cell table:style-name="ce91" office:value-type="float" office:value="-0.24948779" calcext:value-type="float">
            <text:p>-0.25</text:p>
          </table:table-cell>
          <table:table-cell table:style-name="ce120" office:value-type="float" office:value="0.00499621" calcext:value-type="float">
            <text:p>0.00</text:p>
          </table:table-cell>
          <table:table-cell table:style-name="ce148" office:value-type="float" office:value="0.00420263" calcext:value-type="float">
            <text:p>0.00</text:p>
          </table:table-cell>
          <table:table-cell table:style-name="ce172" office:value-type="float" office:value="-0.07405376" calcext:value-type="float">
            <text:p>-0.07</text:p>
          </table:table-cell>
          <table:table-cell table:style-name="ce197" office:value-type="float" office:value="0.02297783" calcext:value-type="float">
            <text:p>0.02</text:p>
          </table:table-cell>
          <table:table-cell table:style-name="ce197" office:value-type="float" office:value="-0.04981366" calcext:value-type="float">
            <text:p>-0.05</text:p>
          </table:table-cell>
          <table:table-cell table:style-name="ce221"/>
          <table:table-cell table:style-name="ce197" office:value-type="float" office:value="-0.01187449" calcext:value-type="float">
            <text:p>-0.01</text:p>
          </table:table-cell>
          <table:table-cell/>
          <table:table-cell office:value-type="float" office:value="-0.00119644" calcext:value-type="float">
            <text:p>-0.00119644</text:p>
          </table:table-cell>
          <table:table-cell table:number-columns-repeated="3"/>
        </table:table-row>
        <table:table-row table:style-name="ro2">
          <table:table-cell/>
          <table:covered-table-cell table:style-name="Default"/>
          <table:table-cell office:value-type="string" calcext:value-type="string">
            <text:p>z</text:p>
          </table:table-cell>
          <table:table-cell office:value-type="float" office:value="0.101" calcext:value-type="float">
            <text:p>0.10</text:p>
          </table:table-cell>
          <table:table-cell table:style-name="ce39" office:value-type="float" office:value="-0.13352215" calcext:value-type="float">
            <text:p>-0.13</text:p>
          </table:table-cell>
          <table:table-cell table:style-name="ce63" office:value-type="float" office:value="-0.07626327" calcext:value-type="float">
            <text:p>-0.08</text:p>
          </table:table-cell>
          <table:table-cell table:style-name="ce91" office:value-type="float" office:value="-0.13076961" calcext:value-type="float">
            <text:p>-0.13</text:p>
          </table:table-cell>
          <table:table-cell table:style-name="ce120" office:value-type="float" office:value="-0.07640716" calcext:value-type="float">
            <text:p>-0.08</text:p>
          </table:table-cell>
          <table:table-cell table:style-name="ce148" office:value-type="float" office:value="-0.06596045" calcext:value-type="float">
            <text:p>-0.07</text:p>
          </table:table-cell>
          <table:table-cell table:style-name="ce172" office:value-type="float" office:value="-0.07368772" calcext:value-type="float">
            <text:p>-0.07</text:p>
          </table:table-cell>
          <table:table-cell table:style-name="ce197" office:value-type="float" office:value="-0.07475713" calcext:value-type="float">
            <text:p>-0.07</text:p>
          </table:table-cell>
          <table:table-cell table:style-name="ce197" office:value-type="float" office:value="-0.076521" calcext:value-type="float">
            <text:p>-0.08</text:p>
          </table:table-cell>
          <table:table-cell table:style-name="ce221"/>
          <table:table-cell table:style-name="ce197" office:value-type="float" office:value="-0.07646701" calcext:value-type="float">
            <text:p>-0.08</text:p>
          </table:table-cell>
          <table:table-cell/>
          <table:table-cell office:value-type="float" office:value="-0.09168263" calcext:value-type="float">
            <text:p>-0.09168263</text:p>
          </table:table-cell>
          <table:table-cell table:number-columns-repeated="3"/>
        </table:table-row>
        <table:table-row table:style-name="ro1">
          <table:table-cell/>
          <table:covered-table-cell table:style-name="Default"/>
          <table:table-cell office:value-type="string" calcext:value-type="string">
            <text:p>mse</text:p>
          </table:table-cell>
          <table:table-cell office:value-type="float" office:value="0.12982" calcext:value-type="float">
            <text:p>0.13</text:p>
          </table:table-cell>
          <table:table-cell table:style-name="ce27" office:value-type="float" office:value="1.03647289" calcext:value-type="float">
            <text:p>1.04</text:p>
          </table:table-cell>
          <table:table-cell table:style-name="ce27" office:value-type="float" office:value="0.98286716" calcext:value-type="float">
            <text:p>0.98</text:p>
          </table:table-cell>
          <table:table-cell table:style-name="ce79" office:value-type="float" office:value="1.03288072" calcext:value-type="float">
            <text:p>1.03</text:p>
          </table:table-cell>
          <table:table-cell table:style-name="ce108" office:value-type="float" office:value="0.96723806" calcext:value-type="float">
            <text:p>0.97</text:p>
          </table:table-cell>
          <table:table-cell table:style-name="ce136" office:value-type="float" office:value="0.9655769" calcext:value-type="float">
            <text:p>0.97</text:p>
          </table:table-cell>
          <table:table-cell table:style-name="ce136" office:value-type="float" office:value="0.97602699" calcext:value-type="float">
            <text:p>0.98</text:p>
          </table:table-cell>
          <table:table-cell table:style-name="ce108" office:value-type="float" office:value="0.9743827" calcext:value-type="float">
            <text:p>0.97</text:p>
          </table:table-cell>
          <table:table-cell table:style-name="ce108" office:value-type="float" office:value="0.94317306" calcext:value-type="float">
            <text:p>0.94</text:p>
          </table:table-cell>
          <table:table-cell table:style-name="ce27"/>
          <table:table-cell table:style-name="ce108" office:value-type="float" office:value="0.94299268" calcext:value-type="float">
            <text:p>0.94</text:p>
          </table:table-cell>
          <table:table-cell/>
          <table:table-cell office:value-type="float" office:value="0.94549165" calcext:value-type="float">
            <text:p>0.94549165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 table:number-columns-spanned="1" table:number-rows-spanned="4">
            <text:p>Road</text:p>
          </table:table-cell>
          <table:table-cell table:style-name="ce8" office:value-type="string" calcext:value-type="string">
            <text:p>x</text:p>
          </table:table-cell>
          <table:table-cell table:style-name="ce15" office:value-type="float" office:value="0.004" calcext:value-type="float">
            <text:p>0.00</text:p>
          </table:table-cell>
          <table:table-cell table:style-name="ce40" office:value-type="float" office:value="-0.76220289" calcext:value-type="float">
            <text:p>-0.76</text:p>
          </table:table-cell>
          <table:table-cell table:style-name="ce64" office:value-type="float" office:value="-0.19365982" calcext:value-type="float">
            <text:p>-0.19</text:p>
          </table:table-cell>
          <table:table-cell table:style-name="ce92" office:value-type="float" office:value="-1.21692798" calcext:value-type="float">
            <text:p>-1.22</text:p>
          </table:table-cell>
          <table:table-cell table:style-name="ce121" office:value-type="float" office:value="-0.03603638" calcext:value-type="float">
            <text:p>-0.04</text:p>
          </table:table-cell>
          <table:table-cell table:style-name="ce149" office:value-type="float" office:value="0.12762562" calcext:value-type="float">
            <text:p>0.13</text:p>
          </table:table-cell>
          <table:table-cell table:style-name="ce173" office:value-type="float" office:value="-0.29604378" calcext:value-type="float">
            <text:p>-0.30</text:p>
          </table:table-cell>
          <table:table-cell table:style-name="ce198" office:value-type="float" office:value="-0.11100647" calcext:value-type="float">
            <text:p>-0.11</text:p>
          </table:table-cell>
          <table:table-cell table:style-name="ce198" office:value-type="float" office:value="-0.28303302" calcext:value-type="float">
            <text:p>-0.28</text:p>
          </table:table-cell>
          <table:table-cell table:style-name="ce222"/>
          <table:table-cell table:style-name="ce198" office:value-type="float" office:value="-0.07381518" calcext:value-type="float">
            <text:p>-0.07</text:p>
          </table:table-cell>
          <table:table-cell office:value-type="string" calcext:value-type="string">
            <text:p>'Road_dim16' aligned to 'Road_als16'</text:p>
          </table:table-cell>
          <table:table-cell office:value-type="float" office:value="-0.14161142" calcext:value-type="float">
            <text:p>-0.14161142</text:p>
          </table:table-cell>
          <table:table-cell table:number-columns-repeated="3"/>
        </table:table-row>
        <table:table-row table:style-name="ro2">
          <table:table-cell/>
          <table:covered-table-cell/>
          <table:table-cell table:style-name="ce9" office:value-type="string" calcext:value-type="string">
            <text:p>y</text:p>
          </table:table-cell>
          <table:table-cell table:style-name="ce16" office:value-type="float" office:value="-0.012" calcext:value-type="float">
            <text:p>-0.01</text:p>
          </table:table-cell>
          <table:table-cell table:style-name="ce41" office:value-type="float" office:value="0.42588309" calcext:value-type="float">
            <text:p>0.43</text:p>
          </table:table-cell>
          <table:table-cell table:style-name="ce65" office:value-type="float" office:value="-0.19201236" calcext:value-type="float">
            <text:p>-0.19</text:p>
          </table:table-cell>
          <table:table-cell table:style-name="ce93" office:value-type="float" office:value="0.58382307" calcext:value-type="float">
            <text:p>0.58</text:p>
          </table:table-cell>
          <table:table-cell table:style-name="ce122" office:value-type="float" office:value="0.04854903" calcext:value-type="float">
            <text:p>0.05</text:p>
          </table:table-cell>
          <table:table-cell table:style-name="ce150" office:value-type="float" office:value="0.00473809" calcext:value-type="float">
            <text:p>0.00</text:p>
          </table:table-cell>
          <table:table-cell table:style-name="ce174" office:value-type="float" office:value="0.00035039" calcext:value-type="float">
            <text:p>0.00</text:p>
          </table:table-cell>
          <table:table-cell table:style-name="ce199" office:value-type="float" office:value="0.07924345" calcext:value-type="float">
            <text:p>0.08</text:p>
          </table:table-cell>
          <table:table-cell table:style-name="ce199" office:value-type="float" office:value="0.06186596" calcext:value-type="float">
            <text:p>0.06</text:p>
          </table:table-cell>
          <table:table-cell table:style-name="ce223"/>
          <table:table-cell table:style-name="ce199" office:value-type="float" office:value="0.09479842" calcext:value-type="float">
            <text:p>0.09</text:p>
          </table:table-cell>
          <table:table-cell/>
          <table:table-cell office:value-type="float" office:value="0.163856" calcext:value-type="float">
            <text:p>0.163856</text:p>
          </table:table-cell>
          <table:table-cell table:number-columns-repeated="3"/>
        </table:table-row>
        <table:table-row table:style-name="ro2">
          <table:table-cell/>
          <table:covered-table-cell/>
          <table:table-cell table:style-name="ce9" office:value-type="string" calcext:value-type="string">
            <text:p>z</text:p>
          </table:table-cell>
          <table:table-cell table:style-name="ce16" office:value-type="float" office:value="-0.005" calcext:value-type="float">
            <text:p>-0.01</text:p>
          </table:table-cell>
          <table:table-cell table:style-name="ce41" office:value-type="float" office:value="-0.09395641" calcext:value-type="float">
            <text:p>-0.09</text:p>
          </table:table-cell>
          <table:table-cell table:style-name="ce65" office:value-type="float" office:value="-0.0120023" calcext:value-type="float">
            <text:p>-0.01</text:p>
          </table:table-cell>
          <table:table-cell table:style-name="ce93" office:value-type="float" office:value="-0.10053267" calcext:value-type="float">
            <text:p>-0.10</text:p>
          </table:table-cell>
          <table:table-cell table:style-name="ce122" office:value-type="float" office:value="-0.01828538" calcext:value-type="float">
            <text:p>-0.02</text:p>
          </table:table-cell>
          <table:table-cell table:style-name="ce150" office:value-type="float" office:value="-0.00814941" calcext:value-type="float">
            <text:p>-0.01</text:p>
          </table:table-cell>
          <table:table-cell table:style-name="ce174" office:value-type="float" office:value="-0.01113593" calcext:value-type="float">
            <text:p>-0.01</text:p>
          </table:table-cell>
          <table:table-cell table:style-name="ce199" office:value-type="float" office:value="-0.0120903" calcext:value-type="float">
            <text:p>-0.01</text:p>
          </table:table-cell>
          <table:table-cell table:style-name="ce199" office:value-type="float" office:value="-0.01747249" calcext:value-type="float">
            <text:p>-0.02</text:p>
          </table:table-cell>
          <table:table-cell table:style-name="ce223"/>
          <table:table-cell table:style-name="ce199" office:value-type="float" office:value="-0.01084374" calcext:value-type="float">
            <text:p>-0.01</text:p>
          </table:table-cell>
          <table:table-cell/>
          <table:table-cell office:value-type="float" office:value="-0.02055652" calcext:value-type="float">
            <text:p>-0.02055652</text:p>
          </table:table-cell>
          <table:table-cell table:number-columns-repeated="3"/>
        </table:table-row>
        <table:table-row table:style-name="ro1">
          <table:table-cell/>
          <table:covered-table-cell table:style-name="ce4"/>
          <table:table-cell table:style-name="ce10" office:value-type="string" calcext:value-type="string">
            <text:p>mse</text:p>
          </table:table-cell>
          <table:table-cell table:style-name="ce17" office:value-type="float" office:value="0.17952" calcext:value-type="float">
            <text:p>0.18</text:p>
          </table:table-cell>
          <table:table-cell office:value-type="float" office:value="1.20377217" calcext:value-type="float">
            <text:p>1.20</text:p>
          </table:table-cell>
          <table:table-cell office:value-type="float" office:value="1.02451437" calcext:value-type="float">
            <text:p>1.02</text:p>
          </table:table-cell>
          <table:table-cell office:value-type="float" office:value="1.33402162" calcext:value-type="float">
            <text:p>1.33</text:p>
          </table:table-cell>
          <table:table-cell office:value-type="float" office:value="0.99662526" calcext:value-type="float">
            <text:p>1.00</text:p>
          </table:table-cell>
          <table:table-cell office:value-type="float" office:value="1.00429988" calcext:value-type="float">
            <text:p>1.00</text:p>
          </table:table-cell>
          <table:table-cell office:value-type="float" office:value="1.01244643" calcext:value-type="float">
            <text:p>1.01</text:p>
          </table:table-cell>
          <table:table-cell office:value-type="float" office:value="0.99615047" calcext:value-type="float">
            <text:p>1.00</text:p>
          </table:table-cell>
          <table:table-cell office:value-type="float" office:value="0.99026744" calcext:value-type="float">
            <text:p>0.99</text:p>
          </table:table-cell>
          <table:table-cell/>
          <table:table-cell office:value-type="float" office:value="0.99033715" calcext:value-type="float">
            <text:p>0.99</text:p>
          </table:table-cell>
          <table:table-cell/>
          <table:table-cell office:value-type="float" office:value="0.98544246" calcext:value-type="float">
            <text:p>0.98544246</text:p>
          </table:table-cell>
          <table:table-cell table:number-columns-repeated="3"/>
        </table:table-row>
        <table:table-row table:style-name="ro2">
          <table:table-cell/>
          <table:table-cell table:style-name="ce5" office:value-type="string" calcext:value-type="string" table:number-columns-spanned="1" table:number-rows-spanned="4">
            <text:p>Xy Tower</text:p>
          </table:table-cell>
          <table:table-cell table:style-name="ce11" office:value-type="string" calcext:value-type="string">
            <text:p>x</text:p>
          </table:table-cell>
          <table:table-cell office:value-type="float" office:value="0" calcext:value-type="float">
            <text:p>0.00</text:p>
          </table:table-cell>
          <table:table-cell table:style-name="ce42" office:value-type="float" office:value="-0.08789648" calcext:value-type="float">
            <text:p>-0.09</text:p>
          </table:table-cell>
          <table:table-cell table:style-name="ce66" office:value-type="float" office:value="0.07373977" calcext:value-type="float">
            <text:p>0.07</text:p>
          </table:table-cell>
          <table:table-cell table:style-name="ce94" office:value-type="float" office:value="-0.0256251" calcext:value-type="float">
            <text:p>-0.03</text:p>
          </table:table-cell>
          <table:table-cell table:style-name="ce123" office:value-type="float" office:value="0.00652607" calcext:value-type="float">
            <text:p>0.01</text:p>
          </table:table-cell>
          <table:table-cell table:style-name="ce151" office:value-type="float" office:value="0.0401603" calcext:value-type="float">
            <text:p>0.04</text:p>
          </table:table-cell>
          <table:table-cell table:style-name="ce175" office:value-type="float" office:value="0.06250154" calcext:value-type="float">
            <text:p>0.06</text:p>
          </table:table-cell>
          <table:table-cell table:style-name="ce200" office:value-type="float" office:value="0.18487111" calcext:value-type="float">
            <text:p>0.18</text:p>
          </table:table-cell>
          <table:table-cell table:style-name="ce200" office:value-type="float" office:value="0.01818535" calcext:value-type="float">
            <text:p>0.02</text:p>
          </table:table-cell>
          <table:table-cell table:style-name="ce224"/>
          <table:table-cell table:style-name="ce200" office:value-type="float" office:value="0.13275154" calcext:value-type="float">
            <text:p>0.13</text:p>
          </table:table-cell>
          <table:table-cell office:value-type="string" calcext:value-type="string">
            <text:p>'Xy Tower_dim16' aligned to 'Xy Tower_als16'</text:p>
          </table:table-cell>
          <table:table-cell office:value-type="float" office:value="0.00054591" calcext:value-type="float">
            <text:p>0.00054591</text:p>
          </table:table-cell>
          <table:table-cell table:number-columns-repeated="3"/>
        </table:table-row>
        <table:table-row table:style-name="ro2">
          <table:table-cell/>
          <table:covered-table-cell table:style-name="Default"/>
          <table:table-cell office:value-type="string" calcext:value-type="string">
            <text:p>y</text:p>
          </table:table-cell>
          <table:table-cell office:value-type="float" office:value="0" calcext:value-type="float">
            <text:p>0.00</text:p>
          </table:table-cell>
          <table:table-cell table:style-name="ce42" office:value-type="float" office:value="0.1433362" calcext:value-type="float">
            <text:p>0.14</text:p>
          </table:table-cell>
          <table:table-cell table:style-name="ce66" office:value-type="float" office:value="0.03215835" calcext:value-type="float">
            <text:p>0.03</text:p>
          </table:table-cell>
          <table:table-cell table:style-name="ce94" office:value-type="float" office:value="0.03702507" calcext:value-type="float">
            <text:p>0.04</text:p>
          </table:table-cell>
          <table:table-cell table:style-name="ce123" office:value-type="float" office:value="-0.00390734" calcext:value-type="float">
            <text:p>0.00</text:p>
          </table:table-cell>
          <table:table-cell table:style-name="ce151" office:value-type="float" office:value="-0.03431155" calcext:value-type="float">
            <text:p>-0.03</text:p>
          </table:table-cell>
          <table:table-cell table:style-name="ce175" office:value-type="float" office:value="0.00403275" calcext:value-type="float">
            <text:p>0.00</text:p>
          </table:table-cell>
          <table:table-cell table:style-name="ce200" office:value-type="float" office:value="0.01828764" calcext:value-type="float">
            <text:p>0.02</text:p>
          </table:table-cell>
          <table:table-cell table:style-name="ce200" office:value-type="float" office:value="0.31965426" calcext:value-type="float">
            <text:p>0.32</text:p>
          </table:table-cell>
          <table:table-cell table:style-name="ce224"/>
          <table:table-cell table:style-name="ce200" office:value-type="float" office:value="0.1110616" calcext:value-type="float">
            <text:p>0.11</text:p>
          </table:table-cell>
          <table:table-cell/>
          <table:table-cell office:value-type="float" office:value="0.13403309" calcext:value-type="float">
            <text:p>0.13403309</text:p>
          </table:table-cell>
          <table:table-cell table:number-columns-repeated="3"/>
        </table:table-row>
        <table:table-row table:style-name="ro2">
          <table:table-cell/>
          <table:covered-table-cell table:style-name="Default"/>
          <table:table-cell office:value-type="string" calcext:value-type="string">
            <text:p>z</text:p>
          </table:table-cell>
          <table:table-cell office:value-type="float" office:value="0" calcext:value-type="float">
            <text:p>0.00</text:p>
          </table:table-cell>
          <table:table-cell table:style-name="ce42" office:value-type="float" office:value="0.00721109" calcext:value-type="float">
            <text:p>0.01</text:p>
          </table:table-cell>
          <table:table-cell table:style-name="ce66" office:value-type="float" office:value="0.01779685" calcext:value-type="float">
            <text:p>0.02</text:p>
          </table:table-cell>
          <table:table-cell table:style-name="ce94" office:value-type="float" office:value="0.01642078" calcext:value-type="float">
            <text:p>0.02</text:p>
          </table:table-cell>
          <table:table-cell table:style-name="ce123" office:value-type="float" office:value="0.01575656" calcext:value-type="float">
            <text:p>0.02</text:p>
          </table:table-cell>
          <table:table-cell table:style-name="ce151" office:value-type="float" office:value="0.01866995" calcext:value-type="float">
            <text:p>0.02</text:p>
          </table:table-cell>
          <table:table-cell table:style-name="ce175" office:value-type="float" office:value="0.01711914" calcext:value-type="float">
            <text:p>0.02</text:p>
          </table:table-cell>
          <table:table-cell table:style-name="ce200" office:value-type="float" office:value="0.01957774" calcext:value-type="float">
            <text:p>0.02</text:p>
          </table:table-cell>
          <table:table-cell table:style-name="ce200" office:value-type="float" office:value="0.01631424" calcext:value-type="float">
            <text:p>0.02</text:p>
          </table:table-cell>
          <table:table-cell table:style-name="ce224"/>
          <table:table-cell table:style-name="ce200" office:value-type="float" office:value="0.01779281" calcext:value-type="float">
            <text:p>0.02</text:p>
          </table:table-cell>
          <table:table-cell/>
          <table:table-cell office:value-type="float" office:value="0.01192523" calcext:value-type="float">
            <text:p>0.01192523</text:p>
          </table:table-cell>
          <table:table-cell table:number-columns-repeated="3"/>
        </table:table-row>
        <table:table-row table:style-name="ro1">
          <table:table-cell/>
          <table:covered-table-cell table:style-name="Default"/>
          <table:table-cell office:value-type="string" calcext:value-type="string">
            <text:p>mse</text:p>
          </table:table-cell>
          <table:table-cell/>
          <table:table-cell table:style-name="ce27" office:value-type="float" office:value="1.00109717" calcext:value-type="float">
            <text:p>1.00</text:p>
          </table:table-cell>
          <table:table-cell table:style-name="ce27" office:value-type="float" office:value="0.99903361" calcext:value-type="float">
            <text:p>1.00</text:p>
          </table:table-cell>
          <table:table-cell table:style-name="ce79" office:value-type="float" office:value="0.99611406" calcext:value-type="float">
            <text:p>1.00</text:p>
          </table:table-cell>
          <table:table-cell table:style-name="ce108" office:value-type="float" office:value="0.99743747" calcext:value-type="float">
            <text:p>1.00</text:p>
          </table:table-cell>
          <table:table-cell table:style-name="ce136" office:value-type="float" office:value="1.00056552" calcext:value-type="float">
            <text:p>1.00</text:p>
          </table:table-cell>
          <table:table-cell table:style-name="ce136" office:value-type="float" office:value="0.99895512" calcext:value-type="float">
            <text:p>1.00</text:p>
          </table:table-cell>
          <table:table-cell table:style-name="ce108" office:value-type="float" office:value="1.01074015" calcext:value-type="float">
            <text:p>1.01</text:p>
          </table:table-cell>
          <table:table-cell table:style-name="ce108" office:value-type="float" office:value="0.9929525" calcext:value-type="float">
            <text:p>0.99</text:p>
          </table:table-cell>
          <table:table-cell table:style-name="ce27"/>
          <table:table-cell table:style-name="ce108" office:value-type="float" office:value="0.99885266" calcext:value-type="float">
            <text:p>1.00</text:p>
          </table:table-cell>
          <table:table-cell/>
          <table:table-cell office:value-type="float" office:value="0.99238916" calcext:value-type="float">
            <text:p>0.99238916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 table:number-columns-spanned="1" table:number-rows-spanned="4">
            <text:p>Xyz Square</text:p>
          </table:table-cell>
          <table:table-cell table:style-name="ce8" office:value-type="string" calcext:value-type="string">
            <text:p>x</text:p>
          </table:table-cell>
          <table:table-cell table:style-name="ce15" office:value-type="float" office:value="0.04" calcext:value-type="float">
            <text:p>0.04</text:p>
          </table:table-cell>
          <table:table-cell table:style-name="ce43" office:value-type="float" office:value="-0.04031229" calcext:value-type="float">
            <text:p>-0.04</text:p>
          </table:table-cell>
          <table:table-cell table:style-name="ce67" office:value-type="float" office:value="-0.01140965" calcext:value-type="float">
            <text:p>-0.01</text:p>
          </table:table-cell>
          <table:table-cell table:style-name="ce95" office:value-type="float" office:value="-0.02155236" calcext:value-type="float">
            <text:p>-0.02</text:p>
          </table:table-cell>
          <table:table-cell table:style-name="ce124" office:value-type="float" office:value="0.00784661" calcext:value-type="float">
            <text:p>0.01</text:p>
          </table:table-cell>
          <table:table-cell table:style-name="ce152" office:value-type="float" office:value="-0.01218032" calcext:value-type="float">
            <text:p>-0.01</text:p>
          </table:table-cell>
          <table:table-cell table:style-name="ce176" office:value-type="float" office:value="-0.0021952" calcext:value-type="float">
            <text:p>0.00</text:p>
          </table:table-cell>
          <table:table-cell table:style-name="ce201" office:value-type="float" office:value="-0.03612902" calcext:value-type="float">
            <text:p>-0.04</text:p>
          </table:table-cell>
          <table:table-cell table:style-name="ce201" office:value-type="float" office:value="-0.00623861" calcext:value-type="float">
            <text:p>-0.01</text:p>
          </table:table-cell>
          <table:table-cell table:style-name="ce225"/>
          <table:table-cell table:style-name="ce201" office:value-type="float" office:value="-0.00504228" calcext:value-type="float">
            <text:p>-0.01</text:p>
          </table:table-cell>
          <table:table-cell office:value-type="string" calcext:value-type="string">
            <text:p>'Xyz Square_dim16' aligned to 'Xyz Square_als16'</text:p>
          </table:table-cell>
          <table:table-cell office:value-type="float" office:value="-0.00663548" calcext:value-type="float">
            <text:p>-0.00663548</text:p>
          </table:table-cell>
          <table:table-cell table:number-columns-repeated="3"/>
        </table:table-row>
        <table:table-row table:style-name="ro2">
          <table:table-cell/>
          <table:covered-table-cell/>
          <table:table-cell table:style-name="ce9" office:value-type="string" calcext:value-type="string">
            <text:p>y</text:p>
          </table:table-cell>
          <table:table-cell table:style-name="ce16" office:value-type="float" office:value="-0.007" calcext:value-type="float">
            <text:p>-0.01</text:p>
          </table:table-cell>
          <table:table-cell table:style-name="ce44" office:value-type="float" office:value="0.13322116" calcext:value-type="float">
            <text:p>0.13</text:p>
          </table:table-cell>
          <table:table-cell table:style-name="ce68" office:value-type="float" office:value="0.19382051" calcext:value-type="float">
            <text:p>0.19</text:p>
          </table:table-cell>
          <table:table-cell table:style-name="ce96" office:value-type="float" office:value="0.1919007" calcext:value-type="float">
            <text:p>0.19</text:p>
          </table:table-cell>
          <table:table-cell table:style-name="ce125" office:value-type="float" office:value="0.06649149" calcext:value-type="float">
            <text:p>0.07</text:p>
          </table:table-cell>
          <table:table-cell table:style-name="ce153" office:value-type="float" office:value="0.13400128" calcext:value-type="float">
            <text:p>0.13</text:p>
          </table:table-cell>
          <table:table-cell table:style-name="ce177" office:value-type="float" office:value="0.23857417" calcext:value-type="float">
            <text:p>0.24</text:p>
          </table:table-cell>
          <table:table-cell table:style-name="ce202" office:value-type="float" office:value="0.22929081" calcext:value-type="float">
            <text:p>0.23</text:p>
          </table:table-cell>
          <table:table-cell table:style-name="ce202" office:value-type="float" office:value="0.19947772" calcext:value-type="float">
            <text:p>0.20</text:p>
          </table:table-cell>
          <table:table-cell table:style-name="ce226"/>
          <table:table-cell table:style-name="ce202" office:value-type="float" office:value="0.18838649" calcext:value-type="float">
            <text:p>0.19</text:p>
          </table:table-cell>
          <table:table-cell/>
          <table:table-cell office:value-type="float" office:value="0.17724006" calcext:value-type="float">
            <text:p>0.17724006</text:p>
          </table:table-cell>
          <table:table-cell table:number-columns-repeated="3"/>
        </table:table-row>
        <table:table-row table:style-name="ro2">
          <table:table-cell/>
          <table:covered-table-cell/>
          <table:table-cell table:style-name="ce9" office:value-type="string" calcext:value-type="string">
            <text:p>z</text:p>
          </table:table-cell>
          <table:table-cell table:style-name="ce16" office:value-type="float" office:value="0.105" calcext:value-type="float">
            <text:p>0.11</text:p>
          </table:table-cell>
          <table:table-cell table:style-name="ce44" office:value-type="float" office:value="-0.00572155" calcext:value-type="float">
            <text:p>-0.01</text:p>
          </table:table-cell>
          <table:table-cell table:style-name="ce68" office:value-type="float" office:value="0.01225764" calcext:value-type="float">
            <text:p>0.01</text:p>
          </table:table-cell>
          <table:table-cell table:style-name="ce96" office:value-type="float" office:value="-0.00333366" calcext:value-type="float">
            <text:p>0.00</text:p>
          </table:table-cell>
          <table:table-cell table:style-name="ce125" office:value-type="float" office:value="0.00417887" calcext:value-type="float">
            <text:p>0.00</text:p>
          </table:table-cell>
          <table:table-cell table:style-name="ce153" office:value-type="float" office:value="0.01341463" calcext:value-type="float">
            <text:p>0.01</text:p>
          </table:table-cell>
          <table:table-cell table:style-name="ce177" office:value-type="float" office:value="0.01274575" calcext:value-type="float">
            <text:p>0.01</text:p>
          </table:table-cell>
          <table:table-cell table:style-name="ce202" office:value-type="float" office:value="0.01210499" calcext:value-type="float">
            <text:p>0.01</text:p>
          </table:table-cell>
          <table:table-cell table:style-name="ce202" office:value-type="float" office:value="0.01231329" calcext:value-type="float">
            <text:p>0.01</text:p>
          </table:table-cell>
          <table:table-cell table:style-name="ce226"/>
          <table:table-cell table:style-name="ce202" office:value-type="float" office:value="0.01389557" calcext:value-type="float">
            <text:p>0.01</text:p>
          </table:table-cell>
          <table:table-cell/>
          <table:table-cell office:value-type="float" office:value="0.00507855" calcext:value-type="float">
            <text:p>0.00507855</text:p>
          </table:table-cell>
          <table:table-cell table:number-columns-repeated="3"/>
        </table:table-row>
        <table:table-row table:style-name="ro1">
          <table:table-cell/>
          <table:covered-table-cell table:style-name="ce4"/>
          <table:table-cell table:style-name="ce10" office:value-type="string" calcext:value-type="string">
            <text:p>mse</text:p>
          </table:table-cell>
          <table:table-cell table:style-name="ce17" office:value-type="float" office:value="0.109799" calcext:value-type="float">
            <text:p>0.11</text:p>
          </table:table-cell>
          <table:table-cell office:value-type="float" office:value="1.0001242" calcext:value-type="float">
            <text:p>1.00</text:p>
          </table:table-cell>
          <table:table-cell office:value-type="float" office:value="0.99899913" calcext:value-type="float">
            <text:p>1.00</text:p>
          </table:table-cell>
          <table:table-cell office:value-type="float" office:value="1.00175445" calcext:value-type="float">
            <text:p>1.00</text:p>
          </table:table-cell>
          <table:table-cell office:value-type="float" office:value="0.99549202" calcext:value-type="float">
            <text:p>1.00</text:p>
          </table:table-cell>
          <table:table-cell office:value-type="float" office:value="0.99582006" calcext:value-type="float">
            <text:p>1.00</text:p>
          </table:table-cell>
          <table:table-cell office:value-type="float" office:value="1.00317464" calcext:value-type="float">
            <text:p>1.00</text:p>
          </table:table-cell>
          <table:table-cell office:value-type="float" office:value="1.00300093" calcext:value-type="float">
            <text:p>1.00</text:p>
          </table:table-cell>
          <table:table-cell office:value-type="float" office:value="0.98102581" calcext:value-type="float">
            <text:p>0.98</text:p>
          </table:table-cell>
          <table:table-cell/>
          <table:table-cell office:value-type="float" office:value="0.9820665" calcext:value-type="float">
            <text:p>0.98</text:p>
          </table:table-cell>
          <table:table-cell/>
          <table:table-cell office:value-type="float" office:value="0.98302907" calcext:value-type="float">
            <text:p>0.98302907</text:p>
          </table:table-cell>
          <table:table-cell table:number-columns-repeated="3"/>
        </table:table-row>
        <table:table-row table:style-name="ro2">
          <table:table-cell/>
          <table:table-cell table:style-name="ce5" office:value-type="string" calcext:value-type="string" table:number-columns-spanned="1" table:number-rows-spanned="4">
            <text:p>Xz Hall</text:p>
          </table:table-cell>
          <table:table-cell table:style-name="ce11" office:value-type="string" calcext:value-type="string">
            <text:p>x</text:p>
          </table:table-cell>
          <table:table-cell office:value-type="float" office:value="0.063446044922" calcext:value-type="float">
            <text:p>0.06</text:p>
          </table:table-cell>
          <table:table-cell table:style-name="ce45" office:value-type="float" office:value="0.13532361" calcext:value-type="float">
            <text:p>0.14</text:p>
          </table:table-cell>
          <table:table-cell table:style-name="ce69" office:value-type="float" office:value="0.70178099" calcext:value-type="float">
            <text:p>0.70</text:p>
          </table:table-cell>
          <table:table-cell table:style-name="ce97" office:value-type="float" office:value="0.03782373" calcext:value-type="float">
            <text:p>0.04</text:p>
          </table:table-cell>
          <table:table-cell table:style-name="ce126" office:value-type="float" office:value="-0.03841153" calcext:value-type="float">
            <text:p>-0.04</text:p>
          </table:table-cell>
          <table:table-cell table:style-name="ce154" office:value-type="float" office:value="-1.24480113" calcext:value-type="float">
            <text:p>-1.24</text:p>
          </table:table-cell>
          <table:table-cell table:style-name="ce178" office:value-type="float" office:value="-1.1884865" calcext:value-type="float">
            <text:p>-1.19</text:p>
          </table:table-cell>
          <table:table-cell table:style-name="ce203" office:value-type="float" office:value="-0.21963235" calcext:value-type="float">
            <text:p>-0.22</text:p>
          </table:table-cell>
          <table:table-cell table:style-name="ce203" office:value-type="float" office:value="0.55960282" calcext:value-type="float">
            <text:p>0.56</text:p>
          </table:table-cell>
          <table:table-cell table:style-name="ce227"/>
          <table:table-cell table:style-name="ce203" office:value-type="float" office:value="-1.12101814" calcext:value-type="float">
            <text:p>-1.12</text:p>
          </table:table-cell>
          <table:table-cell office:value-type="string" calcext:value-type="string">
            <text:p>'Xz Hall_dim16' aligned to 'Xz Hall_als16'</text:p>
          </table:table-cell>
          <table:table-cell office:value-type="float" office:value="-0.01496297" calcext:value-type="float">
            <text:p>-0.01496297</text:p>
          </table:table-cell>
          <table:table-cell table:number-columns-repeated="3"/>
        </table:table-row>
        <table:table-row table:style-name="ro2">
          <table:table-cell/>
          <table:covered-table-cell table:style-name="Default"/>
          <table:table-cell office:value-type="string" calcext:value-type="string">
            <text:p>y</text:p>
          </table:table-cell>
          <table:table-cell office:value-type="float" office:value="0.015277862549" calcext:value-type="float">
            <text:p>0.02</text:p>
          </table:table-cell>
          <table:table-cell table:style-name="ce45" office:value-type="float" office:value="0.07972957" calcext:value-type="float">
            <text:p>0.08</text:p>
          </table:table-cell>
          <table:table-cell table:style-name="ce69" office:value-type="float" office:value="-0.10083688" calcext:value-type="float">
            <text:p>-0.10</text:p>
          </table:table-cell>
          <table:table-cell table:style-name="ce97" office:value-type="float" office:value="0.08587164" calcext:value-type="float">
            <text:p>0.09</text:p>
          </table:table-cell>
          <table:table-cell table:style-name="ce126" office:value-type="float" office:value="0.07875168" calcext:value-type="float">
            <text:p>0.08</text:p>
          </table:table-cell>
          <table:table-cell table:style-name="ce154" office:value-type="float" office:value="1.13398736" calcext:value-type="float">
            <text:p>1.13</text:p>
          </table:table-cell>
          <table:table-cell table:style-name="ce178" office:value-type="float" office:value="0.95863411" calcext:value-type="float">
            <text:p>0.96</text:p>
          </table:table-cell>
          <table:table-cell table:style-name="ce203" office:value-type="float" office:value="0.00492126" calcext:value-type="float">
            <text:p>0.00</text:p>
          </table:table-cell>
          <table:table-cell table:style-name="ce203" office:value-type="float" office:value="-0.05462347" calcext:value-type="float">
            <text:p>-0.05</text:p>
          </table:table-cell>
          <table:table-cell table:style-name="ce227"/>
          <table:table-cell table:style-name="ce203" office:value-type="float" office:value="0.83526667" calcext:value-type="float">
            <text:p>0.84</text:p>
          </table:table-cell>
          <table:table-cell/>
          <table:table-cell office:value-type="float" office:value="0.13767777" calcext:value-type="float">
            <text:p>0.13767777</text:p>
          </table:table-cell>
          <table:table-cell table:number-columns-repeated="3"/>
        </table:table-row>
        <table:table-row table:style-name="ro2">
          <table:table-cell/>
          <table:covered-table-cell table:style-name="Default"/>
          <table:table-cell office:value-type="string" calcext:value-type="string">
            <text:p>z</text:p>
          </table:table-cell>
          <table:table-cell office:value-type="float" office:value="-0.001197814941" calcext:value-type="float">
            <text:p>0.00</text:p>
          </table:table-cell>
          <table:table-cell table:style-name="ce45" office:value-type="float" office:value="-0.09960063" calcext:value-type="float">
            <text:p>-0.10</text:p>
          </table:table-cell>
          <table:table-cell table:style-name="ce69" office:value-type="float" office:value="-0.07960656" calcext:value-type="float">
            <text:p>-0.08</text:p>
          </table:table-cell>
          <table:table-cell table:style-name="ce97" office:value-type="float" office:value="-0.05203686" calcext:value-type="float">
            <text:p>-0.05</text:p>
          </table:table-cell>
          <table:table-cell table:style-name="ce126" office:value-type="float" office:value="-0.00983866" calcext:value-type="float">
            <text:p>-0.01</text:p>
          </table:table-cell>
          <table:table-cell table:style-name="ce154" office:value-type="float" office:value="-0.03152371" calcext:value-type="float">
            <text:p>-0.03</text:p>
          </table:table-cell>
          <table:table-cell table:style-name="ce178" office:value-type="float" office:value="-0.0337451" calcext:value-type="float">
            <text:p>-0.03</text:p>
          </table:table-cell>
          <table:table-cell table:style-name="ce203" office:value-type="float" office:value="-0.0733606" calcext:value-type="float">
            <text:p>-0.07</text:p>
          </table:table-cell>
          <table:table-cell table:style-name="ce203" office:value-type="float" office:value="-0.07639489" calcext:value-type="float">
            <text:p>-0.08</text:p>
          </table:table-cell>
          <table:table-cell table:style-name="ce227"/>
          <table:table-cell table:style-name="ce203" office:value-type="float" office:value="-0.03637191" calcext:value-type="float">
            <text:p>-0.04</text:p>
          </table:table-cell>
          <table:table-cell/>
          <table:table-cell office:value-type="float" office:value="-0.01031231" calcext:value-type="float">
            <text:p>-0.01031231</text:p>
          </table:table-cell>
          <table:table-cell table:number-columns-repeated="3"/>
        </table:table-row>
        <table:table-row table:style-name="ro1">
          <table:table-cell/>
          <table:covered-table-cell table:style-name="Default"/>
          <table:table-cell office:value-type="string" calcext:value-type="string">
            <text:p>mse</text:p>
          </table:table-cell>
          <table:table-cell office:value-type="float" office:value="0.172174" calcext:value-type="float">
            <text:p>0.17</text:p>
          </table:table-cell>
          <table:table-cell table:style-name="ce27" office:value-type="float" office:value="1.1048893" calcext:value-type="float">
            <text:p>1.10</text:p>
          </table:table-cell>
          <table:table-cell table:style-name="ce27" office:value-type="float" office:value="1.17483494" calcext:value-type="float">
            <text:p>1.17</text:p>
          </table:table-cell>
          <table:table-cell table:style-name="ce79" office:value-type="float" office:value="1.01865935" calcext:value-type="float">
            <text:p>1.02</text:p>
          </table:table-cell>
          <table:table-cell table:style-name="ce108" office:value-type="float" office:value="0.99415683" calcext:value-type="float">
            <text:p>0.99</text:p>
          </table:table-cell>
          <table:table-cell table:style-name="ce136" office:value-type="float" office:value="1.5488699" calcext:value-type="float">
            <text:p>1.55</text:p>
          </table:table-cell>
          <table:table-cell table:style-name="ce136" office:value-type="float" office:value="1.46626977" calcext:value-type="float">
            <text:p>1.47</text:p>
          </table:table-cell>
          <table:table-cell table:style-name="ce108" office:value-type="float" office:value="1.05792897" calcext:value-type="float">
            <text:p>1.06</text:p>
          </table:table-cell>
          <table:table-cell table:style-name="ce108" office:value-type="float" office:value="1.06315444" calcext:value-type="float">
            <text:p>1.06</text:p>
          </table:table-cell>
          <table:table-cell table:style-name="ce27"/>
          <table:table-cell table:style-name="ce108" office:value-type="float" office:value="1.01047427" calcext:value-type="float">
            <text:p>1.01</text:p>
          </table:table-cell>
          <table:table-cell/>
          <table:table-cell office:value-type="float" office:value="0.99199706" calcext:value-type="float">
            <text:p>0.99199706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 table:number-columns-spanned="1" table:number-rows-spanned="4">
            <text:p>Yz Houses</text:p>
          </table:table-cell>
          <table:table-cell table:style-name="ce8" office:value-type="string" calcext:value-type="string">
            <text:p>x</text:p>
          </table:table-cell>
          <table:table-cell table:style-name="ce15" office:value-type="float" office:value="-0.046" calcext:value-type="float">
            <text:p>-0.05</text:p>
          </table:table-cell>
          <table:table-cell table:style-name="ce46" office:value-type="float" office:value="0.01023038" calcext:value-type="float">
            <text:p>0.01</text:p>
          </table:table-cell>
          <table:table-cell table:style-name="ce70" office:value-type="float" office:value="-0.07422069" calcext:value-type="float">
            <text:p>-0.07</text:p>
          </table:table-cell>
          <table:table-cell table:style-name="ce98" office:value-type="float" office:value="0.0359367" calcext:value-type="float">
            <text:p>0.04</text:p>
          </table:table-cell>
          <table:table-cell table:style-name="ce127" office:value-type="float" office:value="0.01146834" calcext:value-type="float">
            <text:p>0.01</text:p>
          </table:table-cell>
          <table:table-cell table:style-name="ce155" office:value-type="float" office:value="0.04923427" calcext:value-type="float">
            <text:p>0.05</text:p>
          </table:table-cell>
          <table:table-cell table:style-name="ce179" office:value-type="float" office:value="-0.13407221" calcext:value-type="float">
            <text:p>-0.13</text:p>
          </table:table-cell>
          <table:table-cell table:style-name="ce204" office:value-type="float" office:value="-0.04158958" calcext:value-type="float">
            <text:p>-0.04</text:p>
          </table:table-cell>
          <table:table-cell table:style-name="ce204" office:value-type="float" office:value="-0.07599333" calcext:value-type="float">
            <text:p>-0.08</text:p>
          </table:table-cell>
          <table:table-cell table:style-name="ce228"/>
          <table:table-cell table:style-name="ce204" office:value-type="float" office:value="0.05313736" calcext:value-type="float">
            <text:p>0.05</text:p>
          </table:table-cell>
          <table:table-cell office:value-type="string" calcext:value-type="string">
            <text:p>'Yz Houses_dim16' aligned to 'Yz Houses_als16'</text:p>
          </table:table-cell>
          <table:table-cell office:value-type="float" office:value="0.01379713" calcext:value-type="float">
            <text:p>0.01379713</text:p>
          </table:table-cell>
          <table:table-cell table:number-columns-repeated="3"/>
        </table:table-row>
        <table:table-row table:style-name="ro2">
          <table:table-cell/>
          <table:covered-table-cell/>
          <table:table-cell table:style-name="ce9" office:value-type="string" calcext:value-type="string">
            <text:p>y</text:p>
          </table:table-cell>
          <table:table-cell table:style-name="ce16" office:value-type="float" office:value="-0.001" calcext:value-type="float">
            <text:p>0.00</text:p>
          </table:table-cell>
          <table:table-cell table:style-name="ce47" office:value-type="float" office:value="0.00745964" calcext:value-type="float">
            <text:p>0.01</text:p>
          </table:table-cell>
          <table:table-cell table:style-name="ce71" office:value-type="float" office:value="0.10495881" calcext:value-type="float">
            <text:p>0.10</text:p>
          </table:table-cell>
          <table:table-cell table:style-name="ce99" office:value-type="float" office:value="-0.00358558" calcext:value-type="float">
            <text:p>0.00</text:p>
          </table:table-cell>
          <table:table-cell table:style-name="ce128" office:value-type="float" office:value="0.01998661" calcext:value-type="float">
            <text:p>0.02</text:p>
          </table:table-cell>
          <table:table-cell table:style-name="ce156" office:value-type="float" office:value="-0.07366806" calcext:value-type="float">
            <text:p>-0.07</text:p>
          </table:table-cell>
          <table:table-cell table:style-name="ce180" office:value-type="float" office:value="0.11278348" calcext:value-type="float">
            <text:p>0.11</text:p>
          </table:table-cell>
          <table:table-cell table:style-name="ce205" office:value-type="float" office:value="0.08244897" calcext:value-type="float">
            <text:p>0.08</text:p>
          </table:table-cell>
          <table:table-cell table:style-name="ce205" office:value-type="float" office:value="0.10740239" calcext:value-type="float">
            <text:p>0.11</text:p>
          </table:table-cell>
          <table:table-cell table:style-name="ce229"/>
          <table:table-cell table:style-name="ce205" office:value-type="float" office:value="-0.0764026" calcext:value-type="float">
            <text:p>-0.08</text:p>
          </table:table-cell>
          <table:table-cell/>
          <table:table-cell office:value-type="float" office:value="0.01994706" calcext:value-type="float">
            <text:p>0.01994706</text:p>
          </table:table-cell>
          <table:table-cell table:number-columns-repeated="3"/>
        </table:table-row>
        <table:table-row table:style-name="ro2">
          <table:table-cell/>
          <table:covered-table-cell/>
          <table:table-cell table:style-name="ce9" office:value-type="string" calcext:value-type="string">
            <text:p>z</text:p>
          </table:table-cell>
          <table:table-cell table:style-name="ce16" office:value-type="float" office:value="0.024" calcext:value-type="float">
            <text:p>0.02</text:p>
          </table:table-cell>
          <table:table-cell table:style-name="ce47" office:value-type="float" office:value="-0.11361364" calcext:value-type="float">
            <text:p>-0.11</text:p>
          </table:table-cell>
          <table:table-cell table:style-name="ce71" office:value-type="float" office:value="-0.00316208" calcext:value-type="float">
            <text:p>0.00</text:p>
          </table:table-cell>
          <table:table-cell table:style-name="ce99" office:value-type="float" office:value="-0.11008194" calcext:value-type="float">
            <text:p>-0.11</text:p>
          </table:table-cell>
          <table:table-cell table:style-name="ce128" office:value-type="float" office:value="-0.01799335" calcext:value-type="float">
            <text:p>-0.02</text:p>
          </table:table-cell>
          <table:table-cell table:style-name="ce156" office:value-type="float" office:value="0.00808802" calcext:value-type="float">
            <text:p>0.01</text:p>
          </table:table-cell>
          <table:table-cell table:style-name="ce180" office:value-type="float" office:value="0.00054467" calcext:value-type="float">
            <text:p>0.00</text:p>
          </table:table-cell>
          <table:table-cell table:style-name="ce205" office:value-type="float" office:value="-0.00126088" calcext:value-type="float">
            <text:p>0.00</text:p>
          </table:table-cell>
          <table:table-cell table:style-name="ce205" office:value-type="float" office:value="-0.0029278" calcext:value-type="float">
            <text:p>0.00</text:p>
          </table:table-cell>
          <table:table-cell table:style-name="ce229"/>
          <table:table-cell table:style-name="ce205" office:value-type="float" office:value="0.00889087" calcext:value-type="float">
            <text:p>0.01</text:p>
          </table:table-cell>
          <table:table-cell/>
          <table:table-cell office:value-type="float" office:value="-0.01820784" calcext:value-type="float">
            <text:p>-0.01820784</text:p>
          </table:table-cell>
          <table:table-cell table:number-columns-repeated="3"/>
        </table:table-row>
        <table:table-row table:style-name="ro1">
          <table:table-cell/>
          <table:covered-table-cell table:style-name="ce4"/>
          <table:table-cell table:style-name="ce10" office:value-type="string" calcext:value-type="string">
            <text:p>mse</text:p>
          </table:table-cell>
          <table:table-cell table:style-name="ce17" office:value-type="float" office:value="0.301078" calcext:value-type="float">
            <text:p>0.30</text:p>
          </table:table-cell>
          <table:table-cell office:value-type="float" office:value="1.12804344" calcext:value-type="float">
            <text:p>1.13</text:p>
          </table:table-cell>
          <table:table-cell office:value-type="float" office:value="1.00785115" calcext:value-type="float">
            <text:p>1.01</text:p>
          </table:table-cell>
          <table:table-cell office:value-type="float" office:value="1.12089057" calcext:value-type="float">
            <text:p>1.12</text:p>
          </table:table-cell>
          <table:table-cell office:value-type="float" office:value="1.00358514" calcext:value-type="float">
            <text:p>1.00</text:p>
          </table:table-cell>
          <table:table-cell office:value-type="float" office:value="1.00850969" calcext:value-type="float">
            <text:p>1.01</text:p>
          </table:table-cell>
          <table:table-cell office:value-type="float" office:value="1.01777863" calcext:value-type="float">
            <text:p>1.02</text:p>
          </table:table-cell>
          <table:table-cell office:value-type="float" office:value="1.00260438" calcext:value-type="float">
            <text:p>1.00</text:p>
          </table:table-cell>
          <table:table-cell office:value-type="float" office:value="0.99577427" calcext:value-type="float">
            <text:p>1.00</text:p>
          </table:table-cell>
          <table:table-cell/>
          <table:table-cell office:value-type="float" office:value="1.00249227" calcext:value-type="float">
            <text:p>1.00</text:p>
          </table:table-cell>
          <table:table-cell/>
          <table:table-cell office:value-type="float" office:value="1.00272737" calcext:value-type="float">
            <text:p>1.00272737</text:p>
          </table:table-cell>
          <table:table-cell table:number-columns-repeated="3"/>
        </table:table-row>
        <table:table-row table:style-name="ro2">
          <table:table-cell/>
          <table:table-cell table:style-name="ce5" office:value-type="string" calcext:value-type="string" table:number-columns-spanned="1" table:number-rows-spanned="4">
            <text:p>Yz Street</text:p>
          </table:table-cell>
          <table:table-cell table:style-name="ce11" office:value-type="string" calcext:value-type="string">
            <text:p>x</text:p>
          </table:table-cell>
          <table:table-cell table:style-name="ce19" office:value-type="float" office:value="0.082154534757" calcext:value-type="float">
            <text:p>0.08</text:p>
          </table:table-cell>
          <table:table-cell table:style-name="ce48" office:value-type="float" office:value="-0.13018958" calcext:value-type="float">
            <text:p>-0.13</text:p>
          </table:table-cell>
          <table:table-cell table:style-name="ce72" office:value-type="float" office:value="1.37906959" calcext:value-type="float">
            <text:p>1.38</text:p>
          </table:table-cell>
          <table:table-cell table:style-name="ce100" office:value-type="float" office:value="-0.12560412" calcext:value-type="float">
            <text:p>-0.13</text:p>
          </table:table-cell>
          <table:table-cell table:style-name="ce129" office:value-type="float" office:value="-0.00327993" calcext:value-type="float">
            <text:p>0.00</text:p>
          </table:table-cell>
          <table:table-cell table:style-name="ce157" office:value-type="float" office:value="0.52800798" calcext:value-type="float">
            <text:p>0.53</text:p>
          </table:table-cell>
          <table:table-cell table:style-name="ce181" office:value-type="float" office:value="1.31777542" calcext:value-type="float">
            <text:p>1.32</text:p>
          </table:table-cell>
          <table:table-cell table:style-name="ce206" office:value-type="float" office:value="1.37729716" calcext:value-type="float">
            <text:p>1.38</text:p>
          </table:table-cell>
          <table:table-cell table:style-name="ce206" office:value-type="float" office:value="1.35668924" calcext:value-type="float">
            <text:p>1.36</text:p>
          </table:table-cell>
          <table:table-cell table:style-name="ce230"/>
          <table:table-cell table:style-name="ce206" office:value-type="float" office:value="0.47103717" calcext:value-type="float">
            <text:p>0.47</text:p>
          </table:table-cell>
          <table:table-cell office:value-type="string" calcext:value-type="string">
            <text:p>'Yz Street_dim16' aligned to 'Yz Street_als16'</text:p>
          </table:table-cell>
          <table:table-cell office:value-type="float" office:value="-0.00045823" calcext:value-type="float">
            <text:p>-0.00045823</text:p>
          </table:table-cell>
          <table:table-cell table:number-columns-repeated="3"/>
        </table:table-row>
        <table:table-row table:style-name="ro2">
          <table:table-cell/>
          <table:covered-table-cell table:style-name="Default"/>
          <table:table-cell office:value-type="string" calcext:value-type="string">
            <text:p>y</text:p>
          </table:table-cell>
          <table:table-cell office:value-type="float" office:value="0.013100782409" calcext:value-type="float">
            <text:p>0.01</text:p>
          </table:table-cell>
          <table:table-cell table:style-name="ce48" office:value-type="float" office:value="0.09467847" calcext:value-type="float">
            <text:p>0.09</text:p>
          </table:table-cell>
          <table:table-cell table:style-name="ce72" office:value-type="float" office:value="-0.86059576" calcext:value-type="float">
            <text:p>-0.86</text:p>
          </table:table-cell>
          <table:table-cell table:style-name="ce101" office:value-type="float" office:value="0.09356541" calcext:value-type="float">
            <text:p>0.09</text:p>
          </table:table-cell>
          <table:table-cell table:style-name="ce129" office:value-type="float" office:value="0.0078204" calcext:value-type="float">
            <text:p>0.01</text:p>
          </table:table-cell>
          <table:table-cell table:style-name="ce157" office:value-type="float" office:value="-0.30672134" calcext:value-type="float">
            <text:p>-0.31</text:p>
          </table:table-cell>
          <table:table-cell table:style-name="ce181" office:value-type="float" office:value="-0.2764102" calcext:value-type="float">
            <text:p>-0.28</text:p>
          </table:table-cell>
          <table:table-cell table:style-name="ce206" office:value-type="float" office:value="-0.7197688" calcext:value-type="float">
            <text:p>-0.72</text:p>
          </table:table-cell>
          <table:table-cell table:style-name="ce206" office:value-type="float" office:value="-0.69364868" calcext:value-type="float">
            <text:p>-0.69</text:p>
          </table:table-cell>
          <table:table-cell table:style-name="ce230"/>
          <table:table-cell table:style-name="ce206" office:value-type="float" office:value="-0.07337723" calcext:value-type="float">
            <text:p>-0.07</text:p>
          </table:table-cell>
          <table:table-cell/>
          <table:table-cell office:value-type="float" office:value="-0.00171963" calcext:value-type="float">
            <text:p>-0.00171963</text:p>
          </table:table-cell>
          <table:table-cell table:number-columns-repeated="3"/>
        </table:table-row>
        <table:table-row table:style-name="ro2">
          <table:table-cell/>
          <table:covered-table-cell table:style-name="Default"/>
          <table:table-cell office:value-type="string" calcext:value-type="string">
            <text:p>z</text:p>
          </table:table-cell>
          <table:table-cell office:value-type="float" office:value="-0.133674874902" calcext:value-type="float">
            <text:p>-0.13</text:p>
          </table:table-cell>
          <table:table-cell table:style-name="ce48" office:value-type="float" office:value="-0.10552332" calcext:value-type="float">
            <text:p>-0.11</text:p>
          </table:table-cell>
          <table:table-cell table:style-name="ce72" office:value-type="float" office:value="-0.05298443" calcext:value-type="float">
            <text:p>-0.05</text:p>
          </table:table-cell>
          <table:table-cell table:style-name="ce101" office:value-type="float" office:value="-0.10511713" calcext:value-type="float">
            <text:p>-0.11</text:p>
          </table:table-cell>
          <table:table-cell table:style-name="ce129" office:value-type="float" office:value="-0.03674399" calcext:value-type="float">
            <text:p>-0.04</text:p>
          </table:table-cell>
          <table:table-cell table:style-name="ce157" office:value-type="float" office:value="-0.03551635" calcext:value-type="float">
            <text:p>-0.04</text:p>
          </table:table-cell>
          <table:table-cell table:style-name="ce181" office:value-type="float" office:value="-0.04353168" calcext:value-type="float">
            <text:p>-0.04</text:p>
          </table:table-cell>
          <table:table-cell table:style-name="ce206" office:value-type="float" office:value="-0.05211938" calcext:value-type="float">
            <text:p>-0.05</text:p>
          </table:table-cell>
          <table:table-cell table:style-name="ce206" office:value-type="float" office:value="-0.05147698" calcext:value-type="float">
            <text:p>-0.05</text:p>
          </table:table-cell>
          <table:table-cell table:style-name="ce230"/>
          <table:table-cell table:style-name="ce206" office:value-type="float" office:value="-0.03497071" calcext:value-type="float">
            <text:p>-0.03</text:p>
          </table:table-cell>
          <table:table-cell/>
          <table:table-cell office:value-type="float" office:value="-0.05867009" calcext:value-type="float">
            <text:p>-0.05867009</text:p>
          </table:table-cell>
          <table:table-cell table:number-columns-repeated="3"/>
        </table:table-row>
        <table:table-row table:style-name="ro1">
          <table:table-cell/>
          <table:covered-table-cell table:style-name="Default"/>
          <table:table-cell office:value-type="string" calcext:value-type="string">
            <text:p>mse</text:p>
          </table:table-cell>
          <table:table-cell table:style-name="ce20" office:value-type="float" office:value="0.358" calcext:value-type="float">
            <text:p>0.36</text:p>
          </table:table-cell>
          <table:table-cell table:style-name="ce27" office:value-type="float" office:value="1.09675281" calcext:value-type="float">
            <text:p>1.10</text:p>
          </table:table-cell>
          <table:table-cell table:style-name="ce27" office:value-type="float" office:value="1.71105893" calcext:value-type="float">
            <text:p>1.71</text:p>
          </table:table-cell>
          <table:table-cell table:style-name="ce79" office:value-type="float" office:value="1.09509177" calcext:value-type="float">
            <text:p>1.10</text:p>
          </table:table-cell>
          <table:table-cell table:style-name="ce108" office:value-type="float" office:value="1.0010103" calcext:value-type="float">
            <text:p>1.00</text:p>
          </table:table-cell>
          <table:table-cell table:style-name="ce136" office:value-type="float" office:value="1.18658183" calcext:value-type="float">
            <text:p>1.19</text:p>
          </table:table-cell>
          <table:table-cell table:style-name="ce136" office:value-type="float" office:value="1.61913953" calcext:value-type="float">
            <text:p>1.62</text:p>
          </table:table-cell>
          <table:table-cell table:style-name="ce108" office:value-type="float" office:value="1.6932178" calcext:value-type="float">
            <text:p>1.69</text:p>
          </table:table-cell>
          <table:table-cell table:style-name="ce108" office:value-type="float" office:value="0.72267071" calcext:value-type="float">
            <text:p>0.72</text:p>
          </table:table-cell>
          <table:table-cell table:style-name="ce27"/>
          <table:table-cell table:style-name="ce108" office:value-type="float" office:value="0.93395184" calcext:value-type="float">
            <text:p>0.93</text:p>
          </table:table-cell>
          <table:table-cell/>
          <table:table-cell office:value-type="float" office:value="1.01045846" calcext:value-type="float">
            <text:p>1.01045846</text:p>
          </table:table-cell>
          <table:table-cell table:number-columns-repeated="3"/>
        </table:table-row>
        <calcext:conditional-formats>
          <calcext:conditional-format calcext:target-range-address="'DIM aligned to ALS16'.F4:'DIM aligned to ALS16'.F6 'DIM aligned to ALS16'.H4:'DIM aligned to ALS16'.I6">
            <calcext:condition calcext:apply-style-name="Untitled1" calcext:value="formula-is(ABS(['DIM aligned to ALS16'.F4] - ['DIM aligned to ALS16'.$D4]) &gt; 0.2)" calcext:base-cell-address="'DIM aligned to ALS16'.F4"/>
          </calcext:conditional-format>
          <calcext:conditional-format calcext:target-range-address="'DIM aligned to ALS16'.H8:'DIM aligned to ALS16'.I10 'DIM aligned to ALS16'.F8:'DIM aligned to ALS16'.F10">
            <calcext:condition calcext:apply-style-name="Untitled1" calcext:value="formula-is(ABS(['DIM aligned to ALS16'.F8] - ['DIM aligned to ALS16'.$D8]) &gt; 0.2)" calcext:base-cell-address="'DIM aligned to ALS16'.F8"/>
          </calcext:conditional-format>
          <calcext:conditional-format calcext:target-range-address="'DIM aligned to ALS16'.H20:'DIM aligned to ALS16'.I22 'DIM aligned to ALS16'.F20:'DIM aligned to ALS16'.F22">
            <calcext:condition calcext:apply-style-name="Untitled1" calcext:value="formula-is(ABS(['DIM aligned to ALS16'.F20] - ['DIM aligned to ALS16'.$D20]) &gt; 0.2)" calcext:base-cell-address="'DIM aligned to ALS16'.F20"/>
          </calcext:conditional-format>
          <calcext:conditional-format calcext:target-range-address="'DIM aligned to ALS16'.H28:'DIM aligned to ALS16'.I30 'DIM aligned to ALS16'.F28:'DIM aligned to ALS16'.F30">
            <calcext:condition calcext:apply-style-name="Untitled1" calcext:value="formula-is(ABS(['DIM aligned to ALS16'.F28] - ['DIM aligned to ALS16'.$D28]) &gt; 0.2)" calcext:base-cell-address="'DIM aligned to ALS16'.F28"/>
          </calcext:conditional-format>
          <calcext:conditional-format calcext:target-range-address="'DIM aligned to ALS16'.H44:'DIM aligned to ALS16'.I46 'DIM aligned to ALS16'.F44:'DIM aligned to ALS16'.F46">
            <calcext:condition calcext:apply-style-name="Untitled1" calcext:value="formula-is(ABS(['DIM aligned to ALS16'.F44] - ['DIM aligned to ALS16'.$D44]) &gt; 0.2)" calcext:base-cell-address="'DIM aligned to ALS16'.F44"/>
          </calcext:conditional-format>
          <calcext:conditional-format calcext:target-range-address="'DIM aligned to ALS16'.H52:'DIM aligned to ALS16'.I54 'DIM aligned to ALS16'.F52:'DIM aligned to ALS16'.F54">
            <calcext:condition calcext:apply-style-name="Untitled1" calcext:value="formula-is(ABS(['DIM aligned to ALS16'.F52] - ['DIM aligned to ALS16'.$D52]) &gt; 0.2)" calcext:base-cell-address="'DIM aligned to ALS16'.F52"/>
          </calcext:conditional-format>
          <calcext:conditional-format calcext:target-range-address="'DIM aligned to ALS16'.H60:'DIM aligned to ALS16'.I62 'DIM aligned to ALS16'.F60:'DIM aligned to ALS16'.F62">
            <calcext:condition calcext:apply-style-name="Untitled1" calcext:value="formula-is(ABS(['DIM aligned to ALS16'.F60] - ['DIM aligned to ALS16'.$D60]) &gt; 0.2)" calcext:base-cell-address="'DIM aligned to ALS16'.F60"/>
          </calcext:conditional-format>
          <calcext:conditional-format calcext:target-range-address="'DIM aligned to ALS16'.H24:'DIM aligned to ALS16'.I26 'DIM aligned to ALS16'.F24:'DIM aligned to ALS16'.F26">
            <calcext:condition calcext:apply-style-name="Untitled1" calcext:value="formula-is(ABS(['DIM aligned to ALS16'.F24] - ['DIM aligned to ALS16'.$D24]) &gt; 0.2)" calcext:base-cell-address="'DIM aligned to ALS16'.F24"/>
          </calcext:conditional-format>
          <calcext:conditional-format calcext:target-range-address="'DIM aligned to ALS16'.H40:'DIM aligned to ALS16'.I42 'DIM aligned to ALS16'.F40:'DIM aligned to ALS16'.F42">
            <calcext:condition calcext:apply-style-name="Untitled1" calcext:value="formula-is(ABS(['DIM aligned to ALS16'.F40] - ['DIM aligned to ALS16'.$D40]) &gt; 0.2)" calcext:base-cell-address="'DIM aligned to ALS16'.F40"/>
          </calcext:conditional-format>
          <calcext:conditional-format calcext:target-range-address="'DIM aligned to ALS16'.H48:'DIM aligned to ALS16'.I50 'DIM aligned to ALS16'.F48:'DIM aligned to ALS16'.F50">
            <calcext:condition calcext:apply-style-name="Untitled1" calcext:value="formula-is(ABS(['DIM aligned to ALS16'.F48] - ['DIM aligned to ALS16'.$D48]) &gt; 0.2)" calcext:base-cell-address="'DIM aligned to ALS16'.F48"/>
          </calcext:conditional-format>
          <calcext:conditional-format calcext:target-range-address="'DIM aligned to ALS16'.H56:'DIM aligned to ALS16'.I58 'DIM aligned to ALS16'.F56:'DIM aligned to ALS16'.F58">
            <calcext:condition calcext:apply-style-name="Untitled1" calcext:value="formula-is(ABS(['DIM aligned to ALS16'.F56] - ['DIM aligned to ALS16'.$D56]) &gt; 0.2)" calcext:base-cell-address="'DIM aligned to ALS16'.F56"/>
          </calcext:conditional-format>
          <calcext:conditional-format calcext:target-range-address="'DIM aligned to ALS16'.G65:'DIM aligned to ALS16'.I66 'DIM aligned to ALS16'.F64:'DIM aligned to ALS16'.F66 'DIM aligned to ALS16'.H64:'DIM aligned to ALS16'.I64">
            <calcext:condition calcext:apply-style-name="Untitled1" calcext:value="formula-is(ABS(['DIM aligned to ALS16'.F64] - ['DIM aligned to ALS16'.$D64]) &gt; 0.2)" calcext:base-cell-address="'DIM aligned to ALS16'.F64"/>
          </calcext:conditional-format>
          <calcext:conditional-format calcext:target-range-address="'DIM aligned to ALS16'.G4:'DIM aligned to ALS16'.G6">
            <calcext:condition calcext:apply-style-name="Untitled1" calcext:value="formula-is(ABS(['DIM aligned to ALS16'.G4] - ['DIM aligned to ALS16'.$D4]) &gt; 0.2)" calcext:base-cell-address="'DIM aligned to ALS16'.G4"/>
          </calcext:conditional-format>
          <calcext:conditional-format calcext:target-range-address="'DIM aligned to ALS16'.G8:'DIM aligned to ALS16'.G10">
            <calcext:condition calcext:apply-style-name="Untitled1" calcext:value="formula-is(ABS(['DIM aligned to ALS16'.G8] - ['DIM aligned to ALS16'.$D8]) &gt; 0.2)" calcext:base-cell-address="'DIM aligned to ALS16'.G8"/>
          </calcext:conditional-format>
          <calcext:conditional-format calcext:target-range-address="'DIM aligned to ALS16'.G20:'DIM aligned to ALS16'.G22">
            <calcext:condition calcext:apply-style-name="Untitled1" calcext:value="formula-is(ABS(['DIM aligned to ALS16'.G20] - ['DIM aligned to ALS16'.$D20]) &gt; 0.2)" calcext:base-cell-address="'DIM aligned to ALS16'.G20"/>
          </calcext:conditional-format>
          <calcext:conditional-format calcext:target-range-address="'DIM aligned to ALS16'.G28:'DIM aligned to ALS16'.G30">
            <calcext:condition calcext:apply-style-name="Untitled1" calcext:value="formula-is(ABS(['DIM aligned to ALS16'.G28] - ['DIM aligned to ALS16'.$D28]) &gt; 0.2)" calcext:base-cell-address="'DIM aligned to ALS16'.G28"/>
          </calcext:conditional-format>
          <calcext:conditional-format calcext:target-range-address="'DIM aligned to ALS16'.G44:'DIM aligned to ALS16'.G46">
            <calcext:condition calcext:apply-style-name="Untitled1" calcext:value="formula-is(ABS(['DIM aligned to ALS16'.G44] - ['DIM aligned to ALS16'.$D44]) &gt; 0.2)" calcext:base-cell-address="'DIM aligned to ALS16'.G44"/>
          </calcext:conditional-format>
          <calcext:conditional-format calcext:target-range-address="'DIM aligned to ALS16'.G52:'DIM aligned to ALS16'.G54">
            <calcext:condition calcext:apply-style-name="Untitled1" calcext:value="formula-is(ABS(['DIM aligned to ALS16'.G52] - ['DIM aligned to ALS16'.$D52]) &gt; 0.2)" calcext:base-cell-address="'DIM aligned to ALS16'.G52"/>
          </calcext:conditional-format>
          <calcext:conditional-format calcext:target-range-address="'DIM aligned to ALS16'.G60:'DIM aligned to ALS16'.G62">
            <calcext:condition calcext:apply-style-name="Untitled1" calcext:value="formula-is(ABS(['DIM aligned to ALS16'.G60] - ['DIM aligned to ALS16'.$D60]) &gt; 0.2)" calcext:base-cell-address="'DIM aligned to ALS16'.G60"/>
          </calcext:conditional-format>
          <calcext:conditional-format calcext:target-range-address="'DIM aligned to ALS16'.G24:'DIM aligned to ALS16'.G26">
            <calcext:condition calcext:apply-style-name="Untitled1" calcext:value="formula-is(ABS(['DIM aligned to ALS16'.G24] - ['DIM aligned to ALS16'.$D24]) &gt; 0.2)" calcext:base-cell-address="'DIM aligned to ALS16'.G24"/>
          </calcext:conditional-format>
          <calcext:conditional-format calcext:target-range-address="'DIM aligned to ALS16'.G40:'DIM aligned to ALS16'.G42">
            <calcext:condition calcext:apply-style-name="Untitled1" calcext:value="formula-is(ABS(['DIM aligned to ALS16'.G40] - ['DIM aligned to ALS16'.$D40]) &gt; 0.2)" calcext:base-cell-address="'DIM aligned to ALS16'.G40"/>
          </calcext:conditional-format>
          <calcext:conditional-format calcext:target-range-address="'DIM aligned to ALS16'.G48:'DIM aligned to ALS16'.G50">
            <calcext:condition calcext:apply-style-name="Untitled1" calcext:value="formula-is(ABS(['DIM aligned to ALS16'.G48] - ['DIM aligned to ALS16'.$D48]) &gt; 0.2)" calcext:base-cell-address="'DIM aligned to ALS16'.G48"/>
          </calcext:conditional-format>
          <calcext:conditional-format calcext:target-range-address="'DIM aligned to ALS16'.G56:'DIM aligned to ALS16'.G58">
            <calcext:condition calcext:apply-style-name="Untitled1" calcext:value="formula-is(ABS(['DIM aligned to ALS16'.G56] - ['DIM aligned to ALS16'.$D56]) &gt; 0.2)" calcext:base-cell-address="'DIM aligned to ALS16'.G56"/>
          </calcext:conditional-format>
          <calcext:conditional-format calcext:target-range-address="'DIM aligned to ALS16'.G64:'DIM aligned to ALS16'.G64">
            <calcext:condition calcext:apply-style-name="Untitled1" calcext:value="formula-is(ABS(['DIM aligned to ALS16'.G64] - ['DIM aligned to ALS16'.$D64]) &gt; 0.2)" calcext:base-cell-address="'DIM aligned to ALS16'.G64"/>
          </calcext:conditional-format>
          <calcext:conditional-format calcext:target-range-address="'DIM aligned to ALS16'.H32:'DIM aligned to ALS16'.I34 'DIM aligned to ALS16'.F32:'DIM aligned to ALS16'.F34">
            <calcext:condition calcext:apply-style-name="Untitled1" calcext:value="formula-is(ABS(['DIM aligned to ALS16'.F32] - ['DIM aligned to ALS16'.$D32]) &gt; 0.2)" calcext:base-cell-address="'DIM aligned to ALS16'.F32"/>
          </calcext:conditional-format>
          <calcext:conditional-format calcext:target-range-address="'DIM aligned to ALS16'.G32:'DIM aligned to ALS16'.G34">
            <calcext:condition calcext:apply-style-name="Untitled1" calcext:value="formula-is(ABS(['DIM aligned to ALS16'.G32] - ['DIM aligned to ALS16'.$D32]) &gt; 0.2)" calcext:base-cell-address="'DIM aligned to ALS16'.G32"/>
          </calcext:conditional-format>
          <calcext:conditional-format calcext:target-range-address="'DIM aligned to ALS16'.H12:'DIM aligned to ALS16'.I14 'DIM aligned to ALS16'.F12:'DIM aligned to ALS16'.F14">
            <calcext:condition calcext:apply-style-name="Untitled1" calcext:value="formula-is(ABS(['DIM aligned to ALS16'.F12] - ['DIM aligned to ALS16'.$D12]) &gt; 0.2)" calcext:base-cell-address="'DIM aligned to ALS16'.F12"/>
          </calcext:conditional-format>
          <calcext:conditional-format calcext:target-range-address="'DIM aligned to ALS16'.G12:'DIM aligned to ALS16'.G14">
            <calcext:condition calcext:apply-style-name="Untitled1" calcext:value="formula-is(ABS(['DIM aligned to ALS16'.G12] - ['DIM aligned to ALS16'.$D12]) &gt; 0.2)" calcext:base-cell-address="'DIM aligned to ALS16'.G12"/>
          </calcext:conditional-format>
          <calcext:conditional-format calcext:target-range-address="'DIM aligned to ALS16'.H16:'DIM aligned to ALS16'.I18 'DIM aligned to ALS16'.F16:'DIM aligned to ALS16'.F18">
            <calcext:condition calcext:apply-style-name="Untitled1" calcext:value="formula-is(ABS(['DIM aligned to ALS16'.F16] - ['DIM aligned to ALS16'.$D16]) &gt; 0.2)" calcext:base-cell-address="'DIM aligned to ALS16'.F16"/>
          </calcext:conditional-format>
          <calcext:conditional-format calcext:target-range-address="'DIM aligned to ALS16'.G16:'DIM aligned to ALS16'.G18">
            <calcext:condition calcext:apply-style-name="Untitled1" calcext:value="formula-is(ABS(['DIM aligned to ALS16'.G16] - ['DIM aligned to ALS16'.$D16]) &gt; 0.2)" calcext:base-cell-address="'DIM aligned to ALS16'.G16"/>
          </calcext:conditional-format>
          <calcext:conditional-format calcext:target-range-address="'DIM aligned to ALS16'.H36:'DIM aligned to ALS16'.I38 'DIM aligned to ALS16'.F36:'DIM aligned to ALS16'.F38">
            <calcext:condition calcext:apply-style-name="Untitled1" calcext:value="formula-is(ABS(['DIM aligned to ALS16'.F36] - ['DIM aligned to ALS16'.$D36]) &gt; 0.2)" calcext:base-cell-address="'DIM aligned to ALS16'.F36"/>
          </calcext:conditional-format>
          <calcext:conditional-format calcext:target-range-address="'DIM aligned to ALS16'.G36:'DIM aligned to ALS16'.G38">
            <calcext:condition calcext:apply-style-name="Untitled1" calcext:value="formula-is(ABS(['DIM aligned to ALS16'.G36] - ['DIM aligned to ALS16'.$D36]) &gt; 0.2)" calcext:base-cell-address="'DIM aligned to ALS16'.G36"/>
          </calcext:conditional-format>
          <calcext:conditional-format calcext:target-range-address="'DIM aligned to ALS16'.J4:'DIM aligned to ALS16'.J6">
            <calcext:condition calcext:apply-style-name="Untitled1" calcext:value="formula-is(ABS(['DIM aligned to ALS16'.J4] - ['DIM aligned to ALS16'.$D4]) &gt; 0.2)" calcext:base-cell-address="'DIM aligned to ALS16'.J4"/>
          </calcext:conditional-format>
          <calcext:conditional-format calcext:target-range-address="'DIM aligned to ALS16'.J8:'DIM aligned to ALS16'.J10">
            <calcext:condition calcext:apply-style-name="Untitled1" calcext:value="formula-is(ABS(['DIM aligned to ALS16'.J8] - ['DIM aligned to ALS16'.$D8]) &gt; 0.2)" calcext:base-cell-address="'DIM aligned to ALS16'.J8"/>
          </calcext:conditional-format>
          <calcext:conditional-format calcext:target-range-address="'DIM aligned to ALS16'.J20:'DIM aligned to ALS16'.J22">
            <calcext:condition calcext:apply-style-name="Untitled1" calcext:value="formula-is(ABS(['DIM aligned to ALS16'.J20] - ['DIM aligned to ALS16'.$D20]) &gt; 0.2)" calcext:base-cell-address="'DIM aligned to ALS16'.J20"/>
          </calcext:conditional-format>
          <calcext:conditional-format calcext:target-range-address="'DIM aligned to ALS16'.J28:'DIM aligned to ALS16'.J30">
            <calcext:condition calcext:apply-style-name="Untitled1" calcext:value="formula-is(ABS(['DIM aligned to ALS16'.J28] - ['DIM aligned to ALS16'.$D28]) &gt; 0.2)" calcext:base-cell-address="'DIM aligned to ALS16'.J28"/>
          </calcext:conditional-format>
          <calcext:conditional-format calcext:target-range-address="'DIM aligned to ALS16'.J44:'DIM aligned to ALS16'.J46">
            <calcext:condition calcext:apply-style-name="Untitled1" calcext:value="formula-is(ABS(['DIM aligned to ALS16'.J44] - ['DIM aligned to ALS16'.$D44]) &gt; 0.2)" calcext:base-cell-address="'DIM aligned to ALS16'.J44"/>
          </calcext:conditional-format>
          <calcext:conditional-format calcext:target-range-address="'DIM aligned to ALS16'.J52:'DIM aligned to ALS16'.J54">
            <calcext:condition calcext:apply-style-name="Untitled1" calcext:value="formula-is(ABS(['DIM aligned to ALS16'.J52] - ['DIM aligned to ALS16'.$D52]) &gt; 0.2)" calcext:base-cell-address="'DIM aligned to ALS16'.J52"/>
          </calcext:conditional-format>
          <calcext:conditional-format calcext:target-range-address="'DIM aligned to ALS16'.J60:'DIM aligned to ALS16'.J62">
            <calcext:condition calcext:apply-style-name="Untitled1" calcext:value="formula-is(ABS(['DIM aligned to ALS16'.J60] - ['DIM aligned to ALS16'.$D60]) &gt; 0.2)" calcext:base-cell-address="'DIM aligned to ALS16'.J60"/>
          </calcext:conditional-format>
          <calcext:conditional-format calcext:target-range-address="'DIM aligned to ALS16'.J24:'DIM aligned to ALS16'.J26">
            <calcext:condition calcext:apply-style-name="Untitled1" calcext:value="formula-is(ABS(['DIM aligned to ALS16'.J24] - ['DIM aligned to ALS16'.$D24]) &gt; 0.2)" calcext:base-cell-address="'DIM aligned to ALS16'.J24"/>
          </calcext:conditional-format>
          <calcext:conditional-format calcext:target-range-address="'DIM aligned to ALS16'.J40:'DIM aligned to ALS16'.J42">
            <calcext:condition calcext:apply-style-name="Untitled1" calcext:value="formula-is(ABS(['DIM aligned to ALS16'.J40] - ['DIM aligned to ALS16'.$D40]) &gt; 0.2)" calcext:base-cell-address="'DIM aligned to ALS16'.J40"/>
          </calcext:conditional-format>
          <calcext:conditional-format calcext:target-range-address="'DIM aligned to ALS16'.J48:'DIM aligned to ALS16'.J50">
            <calcext:condition calcext:apply-style-name="Untitled1" calcext:value="formula-is(ABS(['DIM aligned to ALS16'.J48] - ['DIM aligned to ALS16'.$D48]) &gt; 0.2)" calcext:base-cell-address="'DIM aligned to ALS16'.J48"/>
          </calcext:conditional-format>
          <calcext:conditional-format calcext:target-range-address="'DIM aligned to ALS16'.J56:'DIM aligned to ALS16'.J58">
            <calcext:condition calcext:apply-style-name="Untitled1" calcext:value="formula-is(ABS(['DIM aligned to ALS16'.J56] - ['DIM aligned to ALS16'.$D56]) &gt; 0.2)" calcext:base-cell-address="'DIM aligned to ALS16'.J56"/>
          </calcext:conditional-format>
          <calcext:conditional-format calcext:target-range-address="'DIM aligned to ALS16'.J64:'DIM aligned to ALS16'.J66">
            <calcext:condition calcext:apply-style-name="Untitled1" calcext:value="formula-is(ABS(['DIM aligned to ALS16'.J64] - ['DIM aligned to ALS16'.$D64]) &gt; 0.2)" calcext:base-cell-address="'DIM aligned to ALS16'.J64"/>
          </calcext:conditional-format>
          <calcext:conditional-format calcext:target-range-address="'DIM aligned to ALS16'.J32:'DIM aligned to ALS16'.J34">
            <calcext:condition calcext:apply-style-name="Untitled1" calcext:value="formula-is(ABS(['DIM aligned to ALS16'.J32] - ['DIM aligned to ALS16'.$D32]) &gt; 0.2)" calcext:base-cell-address="'DIM aligned to ALS16'.J32"/>
          </calcext:conditional-format>
          <calcext:conditional-format calcext:target-range-address="'DIM aligned to ALS16'.J12:'DIM aligned to ALS16'.J14">
            <calcext:condition calcext:apply-style-name="Untitled1" calcext:value="formula-is(ABS(['DIM aligned to ALS16'.J12] - ['DIM aligned to ALS16'.$D12]) &gt; 0.2)" calcext:base-cell-address="'DIM aligned to ALS16'.J12"/>
          </calcext:conditional-format>
          <calcext:conditional-format calcext:target-range-address="'DIM aligned to ALS16'.J16:'DIM aligned to ALS16'.J18">
            <calcext:condition calcext:apply-style-name="Untitled1" calcext:value="formula-is(ABS(['DIM aligned to ALS16'.J16] - ['DIM aligned to ALS16'.$D16]) &gt; 0.2)" calcext:base-cell-address="'DIM aligned to ALS16'.J16"/>
          </calcext:conditional-format>
          <calcext:conditional-format calcext:target-range-address="'DIM aligned to ALS16'.J36:'DIM aligned to ALS16'.J38">
            <calcext:condition calcext:apply-style-name="Untitled1" calcext:value="formula-is(ABS(['DIM aligned to ALS16'.J36] - ['DIM aligned to ALS16'.$D36]) &gt; 0.2)" calcext:base-cell-address="'DIM aligned to ALS16'.J36"/>
          </calcext:conditional-format>
          <calcext:conditional-format calcext:target-range-address="'DIM aligned to ALS16'.N4:'DIM aligned to ALS16'.N6 'DIM aligned to ALS16'.K4:'DIM aligned to ALS16'.L6">
            <calcext:condition calcext:apply-style-name="Untitled1" calcext:value="formula-is(ABS(['DIM aligned to ALS16'.K4] - ['DIM aligned to ALS16'.$D4]) &gt; 0.2)" calcext:base-cell-address="'DIM aligned to ALS16'.K4"/>
          </calcext:conditional-format>
          <calcext:conditional-format calcext:target-range-address="'DIM aligned to ALS16'.N8:'DIM aligned to ALS16'.N10 'DIM aligned to ALS16'.K8:'DIM aligned to ALS16'.L10">
            <calcext:condition calcext:apply-style-name="Untitled1" calcext:value="formula-is(ABS(['DIM aligned to ALS16'.K8] - ['DIM aligned to ALS16'.$D8]) &gt; 0.2)" calcext:base-cell-address="'DIM aligned to ALS16'.K8"/>
          </calcext:conditional-format>
          <calcext:conditional-format calcext:target-range-address="'DIM aligned to ALS16'.N20:'DIM aligned to ALS16'.N22 'DIM aligned to ALS16'.K20:'DIM aligned to ALS16'.L22">
            <calcext:condition calcext:apply-style-name="Untitled1" calcext:value="formula-is(ABS(['DIM aligned to ALS16'.K20] - ['DIM aligned to ALS16'.$D20]) &gt; 0.2)" calcext:base-cell-address="'DIM aligned to ALS16'.K20"/>
          </calcext:conditional-format>
          <calcext:conditional-format calcext:target-range-address="'DIM aligned to ALS16'.N28:'DIM aligned to ALS16'.N30 'DIM aligned to ALS16'.K28:'DIM aligned to ALS16'.L30">
            <calcext:condition calcext:apply-style-name="Untitled1" calcext:value="formula-is(ABS(['DIM aligned to ALS16'.K28] - ['DIM aligned to ALS16'.$D28]) &gt; 0.2)" calcext:base-cell-address="'DIM aligned to ALS16'.K28"/>
          </calcext:conditional-format>
          <calcext:conditional-format calcext:target-range-address="'DIM aligned to ALS16'.N44:'DIM aligned to ALS16'.N46 'DIM aligned to ALS16'.K44:'DIM aligned to ALS16'.L46">
            <calcext:condition calcext:apply-style-name="Untitled1" calcext:value="formula-is(ABS(['DIM aligned to ALS16'.K44] - ['DIM aligned to ALS16'.$D44]) &gt; 0.2)" calcext:base-cell-address="'DIM aligned to ALS16'.K44"/>
          </calcext:conditional-format>
          <calcext:conditional-format calcext:target-range-address="'DIM aligned to ALS16'.N52:'DIM aligned to ALS16'.N54 'DIM aligned to ALS16'.K52:'DIM aligned to ALS16'.L54">
            <calcext:condition calcext:apply-style-name="Untitled1" calcext:value="formula-is(ABS(['DIM aligned to ALS16'.K52] - ['DIM aligned to ALS16'.$D52]) &gt; 0.2)" calcext:base-cell-address="'DIM aligned to ALS16'.K52"/>
          </calcext:conditional-format>
          <calcext:conditional-format calcext:target-range-address="'DIM aligned to ALS16'.N60:'DIM aligned to ALS16'.N62 'DIM aligned to ALS16'.K60:'DIM aligned to ALS16'.L62">
            <calcext:condition calcext:apply-style-name="Untitled1" calcext:value="formula-is(ABS(['DIM aligned to ALS16'.K60] - ['DIM aligned to ALS16'.$D60]) &gt; 0.2)" calcext:base-cell-address="'DIM aligned to ALS16'.K60"/>
          </calcext:conditional-format>
          <calcext:conditional-format calcext:target-range-address="'DIM aligned to ALS16'.N24:'DIM aligned to ALS16'.N26 'DIM aligned to ALS16'.K24:'DIM aligned to ALS16'.L26">
            <calcext:condition calcext:apply-style-name="Untitled1" calcext:value="formula-is(ABS(['DIM aligned to ALS16'.K24] - ['DIM aligned to ALS16'.$D24]) &gt; 0.2)" calcext:base-cell-address="'DIM aligned to ALS16'.K24"/>
          </calcext:conditional-format>
          <calcext:conditional-format calcext:target-range-address="'DIM aligned to ALS16'.N40:'DIM aligned to ALS16'.N42 'DIM aligned to ALS16'.K40:'DIM aligned to ALS16'.L42">
            <calcext:condition calcext:apply-style-name="Untitled1" calcext:value="formula-is(ABS(['DIM aligned to ALS16'.K40] - ['DIM aligned to ALS16'.$D40]) &gt; 0.2)" calcext:base-cell-address="'DIM aligned to ALS16'.K40"/>
          </calcext:conditional-format>
          <calcext:conditional-format calcext:target-range-address="'DIM aligned to ALS16'.N48:'DIM aligned to ALS16'.N50 'DIM aligned to ALS16'.K48:'DIM aligned to ALS16'.L50">
            <calcext:condition calcext:apply-style-name="Untitled1" calcext:value="formula-is(ABS(['DIM aligned to ALS16'.K48] - ['DIM aligned to ALS16'.$D48]) &gt; 0.2)" calcext:base-cell-address="'DIM aligned to ALS16'.K48"/>
          </calcext:conditional-format>
          <calcext:conditional-format calcext:target-range-address="'DIM aligned to ALS16'.N56:'DIM aligned to ALS16'.N58 'DIM aligned to ALS16'.K56:'DIM aligned to ALS16'.L58">
            <calcext:condition calcext:apply-style-name="Untitled1" calcext:value="formula-is(ABS(['DIM aligned to ALS16'.K56] - ['DIM aligned to ALS16'.$D56]) &gt; 0.2)" calcext:base-cell-address="'DIM aligned to ALS16'.K56"/>
          </calcext:conditional-format>
          <calcext:conditional-format calcext:target-range-address="'DIM aligned to ALS16'.N64:'DIM aligned to ALS16'.N66 'DIM aligned to ALS16'.K64:'DIM aligned to ALS16'.L66">
            <calcext:condition calcext:apply-style-name="Untitled1" calcext:value="formula-is(ABS(['DIM aligned to ALS16'.K64] - ['DIM aligned to ALS16'.$D64]) &gt; 0.2)" calcext:base-cell-address="'DIM aligned to ALS16'.K64"/>
          </calcext:conditional-format>
          <calcext:conditional-format calcext:target-range-address="'DIM aligned to ALS16'.N32:'DIM aligned to ALS16'.N34 'DIM aligned to ALS16'.K32:'DIM aligned to ALS16'.L34">
            <calcext:condition calcext:apply-style-name="Untitled1" calcext:value="formula-is(ABS(['DIM aligned to ALS16'.K32] - ['DIM aligned to ALS16'.$D32]) &gt; 0.2)" calcext:base-cell-address="'DIM aligned to ALS16'.K32"/>
          </calcext:conditional-format>
          <calcext:conditional-format calcext:target-range-address="'DIM aligned to ALS16'.N12:'DIM aligned to ALS16'.N14 'DIM aligned to ALS16'.K12:'DIM aligned to ALS16'.L14">
            <calcext:condition calcext:apply-style-name="Untitled1" calcext:value="formula-is(ABS(['DIM aligned to ALS16'.K12] - ['DIM aligned to ALS16'.$D12]) &gt; 0.2)" calcext:base-cell-address="'DIM aligned to ALS16'.K12"/>
          </calcext:conditional-format>
          <calcext:conditional-format calcext:target-range-address="'DIM aligned to ALS16'.N16:'DIM aligned to ALS16'.N18 'DIM aligned to ALS16'.K16:'DIM aligned to ALS16'.L18">
            <calcext:condition calcext:apply-style-name="Untitled1" calcext:value="formula-is(ABS(['DIM aligned to ALS16'.K16] - ['DIM aligned to ALS16'.$D16]) &gt; 0.2)" calcext:base-cell-address="'DIM aligned to ALS16'.K16"/>
          </calcext:conditional-format>
          <calcext:conditional-format calcext:target-range-address="'DIM aligned to ALS16'.N36:'DIM aligned to ALS16'.N38 'DIM aligned to ALS16'.K36:'DIM aligned to ALS16'.L38">
            <calcext:condition calcext:apply-style-name="Untitled1" calcext:value="formula-is(ABS(['DIM aligned to ALS16'.K36] - ['DIM aligned to ALS16'.$D36]) &gt; 0.2)" calcext:base-cell-address="'DIM aligned to ALS16'.K36"/>
          </calcext:conditional-format>
          <calcext:conditional-format calcext:target-range-address="'DIM aligned to ALS16'.E20:'DIM aligned to ALS16'.E22">
            <calcext:condition calcext:apply-style-name="Untitled1" calcext:value="formula-is(ABS(['DIM aligned to ALS16'.E20] - ['DIM aligned to ALS16'.$D20]) &gt; 0.2)" calcext:base-cell-address="'DIM aligned to ALS16'.E20"/>
          </calcext:conditional-format>
          <calcext:conditional-format calcext:target-range-address="'DIM aligned to ALS16'.E28:'DIM aligned to ALS16'.E30">
            <calcext:condition calcext:apply-style-name="Untitled1" calcext:value="formula-is(ABS(['DIM aligned to ALS16'.E28] - ['DIM aligned to ALS16'.$D28]) &gt; 0.2)" calcext:base-cell-address="'DIM aligned to ALS16'.E28"/>
          </calcext:conditional-format>
          <calcext:conditional-format calcext:target-range-address="'DIM aligned to ALS16'.E44:'DIM aligned to ALS16'.E46">
            <calcext:condition calcext:apply-style-name="Untitled1" calcext:value="formula-is(ABS(['DIM aligned to ALS16'.E44] - ['DIM aligned to ALS16'.$D44]) &gt; 0.2)" calcext:base-cell-address="'DIM aligned to ALS16'.E44"/>
          </calcext:conditional-format>
          <calcext:conditional-format calcext:target-range-address="'DIM aligned to ALS16'.E52:'DIM aligned to ALS16'.E54">
            <calcext:condition calcext:apply-style-name="Untitled1" calcext:value="formula-is(ABS(['DIM aligned to ALS16'.E52] - ['DIM aligned to ALS16'.$D52]) &gt; 0.2)" calcext:base-cell-address="'DIM aligned to ALS16'.E52"/>
          </calcext:conditional-format>
          <calcext:conditional-format calcext:target-range-address="'DIM aligned to ALS16'.E60:'DIM aligned to ALS16'.E62">
            <calcext:condition calcext:apply-style-name="Untitled1" calcext:value="formula-is(ABS(['DIM aligned to ALS16'.E60] - ['DIM aligned to ALS16'.$D60]) &gt; 0.2)" calcext:base-cell-address="'DIM aligned to ALS16'.E60"/>
          </calcext:conditional-format>
          <calcext:conditional-format calcext:target-range-address="'DIM aligned to ALS16'.E24:'DIM aligned to ALS16'.E26">
            <calcext:condition calcext:apply-style-name="Untitled1" calcext:value="formula-is(ABS(['DIM aligned to ALS16'.E24] - ['DIM aligned to ALS16'.$D24]) &gt; 0.2)" calcext:base-cell-address="'DIM aligned to ALS16'.E24"/>
          </calcext:conditional-format>
          <calcext:conditional-format calcext:target-range-address="'DIM aligned to ALS16'.E40:'DIM aligned to ALS16'.E42">
            <calcext:condition calcext:apply-style-name="Untitled1" calcext:value="formula-is(ABS(['DIM aligned to ALS16'.E40] - ['DIM aligned to ALS16'.$D40]) &gt; 0.2)" calcext:base-cell-address="'DIM aligned to ALS16'.E40"/>
          </calcext:conditional-format>
          <calcext:conditional-format calcext:target-range-address="'DIM aligned to ALS16'.E48:'DIM aligned to ALS16'.E50">
            <calcext:condition calcext:apply-style-name="Untitled1" calcext:value="formula-is(ABS(['DIM aligned to ALS16'.E48] - ['DIM aligned to ALS16'.$D48]) &gt; 0.2)" calcext:base-cell-address="'DIM aligned to ALS16'.E48"/>
          </calcext:conditional-format>
          <calcext:conditional-format calcext:target-range-address="'DIM aligned to ALS16'.E56:'DIM aligned to ALS16'.E58">
            <calcext:condition calcext:apply-style-name="Untitled1" calcext:value="formula-is(ABS(['DIM aligned to ALS16'.E56] - ['DIM aligned to ALS16'.$D56]) &gt; 0.2)" calcext:base-cell-address="'DIM aligned to ALS16'.E56"/>
          </calcext:conditional-format>
          <calcext:conditional-format calcext:target-range-address="'DIM aligned to ALS16'.E64:'DIM aligned to ALS16'.E66">
            <calcext:condition calcext:apply-style-name="Untitled1" calcext:value="formula-is(ABS(['DIM aligned to ALS16'.E64] - ['DIM aligned to ALS16'.$D64]) &gt; 0.2)" calcext:base-cell-address="'DIM aligned to ALS16'.E64"/>
          </calcext:conditional-format>
          <calcext:conditional-format calcext:target-range-address="'DIM aligned to ALS16'.E12:'DIM aligned to ALS16'.E14">
            <calcext:condition calcext:apply-style-name="Untitled1" calcext:value="formula-is(ABS(['DIM aligned to ALS16'.E12] - ['DIM aligned to ALS16'.$D12]) &gt; 0.2)" calcext:base-cell-address="'DIM aligned to ALS16'.E12"/>
          </calcext:conditional-format>
          <calcext:conditional-format calcext:target-range-address="'DIM aligned to ALS16'.E32:'DIM aligned to ALS16'.E34">
            <calcext:condition calcext:apply-style-name="Untitled1" calcext:value="formula-is(ABS(['DIM aligned to ALS16'.E32] - ['DIM aligned to ALS16'.$D32]) &gt; 0.2)" calcext:base-cell-address="'DIM aligned to ALS16'.E32"/>
          </calcext:conditional-format>
          <calcext:conditional-format calcext:target-range-address="'DIM aligned to ALS16'.E16:'DIM aligned to ALS16'.E18">
            <calcext:condition calcext:apply-style-name="Untitled1" calcext:value="formula-is(ABS(['DIM aligned to ALS16'.E16] - ['DIM aligned to ALS16'.$D16]) &gt; 0.2)" calcext:base-cell-address="'DIM aligned to ALS16'.E16"/>
          </calcext:conditional-format>
          <calcext:conditional-format calcext:target-range-address="'DIM aligned to ALS16'.E36:'DIM aligned to ALS16'.E38">
            <calcext:condition calcext:apply-style-name="Untitled1" calcext:value="formula-is(ABS(['DIM aligned to ALS16'.E36] - ['DIM aligned to ALS16'.$D36]) &gt; 0.2)" calcext:base-cell-address="'DIM aligned to ALS16'.E36"/>
          </calcext:conditional-format>
          <calcext:conditional-format calcext:target-range-address="'DIM aligned to ALS16'.E8:'DIM aligned to ALS16'.E10">
            <calcext:condition calcext:apply-style-name="Untitled1" calcext:value="formula-is(ABS(['DIM aligned to ALS16'.E8] - ['DIM aligned to ALS16'.$D8]) &gt; 0.2)" calcext:base-cell-address="'DIM aligned to ALS16'.E8"/>
          </calcext:conditional-format>
          <calcext:conditional-format calcext:target-range-address="'DIM aligned to ALS16'.E4:'DIM aligned to ALS16'.E6">
            <calcext:condition calcext:apply-style-name="Untitled1" calcext:value="formula-is(ABS(['DIM aligned to ALS16'.E4] - ['DIM aligned to ALS16'.$D4]) &gt; 0.2)" calcext:base-cell-address="'DIM aligned to ALS16'.E4"/>
          </calcext:conditional-format>
          <calcext:conditional-format calcext:target-range-address="'DIM aligned to ALS16'.M4:'DIM aligned to ALS16'.M6">
            <calcext:condition calcext:apply-style-name="Untitled1" calcext:value="formula-is(ABS(['DIM aligned to ALS16'.M4] - ['DIM aligned to ALS16'.$D4]) &gt; 0.2)" calcext:base-cell-address="'DIM aligned to ALS16'.M4"/>
          </calcext:conditional-format>
          <calcext:conditional-format calcext:target-range-address="'DIM aligned to ALS16'.M8:'DIM aligned to ALS16'.M10">
            <calcext:condition calcext:apply-style-name="Untitled1" calcext:value="formula-is(ABS(['DIM aligned to ALS16'.M8] - ['DIM aligned to ALS16'.$D8]) &gt; 0.2)" calcext:base-cell-address="'DIM aligned to ALS16'.M8"/>
          </calcext:conditional-format>
          <calcext:conditional-format calcext:target-range-address="'DIM aligned to ALS16'.M20:'DIM aligned to ALS16'.M22">
            <calcext:condition calcext:apply-style-name="Untitled1" calcext:value="formula-is(ABS(['DIM aligned to ALS16'.M20] - ['DIM aligned to ALS16'.$D20]) &gt; 0.2)" calcext:base-cell-address="'DIM aligned to ALS16'.M20"/>
          </calcext:conditional-format>
          <calcext:conditional-format calcext:target-range-address="'DIM aligned to ALS16'.M28:'DIM aligned to ALS16'.M30">
            <calcext:condition calcext:apply-style-name="Untitled1" calcext:value="formula-is(ABS(['DIM aligned to ALS16'.M28] - ['DIM aligned to ALS16'.$D28]) &gt; 0.2)" calcext:base-cell-address="'DIM aligned to ALS16'.M28"/>
          </calcext:conditional-format>
          <calcext:conditional-format calcext:target-range-address="'DIM aligned to ALS16'.M44:'DIM aligned to ALS16'.M46">
            <calcext:condition calcext:apply-style-name="Untitled1" calcext:value="formula-is(ABS(['DIM aligned to ALS16'.M44] - ['DIM aligned to ALS16'.$D44]) &gt; 0.2)" calcext:base-cell-address="'DIM aligned to ALS16'.M44"/>
          </calcext:conditional-format>
          <calcext:conditional-format calcext:target-range-address="'DIM aligned to ALS16'.M52:'DIM aligned to ALS16'.M54">
            <calcext:condition calcext:apply-style-name="Untitled1" calcext:value="formula-is(ABS(['DIM aligned to ALS16'.M52] - ['DIM aligned to ALS16'.$D52]) &gt; 0.2)" calcext:base-cell-address="'DIM aligned to ALS16'.M52"/>
          </calcext:conditional-format>
          <calcext:conditional-format calcext:target-range-address="'DIM aligned to ALS16'.M60:'DIM aligned to ALS16'.M62">
            <calcext:condition calcext:apply-style-name="Untitled1" calcext:value="formula-is(ABS(['DIM aligned to ALS16'.M60] - ['DIM aligned to ALS16'.$D60]) &gt; 0.2)" calcext:base-cell-address="'DIM aligned to ALS16'.M60"/>
          </calcext:conditional-format>
          <calcext:conditional-format calcext:target-range-address="'DIM aligned to ALS16'.M24:'DIM aligned to ALS16'.M26">
            <calcext:condition calcext:apply-style-name="Untitled1" calcext:value="formula-is(ABS(['DIM aligned to ALS16'.M24] - ['DIM aligned to ALS16'.$D24]) &gt; 0.2)" calcext:base-cell-address="'DIM aligned to ALS16'.M24"/>
          </calcext:conditional-format>
          <calcext:conditional-format calcext:target-range-address="'DIM aligned to ALS16'.M40:'DIM aligned to ALS16'.M42">
            <calcext:condition calcext:apply-style-name="Untitled1" calcext:value="formula-is(ABS(['DIM aligned to ALS16'.M40] - ['DIM aligned to ALS16'.$D40]) &gt; 0.2)" calcext:base-cell-address="'DIM aligned to ALS16'.M40"/>
          </calcext:conditional-format>
          <calcext:conditional-format calcext:target-range-address="'DIM aligned to ALS16'.M48:'DIM aligned to ALS16'.M50">
            <calcext:condition calcext:apply-style-name="Untitled1" calcext:value="formula-is(ABS(['DIM aligned to ALS16'.M48] - ['DIM aligned to ALS16'.$D48]) &gt; 0.2)" calcext:base-cell-address="'DIM aligned to ALS16'.M48"/>
          </calcext:conditional-format>
          <calcext:conditional-format calcext:target-range-address="'DIM aligned to ALS16'.M56:'DIM aligned to ALS16'.M58">
            <calcext:condition calcext:apply-style-name="Untitled1" calcext:value="formula-is(ABS(['DIM aligned to ALS16'.M56] - ['DIM aligned to ALS16'.$D56]) &gt; 0.2)" calcext:base-cell-address="'DIM aligned to ALS16'.M56"/>
          </calcext:conditional-format>
          <calcext:conditional-format calcext:target-range-address="'DIM aligned to ALS16'.M64:'DIM aligned to ALS16'.M66">
            <calcext:condition calcext:apply-style-name="Untitled1" calcext:value="formula-is(ABS(['DIM aligned to ALS16'.M64] - ['DIM aligned to ALS16'.$D64]) &gt; 0.2)" calcext:base-cell-address="'DIM aligned to ALS16'.M64"/>
          </calcext:conditional-format>
          <calcext:conditional-format calcext:target-range-address="'DIM aligned to ALS16'.M32:'DIM aligned to ALS16'.M34">
            <calcext:condition calcext:apply-style-name="Untitled1" calcext:value="formula-is(ABS(['DIM aligned to ALS16'.M32] - ['DIM aligned to ALS16'.$D32]) &gt; 0.2)" calcext:base-cell-address="'DIM aligned to ALS16'.M32"/>
          </calcext:conditional-format>
          <calcext:conditional-format calcext:target-range-address="'DIM aligned to ALS16'.M12:'DIM aligned to ALS16'.M14">
            <calcext:condition calcext:apply-style-name="Untitled1" calcext:value="formula-is(ABS(['DIM aligned to ALS16'.M12] - ['DIM aligned to ALS16'.$D12]) &gt; 0.2)" calcext:base-cell-address="'DIM aligned to ALS16'.M12"/>
          </calcext:conditional-format>
          <calcext:conditional-format calcext:target-range-address="'DIM aligned to ALS16'.M16:'DIM aligned to ALS16'.M18">
            <calcext:condition calcext:apply-style-name="Untitled1" calcext:value="formula-is(ABS(['DIM aligned to ALS16'.M16] - ['DIM aligned to ALS16'.$D16]) &gt; 0.2)" calcext:base-cell-address="'DIM aligned to ALS16'.M16"/>
          </calcext:conditional-format>
          <calcext:conditional-format calcext:target-range-address="'DIM aligned to ALS16'.M36:'DIM aligned to ALS16'.M38">
            <calcext:condition calcext:apply-style-name="Untitled1" calcext:value="formula-is(ABS(['DIM aligned to ALS16'.M36] - ['DIM aligned to ALS16'.$D36]) &gt; 0.2)" calcext:base-cell-address="'DIM aligned to ALS16'.M36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8" loext:min-decimal-places="8" number:min-integer-digits="1"/>
    </number:number-style>
    <number:number-style style:name="N123">
      <number:number number:decimal-places="7" loext:min-decimal-places="7" number:min-integer-digits="1"/>
    </number:number-style>
    <number:number-style style:name="N124">
      <number:number number:decimal-places="6" loext:min-decimal-places="6" number:min-integer-digits="1"/>
    </number:number-style>
    <number:number-style style:name="N125">
      <number:number number:decimal-places="5" loext:min-decimal-places="5" number:min-integer-digits="1"/>
    </number:number-style>
    <number:number-style style:name="N126">
      <number:number number:decimal-places="4" loext:min-decimal-places="4" number:min-integer-digits="1"/>
    </number:number-style>
    <number:number-style style:name="N127">
      <number:number number:decimal-places="3" loext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transparent" loext:vertical-justify="auto"/>
      <style:paragraph-properties css3t:text-justify="auto"/>
      <style:text-properties fo:color="#ff3333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9-03">00/00/0000</text:date>, <text:time style:data-style-name="N2" text:time-value="18:50:40.03127846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2T14:29:13.603384402</meta:creation-date>
    <dc:date>2019-09-03T18:54:41.358519686</dc:date>
    <meta:editing-duration>PT13H3M39S</meta:editing-duration>
    <meta:editing-cycles>79</meta:editing-cycles>
    <meta:generator>LibreOffice/5.1.6.2$Linux_X86_64 LibreOffice_project/10m0$Build-2</meta:generator>
    <meta:document-statistic meta:table-count="1" meta:cell-count="814" meta:object-count="0"/>
    <meta:user-defined meta:name="qrichtext">1</meta:user-defined>
  </office:meta>
</office:document-meta>
</file>